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2"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3"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6666ff"/>
    </style:style>
    <style:style style:name="P27"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9"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7"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8"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7"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9"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3"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7"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8"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80" style:family="paragraph" style:parent-style-name="Text_20_body">
      <style:paragraph-properties fo:margin-left="0cm" fo:margin-right="0cm" fo:text-align="justify" style:justify-single-word="false" fo:text-indent="0.499cm" style:auto-text-indent="false"/>
      <style:text-properties fo:color="#0000ff"/>
    </style:style>
    <style:style style:name="P81"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cm" fo:margin-right="0cm" fo:text-align="end" style:justify-single-word="false" fo:text-indent="0.499cm" style:auto-text-indent="false"/>
    </style:style>
    <style:style style:name="P88"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9"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3"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9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9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font-weight="normal" style:font-style-asian="normal" style:font-weight-asian="normal" style:font-style-complex="normal" style:font-weight-complex="normal"/>
    </style:style>
    <style:style style:name="P97" style:family="paragraph" style:parent-style-name="Standard">
      <style:paragraph-properties fo:margin-left="0cm" fo:margin-right="0cm" fo:text-align="justify" style:justify-single-word="false" fo:text-indent="0.499cm" style:auto-text-indent="false"/>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style:style>
    <style:style style:name="P99"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2"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fo:font-weight="normal" style:font-style-asian="normal" style:font-weight-asian="normal" style:font-style-complex="normal" style:font-weight-complex="normal"/>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normal" fo:font-weight="normal" fo:background-color="transparent" style:font-style-asian="normal" style:font-weight-asian="normal" style:font-style-complex="normal" style:font-weight-complex="normal"/>
    </style:style>
    <style:style style:name="P11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2"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3"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4"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2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fo:language="ru" fo:country="RU"/>
    </style:style>
    <style:style style:name="P12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style>
    <style:style style:name="P12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style:use-window-font-color="true" fo:language="ru" fo:country="RU" fo:font-style="normal" fo:font-weight="normal" style:font-style-asian="normal" style:font-weight-asian="normal" style:font-style-complex="normal" style:font-weight-complex="normal"/>
    </style:style>
    <style:style style:name="P128" style:family="paragraph" style:parent-style-name="Text_20_body">
      <style:paragraph-properties fo:text-align="justify" style:justify-single-word="false"/>
    </style:style>
    <style:style style:name="P12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0" style:family="paragraph" style:parent-style-name="Text_20_body">
      <style:text-properties fo:language="ru" fo:country="RU"/>
    </style:style>
    <style:style style:name="P131" style:family="paragraph" style:parent-style-name="Text_20_body">
      <style:text-properties fo:language="en" fo:country="US"/>
    </style:style>
    <style:style style:name="P132" style:family="paragraph" style:parent-style-name="Text_20_body">
      <style:paragraph-properties fo:background-color="#eeeeee">
        <style:background-image/>
      </style:paragraph-properties>
    </style:style>
    <style:style style:name="P133" style:family="paragraph" style:parent-style-name="First_20_line_20_indent">
      <style:text-properties fo:language="ru" fo:country="RU"/>
    </style:style>
    <style:style style:name="P134" style:family="paragraph" style:parent-style-name="First_20_line_20_indent">
      <style:paragraph-properties fo:text-align="justify" style:justify-single-word="false"/>
      <style:text-properties fo:language="ru" fo:country="RU"/>
    </style:style>
    <style:style style:name="P135" style:family="paragraph" style:parent-style-name="First_20_line_20_indent">
      <style:text-properties fo:font-size="15pt" fo:language="ru" fo:country="RU" style:font-size-asian="15pt" style:font-size-complex="15pt"/>
    </style:style>
    <style:style style:name="P136" style:family="paragraph" style:parent-style-name="First_20_line_20_indent">
      <style:text-properties fo:font-size="12pt" fo:language="ru" fo:country="RU" style:font-size-asian="12pt" style:font-size-complex="12pt"/>
    </style:style>
    <style:style style:name="P137" style:family="paragraph" style:parent-style-name="First_20_line_20_indent">
      <style:paragraph-properties fo:text-align="justify" style:justify-single-word="false"/>
      <style:text-properties fo:language="en" fo:country="US"/>
    </style:style>
    <style:style style:name="P138" style:family="paragraph" style:parent-style-name="First_20_line_20_indent">
      <style:paragraph-properties fo:text-align="justify" style:justify-single-word="false"/>
    </style:style>
    <style:style style:name="P139" style:family="paragraph" style:parent-style-name="Text_20_body">
      <style:paragraph-properties fo:margin-left="0cm" fo:margin-right="0cm" fo:text-align="justify" style:justify-single-word="false" fo:text-indent="0cm" style:auto-text-indent="false"/>
    </style:style>
    <style:style style:name="P140"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41" style:family="paragraph" style:parent-style-name="Text_20_body">
      <style:paragraph-properties fo:margin-left="0cm" fo:margin-right="0cm" fo:text-align="center" style:justify-single-word="false" fo:text-indent="0cm" style:auto-text-indent="false"/>
    </style:style>
    <style:style style:name="P142"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4" style:family="paragraph" style:parent-style-name="Footnote">
      <style:paragraph-properties fo:margin-left="0cm" fo:margin-right="0cm" fo:text-indent="0cm" style:auto-text-indent="false"/>
      <style:text-properties fo:language="en" fo:country="US"/>
    </style:style>
    <style:style style:name="P14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4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47"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48" style:family="paragraph" style:parent-style-name="Footnote">
      <style:text-properties fo:language="en" fo:country="US"/>
    </style:style>
    <style:style style:name="P149" style:family="paragraph" style:parent-style-name="Footnote">
      <style:text-properties fo:language="ru" fo:country="RU"/>
    </style:style>
    <style:style style:name="P150" style:family="paragraph" style:parent-style-name="Footnote">
      <style:text-properties style:use-window-font-color="true" fo:language="ru" fo:country="RU"/>
    </style:style>
    <style:style style:name="P151" style:family="paragraph" style:parent-style-name="Text_20_body">
      <style:paragraph-properties loext:contextual-spacing="false" fo:margin-top="0cm" fo:margin-bottom="0.212cm" fo:text-align="justify" style:justify-single-word="false"/>
      <style:text-properties fo:language="en" fo:country="US"/>
    </style:style>
    <style:style style:name="P152" style:family="paragraph" style:parent-style-name="Standard">
      <style:text-properties fo:font-style="italic" style:font-style-asian="italic" style:font-style-complex="italic"/>
    </style:style>
    <style:style style:name="P153"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4" style:family="paragraph" style:parent-style-name="Heading_20_1">
      <style:paragraph-properties fo:margin-left="0cm" fo:margin-right="0cm" fo:text-align="center" style:justify-single-word="false" fo:text-indent="0.499cm" style:auto-text-indent="false"/>
    </style:style>
    <style:style style:name="P155" style:family="paragraph" style:parent-style-name="Heading_20_2">
      <style:text-properties fo:language="en" fo:country="US"/>
    </style:style>
    <style:style style:name="P156" style:family="paragraph" style:parent-style-name="Heading_20_2">
      <style:text-properties fo:language="ru" fo:country="RU"/>
    </style:style>
    <style:style style:name="P157" style:family="paragraph" style:parent-style-name="Heading_20_2">
      <style:paragraph-properties fo:text-align="justify" style:justify-single-word="false"/>
    </style:style>
    <style:style style:name="P158" style:family="paragraph" style:parent-style-name="Heading_20_2">
      <style:paragraph-properties fo:background-color="#eeeeee">
        <style:background-image/>
      </style:paragraph-properties>
    </style:style>
    <style:style style:name="P159" style:family="paragraph" style:parent-style-name="Heading_20_3">
      <style:text-properties fo:language="ru" fo:country="RU"/>
    </style:style>
    <style:style style:name="P160" style:family="paragraph" style:parent-style-name="Footnote">
      <style:text-properties fo:font-style="normal" style:font-style-asian="normal" style:font-style-complex="normal"/>
    </style:style>
    <style:style style:name="P161" style:family="paragraph" style:parent-style-name="Footnote">
      <style:text-properties fo:language="en" fo:country="US"/>
    </style:style>
    <style:style style:name="P162" style:family="paragraph" style:parent-style-name="Text_20_body" style:list-style-name="L1">
      <style:paragraph-properties fo:text-align="justify" style:justify-single-word="false"/>
    </style:style>
    <style:style style:name="P163" style:family="paragraph" style:parent-style-name="Text_20_body" style:list-style-name="L1">
      <style:paragraph-properties fo:text-align="justify" style:justify-single-word="false"/>
      <style:text-properties fo:language="ru" fo:country="RU"/>
    </style:style>
    <style:style style:name="P164" style:family="paragraph" style:parent-style-name="Text_20_body" style:list-style-name="L2">
      <style:paragraph-properties fo:text-align="justify" style:justify-single-word="false"/>
      <style:text-properties fo:language="ru" fo:country="RU"/>
    </style:style>
    <style:style style:name="P165" style:family="paragraph" style:parent-style-name="Text_20_body" style:list-style-name="L3">
      <style:text-properties fo:language="ru" fo:country="RU"/>
    </style:style>
    <style:style style:name="P166" style:family="paragraph" style:parent-style-name="Text_20_body" style:list-style-name="L3">
      <style:text-properties fo:language="ru" fo:country="RU" fo:background-color="#ffff00"/>
    </style:style>
    <style:style style:name="P167"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68"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6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70" style:family="paragraph" style:parent-style-name="Text_20_body">
      <style:paragraph-properties loext:contextual-spacing="false" fo:margin-left="0cm" fo:margin-right="0cm" fo:text-align="justify" style:justify-single-word="false" fo:text-indent="0.499cm" style:auto-text-indent="false"/>
      <style:text-properties fo:language="ru" fo:country="RU"/>
    </style:style>
    <style:style style:name="P17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style:use-window-font-color="true" fo:language="ru" fo:country="RU" fo:font-style="normal" fo:font-weight="normal" style:font-style-asian="normal" style:font-weight-asian="normal" style:font-style-complex="normal" style:font-weight-complex="normal"/>
    </style:style>
    <style:style style:name="P172" style:family="paragraph" style:parent-style-name="Text_20_body">
      <style:paragraph-properties fo:margin-left="0cm" fo:margin-right="0cm" fo:margin-top="0cm" fo:margin-bottom="0.212cm" fo:text-align="justify" style:justify-single-word="false" fo:text-indent="0.499cm" style:auto-text-indent="false" fo:background-color="transparent">
        <style:background-image/>
      </style:paragraph-properties>
      <style:text-properties style:use-window-font-color="true" fo:language="ru" fo:country="RU"/>
    </style:style>
    <style:style style:name="P17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style:use-window-font-color="true" fo:language="ru" fo:country="RU"/>
    </style:style>
    <style:style style:name="P17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transparent">
        <style:background-image/>
      </style:paragraph-properties>
      <style:text-properties fo:language="ru" fo:country="RU"/>
    </style:style>
    <style:style style:name="P17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7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8" style:family="paragraph" style:parent-style-name="Text_20_body" style:list-style-name="L5">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79" style:family="paragraph" style:parent-style-name="Text_20_body" style:list-style-name="L5">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8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8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8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8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8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style:font-weight-asian="normal" style:font-weight-complex="normal" loext:char-shading-value="0"/>
    </style:style>
    <style:style style:name="T17" style:family="text">
      <style:text-properties fo:language="en" fo:country="US" fo:background-color="transparent" loext:char-shading-value="0"/>
    </style:style>
    <style:style style:name="T18" style:family="text">
      <style:text-properties fo:language="en" fo:country="US" fo:background-color="transparent"/>
    </style:style>
    <style:style style:name="T19" style:family="text">
      <style:text-properties fo:language="en" fo:country="US"/>
    </style:style>
    <style:style style:name="T20" style:family="text">
      <style:text-properties fo:language="en" fo:country="US"/>
    </style:style>
    <style:style style:name="T21" style:family="text">
      <style:text-properties fo:color="#ff3333"/>
    </style:style>
    <style:style style:name="T22" style:family="text">
      <style:text-properties fo:color="#ff3333" fo:language="ru" fo:country="RU"/>
    </style:style>
    <style:style style:name="T23" style:family="text">
      <style:text-properties fo:font-style="italic"/>
    </style:style>
    <style:style style:name="T24" style:family="text">
      <style:text-properties fo:font-style="italic"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color="#800000"/>
    </style:style>
    <style:style style:name="T27" style:family="text">
      <style:text-properties fo:color="#800000" fo:language="ru" fo:country="RU"/>
    </style:style>
    <style:style style:name="T28" style:family="text">
      <style:text-properties fo:color="#800000" fo:language="ru" fo:country="RU" fo:font-style="normal" style:font-style-asian="normal" style:font-style-complex="normal"/>
    </style:style>
    <style:style style:name="T29"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30" style:family="text">
      <style:text-properties fo:color="#800000" fo:language="en" fo:country="US"/>
    </style:style>
    <style:style style:name="T31" style:family="text">
      <style:text-properties fo:color="#800000" fo:font-style="normal" fo:font-weight="normal" fo:background-color="transparent" style:font-style-asian="normal" style:font-weight-asian="normal" style:font-style-complex="normal" style:font-weight-complex="normal" loext:char-shading-value="0"/>
    </style:style>
    <style:style style:name="T32" style:family="text">
      <style:text-properties fo:color="#800000" fo:font-style="normal" fo:font-weight="normal" style:font-style-asian="normal" style:font-weight-asian="normal" style:font-style-complex="normal" style:font-weight-complex="normal"/>
    </style:style>
    <style:style style:name="T33" style:family="text">
      <style:text-properties fo:color="#800000"/>
    </style:style>
    <style:style style:name="T34" style:family="text">
      <style:text-properties fo:color="#ff6600"/>
    </style:style>
    <style:style style:name="T35" style:family="text">
      <style:text-properties fo:color="#ff6600" fo:language="ru" fo:country="RU"/>
    </style:style>
    <style:style style:name="T36" style:family="text">
      <style:text-properties fo:font-weight="bold" style:font-weight-asian="bold" style:font-weight-complex="bold"/>
    </style:style>
    <style:style style:name="T37" style:family="text">
      <style:text-properties fo:font-weight="bold" fo:background-color="transparent" style:font-weight-asian="bold" style:font-weight-complex="bold" loext:char-shading-value="0"/>
    </style:style>
    <style:style style:name="T38" style:family="text">
      <style:text-properties style:use-window-font-color="true"/>
    </style:style>
    <style:style style:name="T39" style:family="text">
      <style:text-properties style:use-window-font-color="true" fo:language="ru" fo:country="RU"/>
    </style:style>
    <style:style style:name="T40" style:family="text">
      <style:text-properties style:use-window-font-color="true" fo:language="ru" fo:country="RU" fo:font-style="normal" style:font-style-asian="normal" style:font-style-complex="normal"/>
    </style:style>
    <style:style style:name="T41" style:family="text">
      <style:text-properties style:use-window-font-color="true" fo:language="ru" fo:country="RU" fo:font-style="normal" fo:font-weight="normal" style:font-style-asian="normal" style:font-weight-asian="normal" style:font-style-complex="normal" style:font-weight-complex="normal"/>
    </style:style>
    <style:style style:name="T42" style:family="text">
      <style:text-properties style:use-window-font-color="true" fo:language="ru" fo:country="RU" fo:font-style="normal" fo:font-weight="normal" style:font-style-asian="normal" style:font-weight-asian="normal" style:font-style-complex="normal" style:font-weight-complex="normal"/>
    </style:style>
    <style:style style:name="T43"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44" style:family="text">
      <style:text-properties style:use-window-font-color="true" fo:language="ru" fo:country="RU" fo:font-style="normal" fo:background-color="transparent" style:font-style-asian="normal" style:font-style-complex="normal" loext:char-shading-value="0"/>
    </style:style>
    <style:style style:name="T45" style:family="text">
      <style:text-properties style:use-window-font-color="true" fo:language="ru" fo:country="RU" fo:font-style="italic" style:font-style-asian="italic" style:font-style-complex="italic"/>
    </style:style>
    <style:style style:name="T46" style:family="text">
      <style:text-properties style:use-window-font-color="true" fo:language="ru" fo:country="RU" fo:font-style="italic" fo:font-weight="normal" style:font-style-asian="italic" style:font-weight-asian="normal" style:font-style-complex="italic" style:font-weight-complex="normal"/>
    </style:style>
    <style:style style:name="T47" style:family="text">
      <style:text-properties style:use-window-font-color="true" fo:language="ru" fo:country="RU" fo:font-weight="normal" style:font-weight-asian="normal" style:font-weight-complex="normal"/>
    </style:style>
    <style:style style:name="T48" style:family="text">
      <style:text-properties style:use-window-font-color="true" fo:language="ru" fo:country="RU" fo:background-color="transparent" loext:char-shading-value="0"/>
    </style:style>
    <style:style style:name="T49" style:family="text">
      <style:text-properties style:use-window-font-color="true" fo:language="en" fo:country="US"/>
    </style:style>
    <style:style style:name="T50" style:family="text">
      <style:text-properties style:use-window-font-color="true" fo:language="en" fo:country="US" fo:font-style="normal" style:font-style-asian="normal" style:font-style-complex="normal"/>
    </style:style>
    <style:style style:name="T51" style:family="text">
      <style:text-properties style:use-window-font-color="true" fo:language="en" fo:country="US" fo:font-style="normal" fo:background-color="transparent" style:font-style-asian="normal" style:font-style-complex="normal" loext:char-shading-value="0"/>
    </style:style>
    <style:style style:name="T52" style:family="text">
      <style:text-properties style:use-window-font-color="true" fo:language="en" fo:country="US" fo:font-style="normal" fo:font-weight="normal" style:font-style-asian="normal" style:font-weight-asian="normal" style:font-style-complex="normal" style:font-weight-complex="normal"/>
    </style:style>
    <style:style style:name="T53"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54" style:family="text">
      <style:text-properties style:use-window-font-color="true" fo:language="en" fo:country="US" fo:font-weight="normal" style:font-weight-asian="normal" style:font-weight-complex="normal"/>
    </style:style>
    <style:style style:name="T55" style:family="text">
      <style:text-properties style:use-window-font-color="true" fo:font-style="normal" style:font-style-asian="normal" style:font-style-complex="normal"/>
    </style:style>
    <style:style style:name="T56" style:family="text">
      <style:text-properties style:use-window-font-color="true" fo:font-style="normal" fo:font-weight="normal" style:font-style-asian="normal" style:font-weight-asian="normal" style:font-style-complex="normal" style:font-weight-complex="normal"/>
    </style:style>
    <style:style style:name="T57" style:family="text">
      <style:text-properties style:use-window-font-color="true" fo:font-style="normal" fo:font-weight="normal" style:font-style-asian="normal" style:font-weight-asian="normal" style:font-style-complex="normal" style:font-weight-complex="normal"/>
    </style:style>
    <style:style style:name="T58" style:family="text">
      <style:text-properties style:use-window-font-color="true" fo:font-style="normal" fo:font-weight="normal" style:font-style-asian="normal" style:font-weight-asian="normal" style:font-style-complex="normal" style:font-weight-complex="normal"/>
    </style:style>
    <style:style style:name="T59" style:family="text">
      <style:text-properties style:use-window-font-color="true" fo:font-style="normal" fo:font-weight="normal" fo:background-color="transparent" style:font-style-asian="normal" style:font-weight-asian="normal" style:font-style-complex="normal" style:font-weight-complex="normal" loext:char-shading-value="0"/>
    </style:style>
    <style:style style:name="T60" style:family="text">
      <style:text-properties style:use-window-font-color="true" fo:font-style="italic" fo:font-weight="normal" style:font-style-asian="italic" style:font-weight-asian="normal" style:font-style-complex="italic" style:font-weight-complex="normal"/>
    </style:style>
    <style:style style:name="T61" style:family="text">
      <style:text-properties style:use-window-font-color="true" fo:background-color="transparent" loext:char-shading-value="0"/>
    </style:style>
    <style:style style:name="T62" style:family="text">
      <style:text-properties style:use-window-font-color="true" fo:background-color="transparent"/>
    </style:style>
    <style:style style:name="T63" style:family="text">
      <style:text-properties style:use-window-font-color="true"/>
    </style:style>
    <style:style style:name="T64" style:family="text">
      <style:text-properties style:use-window-font-color="true"/>
    </style:style>
    <style:style style:name="T65" style:family="text">
      <style:text-properties style:use-window-font-color="true" fo:language="uk" fo:country="UA" fo:font-style="normal" fo:font-weight="normal" style:font-style-asian="normal" style:font-weight-asian="normal" style:font-style-complex="normal" style:font-weight-complex="normal"/>
    </style:style>
    <style:style style:name="T66" style:family="text">
      <style:text-properties style:use-window-font-color="true"/>
    </style:style>
    <style:style style:name="T67" style:family="text">
      <style:text-properties fo:background-color="transparent" loext:char-shading-value="0"/>
    </style:style>
    <style:style style:name="T68" style:family="text">
      <style:text-properties fo:background-color="transparent"/>
    </style:style>
    <style:style style:name="T69" style:family="text">
      <style:text-properties fo:background-color="transparent"/>
    </style:style>
    <style:style style:name="T70" style:family="text">
      <style:text-properties fo:background-color="transparent"/>
    </style:style>
    <style:style style:name="T71" style:family="text">
      <style:text-properties fo:background-color="transparent"/>
    </style:style>
    <style:style style:name="T72" style:family="text">
      <style:text-properties style:text-position="super 58%"/>
    </style:style>
    <style:style style:name="T73" style:family="text">
      <style:text-properties fo:color="#c5000b"/>
    </style:style>
    <style:style style:name="T74" style:family="text">
      <style:text-properties fo:language="fr" fo:country="FR"/>
    </style:style>
    <style:style style:name="T75" style:family="text">
      <style:text-properties fo:color="#0000ff"/>
    </style:style>
    <style:style style:name="T76" style:family="text">
      <style:text-properties fo:color="#0000ff" fo:language="ru" fo:country="RU"/>
    </style:style>
    <style:style style:name="T77" style:family="text">
      <style:text-properties fo:color="#3333ff"/>
    </style:style>
    <style:style style:name="T78" style:family="text">
      <style:text-properties fo:color="#3333ff" fo:language="en" fo:country="US"/>
    </style:style>
    <style:style style:name="T79" style:family="text">
      <style:text-properties fo:font-style="normal" style:font-style-asian="normal" style:font-style-complex="normal"/>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fo:font-weight="normal" fo:background-color="transparent" style:font-style-asian="normal" style:font-weight-asian="normal" style:font-style-complex="normal" style:font-weight-complex="normal"/>
    </style:style>
    <style:style style:name="T82" style:family="text">
      <style:text-properties fo:font-style="normal" style:text-underline-style="none" style:font-style-asian="normal" style:font-style-complex="normal"/>
    </style:style>
    <style:style style:name="T83" style:family="text">
      <style:text-properties fo:color="#0066ff"/>
    </style:style>
    <style:style style:name="T84" style:family="text">
      <style:text-properties fo:color="#0066ff" fo:language="en" fo:country="US" fo:font-style="normal" fo:background-color="transparent" style:font-style-asian="normal" style:font-style-complex="normal" loext:char-shading-value="0"/>
    </style:style>
    <style:style style:name="T85" style:family="text">
      <style:text-properties fo:background-color="#ffff00" loext:char-shading-value="0"/>
    </style:style>
    <style:style style:name="T86" style:family="text">
      <style:text-properties fo:color="#00ccff"/>
    </style:style>
    <style:style style:name="T87" style:family="text">
      <style:text-properties fo:font-weight="normal" style:font-weight-asian="normal" style:font-weight-complex="normal"/>
    </style:style>
    <style:style style:name="T88" style:family="text">
      <style:text-properties fo:font-weight="normal" fo:background-color="transparent" style:font-weight-asian="normal" style:font-weight-complex="normal" loext:char-shading-value="0"/>
    </style:style>
    <style:style style:name="T89" style:family="text">
      <style:text-properties fo:color="#0066cc"/>
    </style:style>
    <style:style style:name="T90" style:family="text">
      <style:text-properties fo:color="#0066cc" fo:language="ru" fo:country="RU"/>
    </style:style>
    <style:style style:name="T91" style:family="text">
      <style:text-properties fo:color="#0000cc"/>
    </style:style>
    <style:style style:name="T92" style:family="text">
      <style:text-properties style:text-line-through-style="solid" fo:font-weight="bold" style:font-weight-asian="bold" style:font-weight-complex="bold"/>
    </style:style>
    <style:style style:name="T93" style:family="text">
      <style:text-properties fo:language="uk" fo:country="UA"/>
    </style:style>
    <style:style style:name="T94" style:family="text">
      <style:text-properties fo:language="uk" fo:country="UA" fo:font-style="italic" style:font-style-asian="italic" style:font-style-complex="italic"/>
    </style:style>
    <style:style style:name="T95" style:family="text">
      <style:text-properties fo:language="uk" fo:country="UA" fo:font-weight="bold" style:font-weight-asian="bold" style:font-weight-complex="bold"/>
    </style:style>
    <style:style style:name="T96" style:family="text">
      <style:text-properties fo:color="#ff0000"/>
    </style:style>
    <style:style style:name="T97" style:family="text">
      <style:text-properties style:text-underline-style="none"/>
    </style:style>
    <style:style style:name="T98" style:family="text">
      <style:text-properties style:text-rotation-angle="90" style:text-rotation-scale="line-height"/>
    </style:style>
    <style:style style:name="T99" style:family="text">
      <style:text-properties style:text-rotation-angle="270" style:text-rotation-scale="line-height"/>
    </style:style>
    <style:style style:name="T100" style:family="text">
      <style:text-properties style:text-position="sub 58%" style:font-size-asian="10.5pt"/>
    </style:style>
    <style:style style:name="T101" style:family="text">
      <style:text-properties style:font-name="Symbol" style:font-name-asian="Symbol" style:font-name-complex="Symbol"/>
    </style:style>
    <style:style style:name="T102" style:family="text">
      <style:text-properties style:font-name="Liberation Serif1" style:font-name-asian="Symbol" style:font-name-complex="Symbol"/>
    </style:style>
    <style:style style:name="T103" style:family="text">
      <style:text-properties style:font-name="Courier New CYR"/>
    </style:style>
    <style:style style:name="T104" style:family="text">
      <style:text-properties style:font-name="Courier New CYR" fo:language="en" fo:country="US"/>
    </style:style>
    <style:style style:name="T105" style:family="text">
      <style:text-properties fo:color="#6666ff"/>
    </style:style>
    <style:style style:name="T106" style:family="text">
      <style:text-properties fo:color="#3399ff"/>
    </style:style>
    <style:style style:name="T107" style:family="text">
      <style:text-properties fo:font-size="14pt" fo:language="en" fo:country="US" fo:font-weight="bold" style:font-size-asian="14pt" style:font-weight-asian="bold" style:font-size-complex="14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4" text:outline-level="1">Последний фанфик</text:h>
      <text:p text:style-name="P1"><text:span text:style-name="T1">&lt;</text:span><text:span text:style-name="T76">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53">&lt;</text:span><text:span text:style-name="T59">Э</text:span><text:span text:style-name="T31">пизод в Кантерлоте, где Луна составляет невысокое мнение об умственных способностях Макса</text:span><text:span text:style-name="T53">&gt;</text:span></text:p>
      <text:p text:style-name="P42">&lt;<text:span text:style-name="T27">Глава про то, как Селестия пытается определить, чего хочет Макс </text:span>&lt;<text:span text:style-name="T1">и </text:span><text:span text:style-name="T27">ест ванильное мороженное</text:span>&gt;<text:span text:style-name="T27">. В конце-концов, она понимает, что Макс хочет секса и дружбы (на самом деле - любви). Эпизод с Агамемноном-бескланником:</text:span></text:p>
      <text:p text:style-name="P33">-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9">&gt;</text:span></text:p>
      <text:p text:style-name="P42">&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6">&lt;<text:span text:style-name="T27">Селестия лечит Макса в Кантерлоте от болячек и наркозависимости по-настоящему </text:span><text:span text:style-name="T26">(</text:span><text:span text:style-name="T27">перебирает на себя его болячки</text:span><text:span text:style-name="T26">)</text:span><text:span text:style-name="T27">.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46">&lt;<text:span text:style-name="T1">Сел показывает и даёт прочувствовать Максу корректировку орбиты Эквуса («подъём» Солнца)</text:span>&gt;</text:p>
      <text:p text:style-name="P46">&lt;<text:span text:style-name="T1">Во время утренней прогулки Селестия перешла на трусцу. Но, заметив, что у Анона дыхание тяжелое, как у паровоза, перешла обратно на шаг </text:span>&gt;</text:p>
      <text:p text:style-name="P46">&lt;Сел пытается научить Макса телепортации, и он телепортирует Агамемнона в пещеру под Кантерлотом (и учит ругательствам – в т.ч. “заебали”)&gt;</text:p>
      <text:p text:style-name="P57"><text:span text:style-name="T11">&lt;Луна - </text:span><text:span text:style-name="T26">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1">&gt;</text:span></text:p>
      <text:p text:style-name="P57">&lt;Добавить эпизод подбора снаряги перед опасным заданием&gt;</text:p>
      <text:p text:style-name="P57">&lt;Сформировать музыкальные темы (Терра — одна тема (Майкл Джексон), Кантерлот — другая (Марк Нофлер), Понивилль — третья (Сеал и млп-темы) Темы: Марк Нофлер, Майкл Джексон, фан-музыка&gt;</text:p>
      <text:p text:style-name="P81">Таймлайн <text:span text:style-name="T11">(</text:span>события через 10 лет после Обмена): </text:p>
      <text:p text:style-name="P81">Год 2143 ПВ <text:span text:style-name="T11">(AU -?)</text:span></text:p>
      <text:p text:style-name="P81"><text:span text:style-name="T11">20-</text:span>е апреля — Юджин «прыгает» с крыши (неудачная попытка заклинания последнего шанса)</text:p>
      <text:p text:style-name="P81">22-е мая — вызов Макса в Эквестрию. Гибель Кимеринна</text:p>
      <text:p text:style-name="P81">25-е мая — встреча с Норфом</text:p>
      <text:p text:style-name="P81">27-е мая — первая встреча с Селестией после бегства из замка Сестёр. Сцена с докторами</text:p>
      <text:p text:style-name="P81">29-е мая — встреча с Индиго. Прогулка с Селестией по парку. Муравьи под накрупником</text:p>
      <text:p text:style-name="P81">30-е мая — исчезновение Селестии на неделю</text:p>
      <text:p text:style-name="P81">6-е июня — встреча с Селестией после разлуки. Прогулка по парку. Вид со стены. Землетрясение</text:p>
      <text:p text:style-name="P81"><text:span text:style-name="T11">&lt;</text:span>7<text:span text:style-name="T11">-</text:span>е июня — секс с Селестией. Раздор</text:p>
      <text:p text:style-name="P81">&lt;15-е июня — исчезновение Норфа. Прощание с Селестией.</text:p>
      <text:p text:style-name="P81">17-е июня — отбытие из Кантерлота</text:p>
      <text:p text:style-name="P82"><text:span text:style-name="T1">18</text:span>-<text:span text:style-name="T1">июня — Прибытие в Понивилль. Прочтение дневника эксперимента с заклинанием Индрэ</text:span></text:p>
      <text:p text:style-name="P81"><text:span text:style-name="T11">&lt;</text:span>25-е июня — попойка с Пинки. Бочколёт метконосцев</text:p>
      <text:p text:style-name="P81"><text:soft-page-break/>27-е июня — получение письма от Селестии. Отказ выдать магический усилитель</text:p>
      <text:p text:style-name="P81"><text:span text:style-name="T11">&lt;</text:span>28-е июня<text:span text:style-name="T11"> </text:span>- попытка отослать письмо Селестии через Спайка</text:p>
      <text:p text:style-name="P81">30-е июня — выезд из Понивилля</text:p>
      <text:p text:style-name="P81">1-е июля — Прибытие в Фетлок. Захват резонаторных рубинов в павильоне Псинтела</text:p>
      <text:p text:style-name="P81">2-е июля — выезд из Фетлока Макса с Дэш в фургоне</text:p>
      <text:p text:style-name="P81">&lt;4-е июля - Дэш стучит лбом в дерево. Обнимашки</text:p>
      <text:p text:style-name="P81">8-е июля — прибытие в Груммингтон</text:p>
      <text:p text:style-name="P81">9-е июля –<text:span text:style-name="T11"> </text:span>Провал Груммингтона. Отбытие с Груммингтона</text:p>
      <text:p text:style-name="P81"><text:span text:style-name="T11">&lt;</text:span>12-е июля — Прибытие в Филлидельфию. Отбытие. Падение Макса с самоката</text:p>
      <text:p text:style-name="P81">14-е июля — переправа через седловое озеро. Прибытие Макса с Дэш в Понивилль</text:p>
      <text:p text:style-name="P81">15-е июля — эксперимент с усиленным заклинанием Индрэ. Поединок Луны с Твайлайт в Понивилле</text:p>
      <text:p text:style-name="P81">17-е июля — прибытие в Кантерлот Луны, Макса и шестёрки</text:p>
      <text:p text:style-name="P81"><text:span text:style-name="T11">[</text:span>21-е июля<text:span text:style-name="T11">]</text:span> — Гранд Галопин Гала</text:p>
      <text:p text:style-name="P82">[26-<text:span text:style-name="T1">е июля</text:span>]<text:span text:style-name="T1"> — совещание в зале стратегического планирования. Выдача паспорта Максу</text:span></text:p>
      <text:p text:style-name="P82"/>
      <text:h text:style-name="Heading_20_2" text:outline-level="2">Прочитанные фанфики</text:h>
      <text:h text:style-name="Heading_20_3" text:outline-level="3">Эпичные</text:h>
      <text:p text:style-name="P130">Обмен ( <text:a xlink:type="simple" xlink:href="https://darkpony.ru/obmen/" text:style-name="Internet_20_link" text:visited-style-name="Visited_20_Internet_20_Link">https://darkpony.ru/obmen/</text:a> )</text:p>
      <text:p text:style-name="P131">I Dream Of Luna</text:p>
      <text:p text:style-name="P130">Розовые глазки</text:p>
      <text:p text:style-name="P131">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soft-page-break/><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9"/>
      <text:h text:style-name="Heading_20_2" text:outline-level="2">Идеи</text:h>
      <text:list xml:id="list6456766884492368781" text:style-name="L1">
        <text:list-item>
          <text:p text:style-name="P162">добавить детектив <text:span text:style-name="T1">(реализовано)</text:span>+ магические уроки/трактаты Старсвирла (реализовано)</text:p>
        </text:list-item>
        <text:list-item>
          <text:p text:style-name="P163">Терра несколько раз пытается убить Макса (один раз — в аквапарке). Несколько раз Макса спасает Селестия (даёт приказы Нексусу)</text:p>
        </text:list-item>
        <text:list-item>
          <text:p text:style-name="P163">Книги:</text:p>
        </text:list-item>
      </text:list>
      <text:list xml:id="list4803016814638923883" text:style-name="L2">
        <text:list-item>
          <text:p text:style-name="P164">«Великие грифоны прошлого» - из канона (5<text:span text:style-name="T11">s8e)</text:span></text:p>
        </text:list-item>
        <text:list-item>
          <text:p text:style-name="P164">«Высшие заклинания в повседневном использовании: от песчинки до дворца»</text:p>
        </text:list-item>
        <text:list-item>
          <text:p text:style-name="P167">«Малоизвестные аспекты магии трансформаций»</text:p>
        </text:list-item>
        <text:list-item>
          <text:p text:style-name="P164">«...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4">Дасти Вейфарер «Зебрианская культура, быт и фольклор»</text:p>
        </text:list-item>
        <text:list-item>
          <text:p text:style-name="P164">«Краткая история Эквестрии»</text:p>
        </text:list-item>
        <text:list-item>
          <text:p text:style-name="P164">«Шедевры архитектуры Эквестрии» с разделом о Кантерлотском Королевском Дворце</text:p>
        </text:list-item>
        <text:list-item>
          <text:p text:style-name="P164">«Великие дела и великие чары». Страница 893: …</text:p>
        </text:list-item>
        <text:list-item>
          <text:p text:style-name="P164">«<text:span text:style-name="T85">Природа Проклятий</text:span>» - обмен</text:p>
        </text:list-item>
        <text:list-item>
          <text:p text:style-name="P164"><text:soft-page-break/><text:span text:style-name="T85">«Магия для Чайников»</text:span> - обмен</text:p>
        </text:list-item>
        <text:list-item>
          <text:p text:style-name="P164"><text:span text:style-name="T85">«Энциклопедия Арканум»</text:span> - обмен</text:p>
        </text:list-item>
        <text:list-item>
          <text:p text:style-name="P164">«О Гейсах» - обмен</text:p>
        </text:list-item>
        <text:list-item>
          <text:p text:style-name="P164">«<text:span text:style-name="T85">Тайны Тайных Наук</text:span>» - обмен</text:p>
        </text:list-item>
        <text:list-item>
          <text:p text:style-name="P167">«Основы Заклятий» - обмен</text:p>
        </text:list-item>
        <text:list-item>
          <text:p text:style-name="P164">«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182447861319603038" text:style-name="L3">
        <text:list-item>
          <text:p text:style-name="P16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6">Селестия — переменчивая пони. В одно время не строгая, а в другое может быть такой, что страшно становится</text:p>
        </text:list-item>
        <text:list-item>
          <text:p text:style-name="P165">У Селестии были такие элементы гармонии: Магия, Доброта, Смех. У Луны — Верность, Честность, Щедрость. (ксенофазия)</text:p>
        </text:list-item>
        <text:list-item>
          <text:p text:style-name="P16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5">Около 820-ти лет назад будущий маг Лайтнинг Стар поступил на обучение к наставнику Тииспоту</text:p>
        </text:list-item>
        <text:list-item>
          <text:p text:style-name="P16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5">У Селестии грива и хвост развеваются и переливаются от магического шампуня</text:p>
        </text:list-item>
        <text:list-item>
          <text:p text:style-name="P165">Тело Селестии очень крепкое — может выдержать несколько тонн земли</text:p>
        </text:list-item>
        <text:list-item>
          <text:p text:style-name="P165">Дискорд намного старше принцесс, его магия сильнее ихней на голову</text:p>
        </text:list-item>
        <text:list-item>
          <text:p text:style-name="P165">Луна младше Селестии на 3 года. Сёстрам около 5000 лет. <text:span text:style-name="T85">По другим данным, Селестии около 2500 лет (Обмен).</text:span></text:p>
        </text:list-item>
        <text:list-item>
          <text:p text:style-name="P165">Принцессы начали войну с Дискордом в возрасте, когда им было около 700 лет — и продолжалась война почти сто лет</text:p>
        </text:list-item>
        <text:list-item>
          <text:p text:style-name="P165">Самый главный враг сестёр и Дискорда — скука</text:p>
        </text:list-item>
        <text:list-item>
          <text:p text:style-name="P165">В Эквестрии на одного жеребца приходится четыре - пять кобыл</text:p>
        </text:list-item>
        <text:list-item>
          <text:p text:style-name="P16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5"><text:soft-page-break/>Селестия в первые полторы тысячи лет путешествовала — и заварила несколько войн (две — с Эквестрией, в одной была против Луны)</text:p>
        </text:list-item>
        <text:list-item>
          <text:p text:style-name="P165">Настоящий цвет гривы Селестии — клубнично-розовая. Радужный цвет гривы и хвоста поддерживается магией</text:p>
        </text:list-item>
        <text:list-item>
          <text:p text:style-name="P165">Кроме Дискорда, старше сестёр ещё старейшина драконов</text:p>
        </text:list-item>
        <text:list-item>
          <text:p text:style-name="P165">Кэйденс не прожила и 60-ти лет и является низкорожденной</text:p>
        </text:list-item>
        <text:list-item>
          <text:p text:style-name="P16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5">Народ тихо фигел от нововведений и с ещё большим ожесточением продолжал делать по-своему</text:p>
        </text:list-item>
        <text:list-item>
          <text:p text:style-name="P16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5">Когда пони женятся, они обмениваются ножными браслетами</text:p>
        </text:list-item>
        <text:list-item>
          <text:p text:style-name="P165">Светилами, кроме сестёр, могут управлять единороги (группы), Дискорд, Твайлайт и Старсвирл</text:p>
        </text:list-item>
        <text:list-item>
          <text:p text:style-name="P165">Королева Кризалис — правительница Зелёной Долины</text:p>
        </text:list-item>
        <text:list-item>
          <text:p text:style-name="P165">Мать Луны и Селестии — аликорн Лорен. Мать Дискорда — Алиса (пони-человек)</text:p>
        </text:list-item>
        <text:list-item>
          <text:p text:style-name="P16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28">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28">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28">Искусственный интеллект. Создан Владом и Максом. Разработан для управления корпорациями.</text:p>
      <text:h text:style-name="Heading_20_3" text:outline-level="3">Норф</text:h>
      <text:p text:style-name="P128">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28">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1">2500</text:span>. Страдает о скуки.</text:p>
      <text:h text:style-name="Heading_20_3" text:outline-level="3"><text:soft-page-break/>Луна</text:h>
      <text:p text:style-name="P128">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28">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28">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28">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39">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39">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39">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39">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39">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39">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39">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39">Единорог. Холост, молод, мечтателен. Живёт в Кантерлоте. В свободное время рисует облака.</text:p>
      <text:h text:style-name="Heading_20_3" text:outline-level="3"><text:soft-page-break/>Алекс</text:h>
      <text:p text:style-name="P139">Менеджер проектов, над одним из которых (Нексус) работает Макс.</text:p>
      <text:h text:style-name="Heading_20_3" text:outline-level="3">Ростик</text:h>
      <text:p text:style-name="P139">Лидер команды тестировщиков</text:p>
      <text:h text:style-name="Heading_20_3" text:outline-level="3">Стас</text:h>
      <text:p text:style-name="P139">Программист-новичок в команде Макса.</text:p>
      <text:h text:style-name="Heading_20_3" text:outline-level="3">Рома</text:h>
      <text:p text:style-name="P139">Программист в команде UI-программистов</text:p>
      <text:h text:style-name="Heading_20_3" text:outline-level="3">Анджела</text:h>
      <text:p text:style-name="P139">Сисадмин. Флиртует с Максом.</text:p>
      <text:p text:style-name="P139"/>
      <text:h text:style-name="Heading_20_2" text:outline-level="2">Положения</text:h>
      <text:p text:style-name="P139">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8">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text:soft-page-break/>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6">В <text:span text:style-name="T1">конце</text:span> каждой главы <text:span text:style-name="T1">(чтобы не спойлерить)</text:span> - рисунок мозаики, отображающий суть главы.</text:p>
      <text:p text:style-name="P26"/>
      <text:h text:style-name="P155" text:outline-level="2">1. Терра</text:h>
      <text:p text:style-name="P27">музыка - кондовая электронная, холодная и отчаянная (Electronics “Disappointed”)</text:p>
      <text:p text:style-name="P28">или из Донни Дарко</text:p>
      <text:p text:style-name="P29">&lt;Mission Impossible theme ?&gt;</text:p>
      <text:p text:style-name="P29">&lt;Pink Floyd “Another Brick In The Wall”&gt;</text:p>
      <text:p text:style-name="P140">&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oft-page-break/><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8">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72"><text:note text:id="ftn1" text:note-class="footnote"><text:note-citation>1</text:note-citation><text:note-body><text:p text:style-name="P148">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1">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8">В уголке <text:span text:style-name="T11">RnD-</text:span><text:span text:style-name="T1">зоны</text:span><text:span text:style-name="T1"><text:note text:id="ftn3" text:note-class="footnote"><text:note-citation>3</text:note-citation><text:note-body><text:p text:style-name="P14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1">UI</text:span>-программистов.</text:p>
      <text:p text:style-name="P38">Я повесил куртку на спинку кресла и включил комп.</text:p>
      <text:p text:style-name="P3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8">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7"/>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8"><text:soft-page-break/></text:p>
      <text:p text:style-name="P38">Так, что тут у нас? <text:span text:style-name="T1">Т</text:span>ри последних запроса вызвали сбои в работе кластера и заставили перегрузиться один из хостов.</text:p>
      <text:p text:style-name="P38">Введём-ка парочку <text:span text:style-name="T1">общих</text:span> вопросов <text:span text:style-name="T1">для разминки</text:span>.</text:p>
      <text:p text:style-name="P38"/>
      <text:p text:style-name="P78"><text:span text:style-name="T11">– Нэш, к</text:span>ак называется наш проект?</text:p>
      <text:p text:style-name="P76"><text:span text:style-name="T8">– </text:span><text:span text:style-name="T87">Дайсон.</text:span></text:p>
      <text:p text:style-name="P76"><text:span text:style-name="T8">– </text:span><text:span text:style-name="T87">Сколько тебе лет?</text:span></text:p>
      <text:p text:style-name="P76"><text:span text:style-name="T8">– </text:span><text:span text:style-name="T87">Два года с начала запуска кластера.</text:span></text:p>
      <text:p text:style-name="P76"><text:span text:style-name="T8">– </text:span><text:span text:style-name="T87">Какой сейчас год?</text:span></text:p>
      <text:p text:style-name="P76"><text:span text:style-name="T8">– </text:span><text:span text:style-name="T87">202</text:span><text:span text:style-name="T8">1</text:span><text:span text:style-name="T87">-й.</text:span></text:p>
      <text:p text:style-name="P25"/>
      <text:p text:style-name="P38">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7"/>
      <text:p text:style-name="P78"><text:span text:style-name="T1">– </text:span>Н<text:span text:style-name="T1">эш тестовая задача номер шестнадцать</text:span>. <text:span text:style-name="T1">Выполни при дефолтных настройках.</text:span></text:p>
      <text:p text:style-name="P57">– Принял к исполнению.</text:p>
      <text:p text:style-name="P57"/>
      <text:p text:style-name="P91">«Выживание корпорации в условиях жёсткой конкуренции с ограниченными ресурсами. Случай 16».</text:p>
      <text:p text:style-name="P91">…</text:p>
      <text:p text:style-name="P91">…</text:p>
      <text:p text:style-name="P91">…</text:p>
      <text:p text:style-name="P91">Решение.</text:p>
      <text:p text:style-name="P91">…</text:p>
      <text:p text:style-name="P12"/>
      <text:p text:style-name="P12">Я вчитался в результат.</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8"><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7"/>
      <text:p text:style-name="P38"><text:span text:style-name="T5">–</text:span><text:span text:style-name="T6"> </text:span><text:span text:style-name="T5">Нэш</text:span><text:span text:style-name="T80">, </text:span><text:span text:style-name="T5">в некоем городе живёт брадобрей, который бреет всех людей, которые не бреются сами. Вопрос: кто бреет брадобрея</text:span><text:span text:style-name="T80">?</text:span></text:p>
      <text:p text:style-name="P38"/>
      <text:p text:style-name="P38">Вместо ответа Нексус выплюнул на консоль длинную строку букв и служебных символов, среди которых бросилась в глаза строка “<text:span text:style-name="T36">incompartible interface Analytics v.0.93 beta</text:span>”</text:p>
      <text:p text:style-name="P38">Ага, уже теплее.</text:p>
      <text:p text:style-name="P38"/>
      <text:p text:style-name="P76"><text:span text:style-name="T8">– Нэш</text:span><text:span text:style-name="T87">, выдай диагностику модуля </text:span><text:span text:style-name="T8">аналитики.</text:span></text:p>
      <text:p text:style-name="P38"><text:soft-page-break/></text:p>
      <text:p text:style-name="P38">Йо! Видеокамеры молча наблюдают за поднятым вверх <text:span text:style-name="T1">большим пальцем</text:span>.</text:p>
      <text:p text:style-name="P38">Всё <text:span text:style-name="T1">ясно</text:span>. Версия аналитического модуля устарела и стала несовместимой с последним релизом кибермозга.</text:p>
      <text:p text:style-name="P38">Набираю номер прожект-мэнеджера.</text:p>
      <text:p text:style-name="P38"/>
      <text:p text:style-name="P38"><text:span text:style-name="T11">–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8"><text:span text:style-name="T11">– </text:span>Окей. Спасибо, <text:span text:style-name="T1">Анон</text:span>. <text:span text:style-name="T1">Выручил.</text:span></text:p>
      <text:p text:style-name="P38"><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8"><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8"><text:span text:style-name="T1">– </text:span>Ааа, понятно. Ладно, у меня всё. <text:span text:style-name="T1">Отбой</text:span>!</text:p>
      <text:p text:style-name="P39"><text:span text:style-name="T1">– Отбой</text:span>. <text:span text:style-name="T1">Ещё раз спасибо, что помог. Жаль, что ты ушёл</text:span><text:span text:style-name="T11">.</text:span></text:p>
      <text:p text:style-name="P51"/>
      <text:p text:style-name="P102">Бип-бип-бип.</text:p>
      <text:p text:style-name="P38"><text:span text:style-name="T1">У</text:span>ходя попрощался с охранником, <text:span text:style-name="T1">увлечённо исследующим тему садо-мазо</text:span>.</text:p>
      <text:p text:style-name="P38">Всё, свободен. Хотя <text:s/><text:span text:style-name="T1">воскресенье</text:span> уже испорчен<text:span text:style-name="T1">о</text:span>.</text:p>
      <text:p text:style-name="P38"/>
      <text:p text:style-name="P141">***</text:p>
      <text:p text:style-name="P141"/>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text:soft-page-break/>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8">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text:soft-page-break/>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6">Bionic-Hill’а</text:span>. <text:span text:style-name="T1">Разноцветное искрение снежинок в мягком свете фонарей</text:span> создавал<text:span text:style-name="T1">о</text:span> атмосферу <text:span text:style-name="T96">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text:span text:style-name="T1">айти-фр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1">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span text:style-name="T11">&lt;</text:span><text:span text:style-name="T90">мелодия из Донни Дарко</text:span><text:span text:style-name="T11">&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text:span text:style-name="T22">Влада&lt;Юджина&gt;</text:span><text:span text:style-name="T1">,</text:span> <text:span text:style-name="T1">месяц</text:span> назад прыгнувшего с крыши <text:span text:style-name="T1">своей</text:span> <text:span text:style-name="T1">высотки</text:span>.</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67">ворил </text:span><text:span text:style-name="T2">—</text:span><text:span text:style-name="T67">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text:soft-page-break/>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8">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башке</text:span>.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67">А у нас получается... </text:span><text:span text:style-name="T2">–</text:span><text:span text:style-name="T67">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8">AI <text:span text:style-name="T2">– </text:span><text:span text:style-name="T6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text:soft-page-break/>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79">Музыка быстрая, тревожная, надорваная и печальная (Pet Shop Boys “So Hard” ?)</text:p>
      <text:p text:style-name="P30"/>
      <text:p text:style-name="P88"><text:span text:style-name="T11">&lt;</text:span><text:span text:style-name="T1">Описание полёта через Эогипп. Удивлённый взгляд Анакорна</text:span><text:span text:style-name="T11">&gt;</text:span></text:p>
      <text:p text:style-name="P3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8">Единорог поднял голову.</text:p>
      <text:p text:style-name="P38"><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6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67">, </text:span><text:span text:style-name="T2">а от валиума таких глюков у меня ни разу не было</text:span><text:span text:style-name="T67">.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text:soft-page-break/>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8">…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7">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9">п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6">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0"><text:span text:style-name="T1">–</text:span> Такая <text:span text:style-name="T2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4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text:soft-page-break/>&lt;<text:span text:style-name="T73">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7">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 </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по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коротко подёргиваться, чуть позвякивая.</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3">– Я абсолютно спокоен, Ваше Высочество!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8">верх</text:span>…</text:p>
      <text:p text:style-name="P3">– Сестра, ты идёшь? – за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 </text:span></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74">Jack of Hearts</text:span><text:span text:style-name="T74"><text:note text:id="ftn7" text:note-class="footnote"><text:note-citation>7</text:note-citation><text:note-body><text:p text:style-name="Footnote"><text:bookmark text:name="result_box1"/><text:span text:style-name="T74">Jack of Hearts</text:span> <text:span text:style-name="T1">– Червовый валет (фр.)</text:span></text:p></text:note-body></text:note></text:span><text:span text:style-name="T74"> , </text:span><text:span text:style-name="T1">Сахарная Ватка</text:span><text:span text:style-name="T74">!</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6">Я смутился и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text:soft-page-break/>– Закрой глаза! – скомандовала аликорница.&lt;<text:span text:style-name="T26">Добавить эпизодов сражения Сел с пландерсидами. Этот эпизод — последний, после которого она потеряла сознание</text:span>&gt;</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text:soft-page-break/>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9">Спи, сестра моя родная,<text:line-break/>Спи. Усни.<text:line-break/>Крыльями тебя укрою,<text:line-break/>Спи. Усни.</text:p><text:p text:style-name="P149"><text:tab/>В чаще тёмной волки воют,<text:line-break/>Спи. Усни.</text:p><text:p text:style-name="P149"><text:tab/>В мрачном замке духи ноют,<text:line-break/>Спи. Усни.</text:p><text:p text:style-name="P149"><text:tab/>Сказки вечность нам читает,<text:line-break/>Спи. Усни.<text:line-break/>День осенний угасает,<text:line-break/>Спи. Усни.<text:line-break/>Помни только в сне глубоком,</text:p><text:p text:style-name="P14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text:soft-page-break/>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2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21">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7">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7">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6">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8">,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1">–</text:span> <text:span text:style-name="T26">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6">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21"/>
      <text:h text:style-name="Heading_20_2" text:outline-level="2"><text:soft-page-break/><text:span text:style-name="T11">3. </text:span>Кантерлот</text:h>
      <text:p text:style-name="P80">Музыка медленная, фэнтезийная, средневековая, изысканая, дворцовая (стиль Dire Straits “Coyote”)</text:p>
      <text:p text:style-name="P80">&lt;Эркеры и ризалиты&gt;</text:p>
      <text:p text:style-name="P23">Глава IV. Пределы магии</text:p>
      <text:p text:style-name="P20"/>
      <text:p text:style-name="P23">Вашему покорному слуге известны четыре предела магии: </text:p>
      <text:list xml:id="list2126117750721890007" text:style-name="L4">
        <text:list-item>
          <text:p text:style-name="P16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8">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8">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44"><text:s/>Сколько страниц сегодня нахреначили?</text:p><text:p text:style-name="P148">– <text:span text:style-name="T1">Восемь, учитель!</text:span></text:p><text:p text:style-name="P148">– Отлично. Надиктую ещё две и сбегаешь за кофе.</text:p></text:note-body></text:note></text:span></text:p>
        </text:list-item>
      </text:list>
      <text:p text:style-name="P4"/>
      <text:p text:style-name="P10">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7"><text:soft-page-break/>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7">Дискорд исчез. Последний раз драконикуса видели, когда он на своей <text:span text:style-name="T1">золотой барже</text:span> удалялся в сторону Жеребячьих<text:span text:style-name="T26"> </text:span>гор.</text:p>
      <text:p text:style-name="P77">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7">Я потянулся. Хватит на сегодня чтения. Настало время ежедневной прогулки по городу. Тем более, что у меня есть деньги.</text:p>
      <text:p text:style-name="P77">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7">Так что даже на ремонт одежды и покупку необходимых в повседневной жизни мелочей у меня финансов не было. До недавнего времени. </text:p>
      <text:p text:style-name="P77">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7"><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77"><text:span text:style-name="T11">Как раз на спуске в нижний </text:span><text:span text:style-name="T1">город, на мосту</text:span><text:span text:style-name="T11">, 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18">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text:soft-page-break/>–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8">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text:soft-page-break/>– “Лорен” я сделал на базе <text:span text:style-name="T38">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8">парящие платформы.</text:span> Но дворцовым бюрократам необязательно ж знать, КАК я их уничтожаю, хе-хе! Некоторые из <text:span text:style-name="T38">платформ </text:span><text:span text:style-name="T39">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8"> И никто ж не догадывался, что она </text:span><text:span text:style-name="T39">сделана по королевскому заказу</text:span><text:span text:style-name="T38">! Её </text:span><text:span text:style-name="T39">Солнечное </text:span><text:span text:style-name="T38"><text:s/>Высочеств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96">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Библиотека</text:h>
      <text:p text:style-name="P19">&lt;<text:span text:style-name="T75">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8">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text:soft-page-break/>Возьмём, <text:s/>примеру, заклинание начального предела: “Ярету пхонг руул квами”, <text:span text:style-name="T1">—</text:span> что означает: “<text:span text:style-name="T26">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0"/>
      <text:p text:style-name="P40">На трактат упала тень.</text:p>
      <text:p text:style-name="P41">– Эй, нельзя ли не заслонять …</text:p>
      <text:p text:style-name="P41">Я поперхнулся словом, упёршись носом в покрытую белой шерстью грудь. Селестия оступила, извиняясь.</text:p>
      <text:p text:style-name="P41">– Извини за беспокойство. Просто стало интересно, что ты так увлечённо читаешь? Стража докладывала, что ты днюешь и ночуешь в библиотеке.</text:p>
      <text:p text:style-name="P40"><text:span text:style-name="T11">За прошедшие дни я уже привык и к магии, и к разумным эквиноподобным и даже </text:span><text:span text:style-name="T1">ко сну вдоволь</text:span><text:span text:style-name="T11">.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41">– Эээ…</text:p>
      <text:p text:style-name="P41">–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1">Она потянулась за спину, сжала зубами зажим, и, после негромкого щелчка, экзоскелет “разошёлся” в стороны.</text:p>
      <text:p text:style-name="P41">– Вот, так лучше. – улыбнулась она, вышагивая из него. – Доктор Плантаго Майор был уверен, что я не дотянусь до замка.</text:p>
      <text:p text:style-name="P68">Экзоскелет, лишившись хозяйки, переключил цвет лампочки с зелёного на оранжевый.</text:p>
      <text:p text:style-name="P41">– Насколько я знаю, тебе было прописано два месяца постельного режима. Сейчас и недели не прошло...</text:p>
      <text:p text:style-name="P41">– Не волнуйся, аликорны куда крепче единорогов, по стандартам которых меня лечат.</text:p>
      <text:p text:style-name="P4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0">Она, почувствовав мой взгляд, подняла нос <text:span text:style-name="T1">из</text:span> книги и <text:s/>посмотрела на меня, насторожив уши.</text:p>
      <text:p text:style-name="P40"><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2">– А по-моему, ты не…</text:p>
      <text:p text:style-name="P40"><text:span text:style-name="T12">– Так, я попрошу! – перебила меня венценосная кобыла. – Давай, ты не будешь лезть в мои дела, а я не буду</text:span><text:span text:style-name="T4">… эээ… ммм…</text:span></text:p>
      <text:p text:style-name="P42">– Не будешь что?</text:p>
      <text:p text:style-name="P52"><text:soft-page-break/>Селестия нахмурилась и угрожающе подняла крылья.</text:p>
      <text:p text:style-name="P52"><text:span text:style-name="T11">– </text:span>Не забывай, человек, я — могущественный маг и правитель Эквестрии. Ко мне нужно относиться с должным уважением!</text:p>
      <text:p text:style-name="P52"><text:span text:style-name="T11">– </text:span>А то что? Превратишь в жабу? Сошлёшь на Луну? Убьёшь нахер?</text:p>
      <text:p text:style-name="P52">Аликорница сникла. Уши её опустились.</text:p>
      <text:p text:style-name="P52"><text:span text:style-name="T11">– </text:span>Макс, не надо... Ты же знаешь, я этого не сделаю.</text:p>
      <text:p text:style-name="P52"><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2">– О, небо! Я забыла распорядиться насчёт тебя! Какая же я тупая! Макс, извини, пожалуйста!</text:p>
      <text:p text:style-name="P52"><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52"><text:span text:style-name="T11">Аликорница уселась н</text:span>а пол <text:span text:style-name="T11">и прижала копыто к груди.</text:span></text:p>
      <text:p text:style-name="P42">– Да будет так! Сим заявляю, что отныне и впредь буду общаться с тобой на равных, человек Макс. Слово Селестии <text:span text:style-name="T1">Эквестрийской</text:span>!</text:p>
      <text:p text:style-name="P52">Закончив фразу, аликорница вскинула копыто вперёд и вверх. Я чуть не подавился нервным смешком, настолько это напоминало зигу<text:tab/>.</text:p>
      <text:p text:style-name="P52"><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52"><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11">– </text:span>Вот, читай отсюда. <text:span text:style-name="T11">– а</text:span>ликорница подчеркнула абзац копытом.</text:p>
      <text:p text:style-name="P52"/>
      <text:p text:style-name="P53">***</text:p>
      <text:p text:style-name="P53"/>
      <text:p text:style-name="P62">«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2">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2">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2">Но величайшая справедливость юниверсума заключается в том, что не существует безвыходных положений. Всегда есть надежда.</text:p>
      <text:p text:style-name="P62">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2">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lt;<text:span text:style-name="T26">Селестии не удастся привлечь Макса на сторону Эквестри даже с помощью 34 — это удастся Дэш</text:span>&gt;</text:p>
      <text:p text:style-name="P52">В ухе стало щекотно от тёплого дуновения.</text:p>
      <text:p text:style-name="P42">– Теперь ты понимаешь, почему мы не ожидали увидеть тебя? Мы, вообще-то, вызывали сверхаликорна…</text:p>
      <text:p text:style-name="P42">Я повернулся к Селестии.</text:p>
      <text:p text:style-name="P4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2">Аликорница отвернулась.</text:p>
      <text:p text:style-name="P42">– Это очень чувствительная тема. – сказала она после недолгой заминки. – <text:s/>Постыдная для нас.</text:p>
      <text:p text:style-name="P42">– Какая тема?</text:p>
      <text:p text:style-name="P42">Селестия повернулась, но старалась избегать меня взглядом.</text:p>
      <text:p text:style-name="P42">– Магия.</text:p>
      <text:p text:style-name="P42">– Что?</text:p>
      <text:p text:style-name="P4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2">Я посмотрел на аликорницу. Та старательно делала вид, что интересуется состоянием лака на копыте.</text:p>
      <text:p text:style-name="P42">– То есть, вы почувствовали ослабление своих магических способностей, и решили, что миру приходит конец?</text:p>
      <text:p text:style-name="P42">–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2">– Ээээ… ммм… А вы пробовали обратиться к врачу? – начал я как можно мягче.</text:p>
      <text:p text:style-name="P42">БАЦ!</text:p>
      <text:p text:style-name="P42">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2">– Это бесполезно… Он не верит мне. У меня нет времени его переубедить.</text:p>
      <text:p text:style-name="P42">Потом она обратилась ко мне.</text:p>
      <text:p text:style-name="P42">– <text:s/>Извини. Сорвалась. Мне очень стыдно. Последнее время всё идёт наперекосяк, совсем не так, как мы планировали.</text:p>
      <text:p text:style-name="P42">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oft-page-break/><text:span text:style-name="T1">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2">–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2">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2"><text:span text:style-name="T1">– Зачем? </text:span>– спросил я. – Что это за театр, твоё… Ваше Высочество? Во-первых, я не давал своё согласие на чтение моих мыслей. Во-вторых…</text:p>
      <text:p text:style-name="P42">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2">Аликорница <text:span text:style-name="T1">прислушалась, </text:span>всполошилась и стала носиться по читальному залу с загнанным видом.</text:p>
      <text:p text:style-name="P42"><text:soft-page-break/>– <text:s/><text:span text:style-name="T1">Дискордовы</text:span> яйца! Они нашли меня!</text:p>
      <text:p text:style-name="P42">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2">– <text:s/>Ты! Чего! Делаешь! Твоё, <text:span text:style-name="T1">блин,</text:span> высочество!!! – <text:s/>я едва уберёг <text:span text:style-name="T1">своё </text:span>естество от острого рога.</text:p>
      <text:p text:style-name="P4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2">– Помоги! Мне самой не закрыть замок, – <text:s/>обратилась аликорница ко мне, тщётно пытаясь охватить зубами раскрытую защёлку.</text:p>
      <text:p text:style-name="P4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2">–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2">– <text:s/><text:span text:style-name="T1">Я</text:span> помогу! – <text:s/>Селестия изогнула шею и стала зубами сжимать защёлку.</text:p>
      <text:p text:style-name="P42">ШЛОП!</text:p>
      <text:p text:style-name="P4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В наступившей тишине аликорница прошептала мне убито:</text:p>
      <text:p text:style-name="P42">–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2"><text:span text:style-name="T1">– Занавес. </text:span>– <text:s/><text:span text:style-name="T1">подытожил я.</text:span></text:p>
      <text:p text:style-name="P42"/>
      <text:h text:style-name="P156" text:outline-level="2"><text:span text:style-name="T11">5. </text:span>Индиго</text:h>
      <text:p text:style-name="P42"/>
      <text:p text:style-name="P42">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2">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сине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анешн! Скажи ей, что у меня сегодня день рождения, и я здоровски обиде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ов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здоровски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2">Я остался сидеть в полнейшем замешательстве. </text:p>
      <text:p text:style-name="P52"/>
      <text:p text:style-name="P53">***</text:p>
      <text:p text:style-name="P52">&lt;<text:span text:style-name="T75">Depeche Mode - Painkiller</text:span>&gt;</text:p>
      <text:p text:style-name="P62">...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2"/>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6">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2"><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2">– Сто лет не гуляла по парку. Составишь мне компанию?</text:p>
      <text:p text:style-name="P52">Я поднялся с кресла, гадая, шутила Селестия про сто лет, или нет?</text:p>
      <text:p text:style-name="P52">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2">&lt;<text:span text:style-name="T27">Селестия достаёт из потайной щели свиток с мыслями Селестии</text:span><text:span text:style-name="T26">`<text:tab/>`</text:span>&gt;</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text:soft-page-break/>– А Дискорд? Он, вроде, не моложе вас.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2">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2"/>
      <text:p text:style-name="P62">День 137344</text:p>
      <text:p text:style-name="P62">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2">…</text:p>
      <text:p text:style-name="P62">День 287651</text:p>
      <text:p text:style-name="P62">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2">…</text:p>
      <text:p text:style-name="P62">День 364886</text:p>
      <text:p text:style-name="P62">О небо, как я мечтаю, чтобы это поскорее закончилось! Сестра, приди скорей!</text:p>
      <text:p text:style-name="P52"/>
      <text:p text:style-name="P52">Селестия со вздохом захлопнула книгу.</text:p>
      <text:p text:style-name="P52">–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2">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мелодично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
      <text:p text:style-name="P52">…</text:p>
      <text:p text:style-name="P52"><text:soft-page-break/></text:p>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55" text:outline-level="2">6. Стыд</text:h>
      <text:p text:style-name="P52">&lt;<text:span text:style-name="T106">Mylene Farmer — L`Ame-Stram-Gram</text:span>&gt;</text:p>
      <text:p text:style-name="P62">~~~ Завтра на семь в библиотеке ~~~</text:p>
      <text:p text:style-name="P62"/>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text:soft-page-break/>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 Завтра будешь? – спросил Норф. – Надо бы закончить заказ из <text:s/>Троттингема.</text:p>
      <text:p text:style-name="P52">– В это же время. – подтвердил я.</text:p>
      <text:p text:style-name="P52"/>
      <text:p text:style-name="P53">***</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lt;<text:span text:style-name="T21">Абсолютного забвения</text:span>&gt;Стирание из бытия. Точнее, его нет и не было после того, как я замкнула его на его создателя, Иггуса. Суть заклинания <text:span text:style-name="T93">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93">ни в настоящем, ни в прошлом, ни в будущем</text:span>.</text:p>
      <text:p text:style-name="P52">– А как ты сама помнишь о том заклинании, если оно стёрто из бытия? – резонно подметил я.</text:p>
      <text:p text:style-name="P52">– У меня <text:span text:style-name="T93">стоит</text:span>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77">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6">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5">&lt;<text:span text:style-name="T26">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0">—</text:span> осень, за осенью <text:span text:style-name="T40">—</text:span> зима. <text:s/>Если пошёл дождь, должно быть мокро, если выпал снег <text:span text:style-name="T4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40">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6">Семь жеребят-подростков стояли передо мною с отсутствующим видом.</text:p>
      <text:p text:style-name="P16">– Представьтесь перед вашей принцессой! – шикнул на них сопровождающий стражник.</text:p>
      <text:p text:style-name="P16">Жеребята встрепенулись.</text:p>
      <text:p text:style-name="P1"><text:soft-page-break/><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67">старший. </text:span><text:span text:style-name="T2">–</text:span><text:span text:style-name="T67">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40">—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11">— умение делегировать полномочия. Вечером того же дня я села за письменный стол.</text:span></text:p>
      <text:p text:style-name="P42">“<text:span text:style-name="T24">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2"/>
      <text:p text:style-name="P53">***</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старый, как говно мамонта,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11">—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text:soft-page-break/>–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Селли. Если хочешь.</text:p>
      <text:p text:style-name="P52">– Хорошо. До встречи, Селли.</text:p>
      <text:p text:style-name="P52">– До встречи, Макс.</text:p>
      <text:p text:style-name="P52"/>
      <text:h text:style-name="Heading_20_2" text:outline-level="2"><text:span text:style-name="T1">8</text:span>. (40*<text:span text:style-name="T11">ctg(Pi/4)-6)/(ln(e)-sin(0))</text:span></text:h>
      <text:p text:style-name="P83">Mark Knopfler — Hill Farmers Blues — или на следующую главу (прощание)</text:p>
      <text:p text:style-name="P52"/>
      <text:p text:style-name="P62">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6"> </text:span>(быть может, к счастью). Всё, что я могу <text:span text:style-name="T11">— оставить тебе напутствие.</text:span></text:p>
      <text:p text:style-name="P62"><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2"><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2">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62">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2">Удачи!</text:p>
      <text:p text:style-name="P62"/>
      <text:p text:style-name="P42">…</text:p>
      <text:p text:style-name="P42"/>
      <text:p text:style-name="P52">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oft-page-break/><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79"> </text:span><text:span text:style-name="T50">— вся архитектура явно </text:span><text:span text:style-name="T40">была </text:span><text:span text:style-name="T50">заточена под крылатых. Таких, для которых приземлиться на балкон в тронном зале или уйти через портик на крыше</text:span><text:span text:style-name="T79"> </text:span><text:span text:style-name="T50">— обычное дело. </text:span><text:span text:style-name="T79">Хорошо, что ежедневные посещения каретной мастерской подняли мой тонус, изрядно посаженный сидячим образом жизни.</text:span></text:p>
      <text:p text:style-name="P1"><text:span text:style-name="T79">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50">— книжный шкаф и напольная подставка для чтения с </text:span><text:span text:style-name="T40">упором в виде </text:span><text:span text:style-name="T50">голов</text:span><text:span text:style-name="T40">ы</text:span><text:span text:style-name="T50">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40">Каменный пол комнаты был покрыт розовым ковром с длиннейшим ворсом.</text:span><text:span text:style-name="T50"> </text:span><text:span text:style-name="T40">Его центр занимал высокий </text:span><text:span text:style-name="T50">кругл</text:span><text:span text:style-name="T40">ый</text:span><text:span text:style-name="T50"> </text:span><text:span text:style-name="T40">футон</text:span><text:span text:style-name="T50"> </text:span><text:span text:style-name="T40">с</text:span><text:span text:style-name="T50"> велик</text:span><text:span text:style-name="T40">им</text:span><text:span text:style-name="T50"> множество</text:span><text:span text:style-name="T40">м</text:span><text:span text:style-name="T50"> подушек. Среди них я с удивлением заметил плюшевую единорожку </text:span><text:span text:style-name="T40">фиолетового</text:span><text:span text:style-name="T50"> цвета. За полускрытым гардинами проёмом виднелся широкий балкон с низенькими пузатыми перилами. Пахло лавандовым маслом.</text:span></text:p>
      <text:p text:style-name="P42">– Рада тебя видеть, Макс. – знакомый силуэт на балконе повернулся в мою сторону. Гардины раздвинулись и Селестия вошла в комнату.</text:p>
      <text:p text:style-name="P42"><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2">Аликорница смотрела на меня из под чёлки с фирменной саркастической улыбочкой.</text:p>
      <text:p text:style-name="P42">– <text:span text:style-name="T1">Такое впечатление, что ты увидел не меня, а василиска! Отомри!</text:span></text:p>
      <text:p text:style-name="P52">Я выдохнул.</text:p>
      <text:p text:style-name="P42">– <text:span text:style-name="T1">Как ты это делаешь? Я видел тебя и раньше, но ты никогда не была такой... Такой...</text:span></text:p>
      <text:p text:style-name="P4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2"><text:soft-page-break/>–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2">– <text:span text:style-name="T1">О каких подпольщиках ты говоришь? В Эквестрии зреет революция?</text:span></text:p>
      <text:p text:style-name="P42">Селестия подошла к фонтанчику и начала набирать воду в серебряный чайник.</text:p>
      <text:p text:style-name="P4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7">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Хотя… С одной стороны, мы с Лулу корректируем курс и вращение Эквуса <text:span text:style-name="T11">—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1">.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Надеюсь, через несколько сотен лет орбита Эквуса стабилизируе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 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1">— </text:span>не давать им окрепнуть настолько, чтобы они могли посеять смуту.</text:p>
      <text:p text:style-name="P4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2"><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2"><text:span text:style-name="T1">–</text:span> Мы же договорились! <text:span text:style-name="T1">Селли</text:span>! Не хватало мне ещё слышать официоз у себя дома. Его в моей жизни и так хватает.</text:p>
      <text:p text:style-name="P42">Она открыла шкафчик и, потянув зубами золотой шнурок, вытащила чёрный с золотом пакетик.</text:p>
      <text:p text:style-name="P42"><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2"><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2"><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2"><text:span text:style-name="T1">–</text:span> Не стой столбом, Макс! Об тебя можно взгляд поцарапать!</text:p>
      <text:p text:style-name="P42">Я присел на краешек. Она немного придвинулась ко мне и смешливо сощурилась.</text:p>
      <text:p text:style-name="P42"><text:span text:style-name="T1">–</text:span> Ты не против, если мы продолжим знакомство? Я хотела пригласить тебя на чай ещё вчера, но землетрясение…</text:p>
      <text:p text:style-name="P4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2"><text:span text:style-name="T1">Селестия</text:span> виновато сморщила нос.</text:p>
      <text:p text:style-name="P42"><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2">Я молчал, раздумывая, чтобы такое остроумное ляпнуть в ответ, когда аликорница шутливо ткнула меня копытом в плечо. </text:p>
      <text:p text:style-name="P42"><text:span text:style-name="T1">–</text:span> Ну же, Макс, ты как деревянный! Расслабься! Можно подумать, тебя никогда раньше не приглашали на свидания!</text:p>
      <text:p text:style-name="P42">От неожиданности я повалился на ложе.</text:p>
      <text:p text:style-name="P42"><text:span text:style-name="T1">–</text:span> Эй, полегче! Ты пихаешься, как бульдозер!</text:p>
      <text:p text:style-name="P4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2">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2"><text:span text:style-name="T1">–</text:span> Ты чего??? <text:span text:style-name="T1">–</text:span> я непонимающе уставился на аликорницу.</text:p>
      <text:p text:style-name="P42"><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50">Мне печалиться не стоит</text:p><text:p text:style-name="P150">Жизнь прекрасна и ярка</text:p><text:p text:style-name="P150">Телом молода, душою —</text:p><text:p text:style-name="P150">Как дракон морской мудра</text:p><text:p text:style-name="P150"/><text:p text:style-name="P150">Я видала взлёт империй,</text:p><text:p text:style-name="P150">Я жила среди легенд,</text:p><text:p text:style-name="P150">Древней магии мистерий</text:p><text:p text:style-name="P150">Я прилежнейший студент</text:p><text:p text:style-name="P150"/><text:p text:style-name="P150">Обожаема народом,</text:p><text:p text:style-name="P150">Уважаема врагом,</text:p><text:p text:style-name="P150">Но друзей моих немного,</text:p><text:p text:style-name="P150">Гложет душу холодом</text:p><text:p text:style-name="P150"/><text:p text:style-name="P150">Одинока и печальна,</text:p><text:p text:style-name="P150">Недоступна и строга,</text:p><text:p text:style-name="P150">Потеряла изначальный</text:p><text:p text:style-name="P150">Смысл жизни навсегда</text:p><text:p text:style-name="P150"/><text:p text:style-name="P150">Жизнь моя теперь публична,</text:p><text:p text:style-name="P150">Жизнь моя теперь для всех,</text:p><text:p text:style-name="P150">В этом — горе, в этом — счастье,</text:p><text:p text:style-name="P150">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2">Аликорница поводила носом над чашками и заметила:</text:p>
      <text:p text:style-name="P4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2">Я трогал пальцем ноги воду, сидя на бортике бассейна, когда дверь открылась и внутрь сунулся нос аликорницы.</text:p>
      <text:p text:style-name="P42">– Тебе в чай класть мёд или сахар? – спросила она, невинно наблюдая за моими тщётными попытками прикрыться.</text:p>
      <text:p text:style-name="P42">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2">– Ты бы предупреждала, прежде чем войти, что ли? – просипел я. </text:p>
      <text:p text:style-name="P4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2">– Мёд. Или сахар. На твоё усмотрение.</text:p>
      <text:p text:style-name="P42">– Как скажешь. – нос <text:span text:style-name="T1">Селестии</text:span> скрылся за дверью.</text:p>
      <text:p text:style-name="P42"><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2">– О, ты уже?</text:p>
      <text:p text:style-name="P42">Аликорница поставила на поднос чашки и плетёнку с бубликами и подошла с ним к тюфяку.</text:p>
      <text:p text:style-name="P42">– А почему ты опустила жалюзи на окне в ванной? Оттуда такой прекрасный вид!</text:p>
      <text:p text:style-name="P42">–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2"><text:span text:style-name="T1">– Примерно такие? </text:span>– <text:span text:style-name="T1">я бросил на диван «Роял джорнэл» от текущего месяца. Заголовок на целый разворот гласил: «</text:span><text:span text:style-name="T9">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2">– Примерно такие. – расхохоталась Селестия. <text:span text:style-name="T11">– С</text:span>пасибо, мнет хоть инвалидное кресло не пририсовали!</text:p>
      <text:p text:style-name="P4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2">–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2">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2">Я повернулся к <text:span text:style-name="T1">Селестии</text:span>. Мне пришлось осторожно напрягать мускулы шеи, чтобы они случайно не отвернули голову нафиг.</text:p>
      <text:p text:style-name="P42">– Это просто бомба! Я чувствую себя богом! Кажется, я понял секрет вашей силы и долголетия: вы пьёте эту траву каждый день.</text:p>
      <text:p text:style-name="P42">Аликорница громко и заразительно рассмеялась. Я присоединился к ней. <text:span text:style-name="T1">По телу прошлась волна лёгкого покалывания.</text:span><text:span text:style-name="T27">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Селестия легла рядом и тепло дунула мне в ухо.</text:p>
      <text:p text:style-name="P42">– <text:span text:style-name="T1">Ты готов познакомиться поближе? Совсем близко?</text:span></text:p>
      <text:p text:style-name="P42">–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В открывшемся мини-баре я углядел ряд вычурных бутылок и пузатых графинчиков. Их содержимое не вызывало у меня никаких сомнений.</text:p>
      <text:p text:style-name="P40"><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0"><text:span text:style-name="T11">–</text:span> А водку у вас принято пить?</text:p>
      <text:p text:style-name="P40"><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52"><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11">– Это ты называешь “дружбой”? – с </text:span>улыбкой хмыкнул<text:span text:style-name="T11"> я. – </text:span>Мне нравится твоё чувство юмора.</text:p>
      <text:p text:style-name="P52">Аликорница нахмурилась.</text:p>
      <text:p text:style-name="P52"><text:span text:style-name="T11">–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52">Копыто аликорницы закрыло мне рот прежде чем я успел договорить заветное слово.</text:p>
      <text:p text:style-name="P42">– Макс, не надо! – умоляюще произнесла аликорница. – Не продолжай! Пожалуйста!</text:p>
      <text:p text:style-name="P42">Слова встали у меня поперёк горла. Я медленно отодвинул копыто от лица и потрясённо уставился на неё.</text:p>
      <text:p text:style-name="P42">– Но почему? – в конце-концов выдавил я. – Что не так? Это из-за того, что я — человек?</text:p>
      <text:p text:style-name="P42">Тия виновато закусила губу и отвернулась.</text:p>
      <text:p text:style-name="P4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2"><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2">– Макс… Я не смогу сделать тебя бессмертным… Мне очень жаль… Извини…</text:p>
      <text:p text:style-name="P4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2">Слёзы злости душили меня, но я сдержался.</text:p>
      <text:p text:style-name="P42">– Охренеть. – сказал я холодно. – А я прям напрашивался!</text:p>
      <text:p text:style-name="P42">Одиночество, отступившее перед мягким, но настойчивым натиском аликорницы в последние <text:span text:style-name="T1">дни</text:span>, снова сковало душу стужей.</text:p>
      <text:p text:style-name="P4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2">“...пожалуйста, останься...”</text:p>
      <text:p text:style-name="P42">Где этот чёртов носок?</text:p>
      <text:p text:style-name="P42">“...пойми, это эффект лазурного вина...”</text:p>
      <text:p text:style-name="P42">Джинсы узкие, блядь! На мокрое тело хрен натянешь...</text:p>
      <text:p text:style-name="P42">“...ох, я глупая...”</text:p>
      <text:p text:style-name="P42">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2">–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2"/>
      <text:p text:style-name="P53">***</text:p>
      <text:p text:style-name="P4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50">– </text:span><text:span text:style-name="T40">Говорят, в Додж-сити почти не осталось жителей. В местном депо перестали обслуживать паровозы из-за отсутствия рабочих. Старик </text:span><text:span text:style-name="T50">–</text:span><text:span text:style-name="T40">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50">– </text:span><text:span text:style-name="T55">А из Пинто Крика уже месяц нет новостей...</text:span></text:p>
      <text:p text:style-name="P3"><text:span text:style-name="T50">– </text:span><text:span text:style-name="T5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6"><text:span text:style-name="T55">– </text:span>“<text:span text:style-name="T1">Что я могу сделать, чтобы вернуть всё назад?</text:span>”</text:p>
      <text:p text:style-name="P16"><text:span text:style-name="T55">– </text:span><text:span text:style-name="T40">Так и сказала?</text:span></text:p>
      <text:p text:style-name="P1"><text:span text:style-name="T50">– </text:span><text:span text:style-name="T40">Да, </text:span><text:span text:style-name="T41">Фэнси</text:span><text:span text:style-name="T4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55">– </text:span><text:span text:style-name="T40">Что бы это значило, Флер?</text:span></text:p>
      <text:p text:style-name="P16"><text:span text:style-name="T55">– </text:span><text:span text:style-name="T40">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2">…</text:p>
      <text:p text:style-name="P68">–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8">– Куда проваливаться?</text:p>
      <text:p text:style-name="P68">– Они не знают. В тех провалах не видно дна...</text:p>
      <text:p text:style-name="P68">…</text:p>
      <text:p text:style-name="P68"/>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8">– Леди и джентльпони! Приём окончен! Её Высочество Принцесса Селестия будет рада видеть <text:s/>вас в следующую среду!</text:p>
      <text:p text:style-name="P68">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41">– Привет, Селестия. – подчёркнуто нейтрально обратился я. – Как дела?</text:p>
      <text:p text:style-name="P41">– Привет… Макс. <text:s/>Не очень, мягко говоря.</text:p>
      <text:p text:style-name="P40"><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41">–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9">— </text:span><text:span text:style-name="T3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41">–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41">Селестия подошла к фонтанчику, обмакнула в него копыто и провела им по лбу.</text:p>
      <text:p text:style-name="P4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1">Я сделал вид, что не заметил полунамёка в последнем предложении. Выяснять отношения и мириться мне не хотелось.</text:p>
      <text:p text:style-name="P41">– Порадовать, к сожалению, нечем. Твой приятель, Норфолк Каррус, исчез. Судя по всему, во сне.</text:p>
      <text:p text:style-name="P41">– И Норф? О-о-о, нет!</text:p>
      <text:p text:style-name="P41">Селестия в отчаянии села на пол, прижав копыто к виску и опустошенно качая головой.</text:p>
      <text:p text:style-name="P4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1">Аликорница подняла голову и <text:span text:style-name="T1">удручённо</text:span> посмотрела на меня.</text:p>
      <text:p text:style-name="P4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1">– Может, спросишь Луну, куда деваются пони? Сон по её части.</text:p>
      <text:p text:style-name="P40"><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1">– Может, мне поговорить с ней?</text:p>
      <text:p text:style-name="P40"><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42">– Ну ок. Тогда она обрадуется следующей новости: я ухожу.</text:p>
      <text:p text:style-name="P42"><text:soft-page-break/>Селестия еле заметно дрогнула ушами. Она отвернулась и молча смотрела в окно, не выказывая эмоций.</text:p>
      <text:p text:style-name="P42">Я продолжил.</text:p>
      <text:p text:style-name="P4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2">Поза аликорницы стала чуть менее скованной. На грани слышимости я уловил её вздох. Она наконец повернулась ко мне и слабо улыбнулась.</text:p>
      <text:p text:style-name="P4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2">– А в мешочке что?</text:p>
      <text:p text:style-name="P4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2">Я хотел было оскорбиться такой опекой со стороны аликорницы, но, глянув в её глаза, передумал.</text:p>
      <text:p text:style-name="P42">– Твоё высочество<text:span text:style-name="T1">, ты, вообще, спишь по ночам? У тебя глаза красные, как у кролика-альбиноса.</text:span></text:p>
      <text:p text:style-name="P4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2">–<text:span text:style-name="T1"> Отправляйся, Макс. Очень надеюсь на успех твоей миссии.</text:span></text:p>
      <text:p text:style-name="P52">Она повернулась и вышла из зала, почти подметая хвостом пол.</text:p>
      <text:p text:style-name="P42"/>
      <text:p text:style-name="P1"><text:span text:style-name="T51">&lt;</text:span><text:span text:style-name="T84">Mark Knopfler - </text:span><text:span text:style-name="T83">Hill Farmer's Blues</text:span><text:span text:style-name="T51">&gt;</text:span></text:p>
      <text:p text:style-name="P44">***</text:p>
      <text:p text:style-name="P42"/>
      <text:p text:style-name="P48">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8">–<text:span text:style-name="T1"> Но магия есть и сейчас, мам!</text:span></text:p>
      <text:p text:style-name="P48"><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8"><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2">Так возникли пони и многие другие.</text:p>
      <text:p text:style-name="P48"><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8">–<text:span text:style-name="T1"> Весь мир как Вечнодикий лес?</text:span></text:p>
      <text:p text:style-name="P62">–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2">– Ма-а-ам, а со мной связан элементаль?</text:p>
      <text:p text:style-name="P62">– Конечно, Эйприл. В каждом из нас есть её бессмертная искорка.</text:p>
      <text:p text:style-name="P1"><text:span text:style-name="T4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8"><text:span text:style-name="T1">– Конечно, мам! «День горящего очага» </text:span>— <text:span text:style-name="T1">верно?</text:span></text:p>
      <text:p text:style-name="P62">–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2">Так возникли аликорны.</text:p>
      <text:p text:style-name="P62">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2">Имя её было Селестия.</text:p>
      <text:p text:style-name="P62">За ней последовала и сестра её, <text:span text:style-name="T11">Луна</text:span>.</text:p>
      <text:p text:style-name="P62">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2">То есть, всегда.</text:p>
      <text:p text:style-name="P62">Тут и сказке конец. А теперь, Эйприл, залазь на полку и закрывай глазки.</text:p>
      <text:p text:style-name="P62">– Ну ма-а-ам! Раскажи ещё что-нибудь! Про Сомбру!</text:p>
      <text:p text:style-name="P62">–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2">– А почему только тебя? А меня? А дядю-<text:span text:style-name="T93">мино</text:span>тавра?</text:p>
      <text:p text:style-name="P62">– <text:s/>Тебя забрать я ему не дам. А в дядю не тыкай копытом, это невежливо! Спи уже, моя маленькая!</text:p>
      <text:p text:style-name="P62"><text:soft-page-break/>– Поцелуй меня на ночь, мам!</text:p>
      <text:p text:style-name="P62">– Конечно, моя хорошая...</text:p>
      <text:p text:style-name="P62"/>
      <text:p text:style-name="P42">Вагоны убаюкивающе перестукивались по рельсам, унося меня прочь от Кантерлота. Я перевернулся на другой бок и провалился в сон.</text:p>
      <text:p text:style-name="P84">&lt;https://www.youtube.com/watch?v=Py9SDdYGFrQ&gt;</text:p>
      <text:h text:style-name="Heading_20_2" text:outline-level="2">10. Понивилль</text:h>
      <text:p text:style-name="P42"/>
      <text:p text:style-name="P16">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6">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5">—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6"><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6">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6">Гостинницу я сразу отверг <text:span text:style-name="T5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2">–<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6"/>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50">–</text:span><text:span text:style-name="T40"> Эй, верзила, поосторожнее, лягать тя в пузо! Куда прёшься-то?</text:span></text:p>
      <text:p text:style-name="P16">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2">– Ты что, как-тя-там, впервые на базаре? Так таращишься по сторонам, как будто морковку с картохой впервые в жизни увидел.</text:p>
      <text:p text:style-name="P4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2">Я перегнулся через прилавок, стараясь рассмотреть кьютимарку кобылки. </text:p>
      <text:p text:style-name="P42">–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2">Так и есть! На крупе кобылки красовались три яблока. Вот только, блин, как её звали-то?</text:p>
      <text:p text:style-name="P42">– <text:s/>Прошу прощения, Аппл... Эппл... Эпплхэт?</text:p>
      <text:p text:style-name="P42">– Ща залеплю оплеуху. – мрачно процедила пони. – Мало того, что таращится, как василиск, так ещё и издевается!</text:p>
      <text:p text:style-name="P42">– Да ладно тебе, Эй-Джей! Вполне милое имя. – хихикнул дракончик с кукурузой, проходя мимо.</text:p>
      <text:p text:style-name="P42">Ага, вот!</text:p>
      <text:p text:style-name="P42">– Извините меня пожалуйста, Эй-Джей, просто мне показалось, что вы напоминаете одну мою знакомую.</text:p>
      <text:p text:style-name="P42">– Эй-Джей я для друзей! – сварливо заметила поняха, – А для всех остальных — тебя тоже! — Эпплджек.</text:p>
      <text:p text:style-name="P42">Блин, опять облажался. Как-то хреново начинается знакомство с Понивиллем.</text:p>
      <text:p text:style-name="P42">– Понял. А меня зовут Макс. Приятно было познакомиться, Эпплджек.</text:p>
      <text:p text:style-name="P42">Я повернулся было уходить.</text:p>
      <text:p text:style-name="P42">– Э-э-э… Макс?</text:p>
      <text:p text:style-name="P42">– Да? – я повернулся обратно.</text:p>
      <text:p text:style-name="P42">Поняха водила копытом по прилавку. Надвинутая на лоб шляпа скрывала выражение мордочки. </text:p>
      <text:p text:style-name="P42">–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2">Я вернулся к прилавку.</text:p>
      <text:p text:style-name="P42">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2">– Сколько стоят вот эти? – указал я на пирамидку красных яблок размером с <text:span text:style-name="T1">четверть</text:span> арбуза каждое.</text:p>
      <text:p text:style-name="P42">– Ред <text:span text:style-name="T1">Гала</text:span>? Две серебряшки.</text:p>
      <text:p text:style-name="P42">– Куча?</text:p>
      <text:p text:style-name="P42"><text:soft-page-break/>– Ну ты даёшь! – хмыкнула Эпплджек. – Даже не смешно.</text:p>
      <text:p text:style-name="P42">– Неужели штука?</text:p>
      <text:p text:style-name="P42">Поня<text:span text:style-name="T1">х</text:span>а выпрыгнула из-за прилавка и смерила меня долгим взглядом.</text:p>
      <text:p text:style-name="P42">–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2">Я улыбнулся и кивнул в ответ. Ситуация начала выправляться.</text:p>
      <text:p text:style-name="P42">–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2">– А сколько стоит вот это? – указал я на небольшую прикрытую от солнца мешковиной баночку с содержимым удивительной радужной расцветки.</text:p>
      <text:p text:style-name="P4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2">Поняшка набрала ложечку джема и предложила мне. </text:p>
      <text:p text:style-name="P4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2">– Это просто восхитительно! Чудесно! Никогда такого не пробовал! И даже представить не мог, что такая вкуснотень существует!</text:p>
      <text:p text:style-name="P42">Эпплджек просто расцвела от моих дифирамбов.</text:p>
      <text:p text:style-name="P42">– Тебе, сахарок, как гостю города, сделаю скидку. Забирай за шестьдесят. Раньше меньше чем золотой не отдавала.</text:p>
      <text:p text:style-name="P42">Расплачиваясь, я спросил:</text:p>
      <text:p text:style-name="P42">– Ты, случаем, не знаешь, как пройти к городской библиотеке?</text:p>
      <text:p text:style-name="P42">Эпплджек, вскинув копыто ко лбу, запричитала:</text:p>
      <text:p text:style-name="P42">–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2">Тут Эпплджек прервалась и что есть силы замахала кому-то:</text:p>
      <text:p text:style-name="P42">– Рэр! Эй! Рэр! Давай к нам!</text:p>
      <text:p text:style-name="P42">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2"><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2">– Эпплджек! Сколько можно повторять: модельер, а не рукодельница! Проведу, конечно. – устало произнесла Рэрити.</text:p>
      <text:p text:style-name="P42">– А какая разница? – беспечно махнула копытом Эпплджек, не обращая внимание на нахмурившуюся единорожку. – Шмотки — они и в Эппллузе шмотки.</text:p>
      <text:p text:style-name="P42">– Разница, как если бы тебя вместо огородницы назвали… ммм… <text:s/>реднеком. Пойдёмте, Макс.</text:p>
      <text:p text:style-name="P4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2">– Огородница!.. Ишь, чего выдумала! По мне, так уж лучше “реднек”, чем “огородница”! – слышалось бурчание Эпплджек нам вдогонку.</text:p>
      <text:p text:style-name="P42">Единорожка с серьёзным видом завела меня за угол и только после этого звонко расхохоталась.</text:p>
      <text:p text:style-name="P42">– Я думал, вы друзья. – заметил я.</text:p>
      <text:p text:style-name="P4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2">– Буду только рад. Сам бы предложил, да не успел.</text:p>
      <text:p text:style-name="P4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2">– Не сомневаюсь. Мы в конце-концов неплохо поладили и она даже сделала мне скидку на вольт-яблочн<text:span text:style-name="T1">ый</text:span> джем.</text:p>
      <text:p text:style-name="P42">– А почём продала, если не секрет?</text:p>
      <text:p text:style-name="P42">– За шестьдесят бит.</text:p>
      <text:p text:style-name="P4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2">–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2">Единорожка чуть не подпрыгивала от любопытства. Заметив мою отвалившуюся челюсть, она вновь рассмеялась.</text:p>
      <text:p text:style-name="P42">–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2">–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2">– От недосыпа. – перебил я Рэрити. – Красные от недосыпа глаза я не спутаю ни с чем. Сам такие двадцать лет наблюдал в зеркале.</text:p>
      <text:p text:style-name="P4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2">Мы остановились перед деревом.</text:p>
      <text:p text:style-name="P42">Даже не так. </text:p>
      <text:p text:style-name="P42">Мы остановились перед ДЕРЕВОМ!</text:p>
      <text:p text:style-name="P4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2">–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2">Единорожка удалилась, оставив <text:span text:style-name="T1">после себя лёгкий запах жасмина.</text:span></text:p>
      <text:p text:style-name="P42"><text:soft-page-break/></text:p>
      <text:h text:style-name="Heading_20_2" text:outline-level="2">11. Библиотека Золотого Дуба</text:h>
      <text:p text:style-name="P42"/>
      <text:p text:style-name="P42">– Э-э-э… Добрый день?</text:p>
      <text:p text:style-name="P4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2">Йопт! Ещё один Шерлок Холмс на мою голову!</text:p>
      <text:p text:style-name="P42">– Извиняюсь за нескромность, а откуда тебе про меня известно?</text:p>
      <text:p text:style-name="P1"><text:span text:style-name="T5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40">пони-</text:span><text:span text:style-name="T50">исчезновений уже год. Почту за честь работать </text:span><text:span text:style-name="T40">под твоим руководством</text:span><text:span text:style-name="T50">. Подожди немного, я </text:span><text:span text:style-name="T40">от</text:span><text:span text:style-name="T50">систематизирую нужную информацию и расскажу тебе, насколько далеко смогла продвинуться.</text:span></text:p>
      <text:p text:style-name="P40">“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2">Твайлайт аж затопала на месте.</text:p>
      <text:p text:style-name="P42">–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2">...</text:p>
      <text:p text:style-name="P42">– И оборудовать подвал библиотеки бронекапсулой для безопасных испытаний!</text:p>
      <text:p text:style-name="P42"><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2">–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3">***</text:p>
      <text:p text:style-name="P42"/>
      <text:p text:style-name="P142"><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5">«...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следующий листок.</text:p>
      <text:p text:style-name="P52">– Электростимулятор гипоталамуса. Драконий. В комплекте с усиленной больничной койкой и набором фиксаторов.</text:p>
      <text:p text:style-name="P52">–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52"><text:span text:style-name="T11">– Вот ещё! </text:span>– возмутился дракончик. – Никогда на такое не соглашусь!</text:p>
      <text:p text:style-name="P52"><text:soft-page-break/>–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3">***</text:p>
      <text:p text:style-name="P42"/>
      <text:p text:style-name="P4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2">Со слов Луны, оболочка реальности истончилась и начала прорываться. И первой она начала рваться во снах, где она и так тонка.</text:p>
      <text:p text:style-name="P42">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2">– Ага, он был закладкой в четвёртом номере «PlayMare», в разделе «Тридцать две позы, которые удивят вашу френдпони».</text:p>
      <text:p text:style-name="P62">– Спайк! Немедленно ложись спать!</text:p>
      <text:p text:style-name="P62">– Уже иду. Кукурузу доем только и иду.</text:p>
      <text:p text:style-name="P62">– Кстати, а почему Индрэ считали одержимым?</text:p>
      <text:p text:style-name="P62">–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не у всякого опытного мага хватит силы его вызвать</text:span>. И совсем немногим удастся контролировать его направление.</text:p>
      <text:p text:style-name="P62">– Так у вас знают про людей? Вот это новость!. В Кантерлоте, да и в Понивилле все обращаются со мной, как с диковинкой.</text:p>
      <text:p text:style-name="P62"><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2">– Хм. Ясно.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52">Я уселась на пуфике, а подруги заняли места на матрасах…</text:p>
      <text:p text:style-name="P62"/>
      <text:p text:style-name="P62">– Спайк, будь добр, принеси дневник эксперимента. Он в подвале, за шкафом с ретортами, в...</text:p>
      <text:p text:style-name="P62">– В сейфе, я в курсе.</text:p>
      <text:p text:style-name="P62"/>
      <text:p text:style-name="P63">***</text:p>
      <text:p text:style-name="P80">&lt;Seal — Amazing <text:span text:style-name="T1">(T</text:span><text:span text:style-name="T11">hin White Duke Remix)</text:span>&gt;</text:p>
      <text:p text:style-name="P62">Дата: 12.04.1003 А.С.</text:p>
      <text:p text:style-name="P62">Эксперимент: заклинание Воплощения Индрэ</text:p>
      <text:p text:style-name="P62">Испытуемая: Эпплджек</text:p>
      <text:p text:style-name="P62">Синопсис: запись сна со слов испытуемой</text:p>
      <text:p text:style-name="P62">Замечания: замечаний нет</text:p>
      <text:p text:style-name="P62"/>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77">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54">— солнце. Моё солнце.</text:span><text:span text:style-name="T8">»</text:span></text:p>
      <text:p text:style-name="P11">Я остановилась перед дверью. Четыре ярда брони отделяли меня от Эквестрии. Четыре ярда и двадцать пять лет.</text:p>
      <text:p text:style-name="P23"><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5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8">»</text:span></text:p>
      <text:p text:style-name="P3">Я прошла сквозь дверь.</text:p>
      <text:p text:style-name="P3"><text:soft-page-break/>Снаружи вставало солнце. Размытый а<text:span text:style-name="T38">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2"/>
      <text:p text:style-name="P62">Примечания: ПипБак? Стойло? Двойники? Параллельные Эквестрии?</text:p>
      <text:p text:style-name="P1"/>
      <text:p text:style-name="P2">***</text:p>
      <text:p text:style-name="P1"/>
      <text:p text:style-name="P62">Дата: 12.04.1003 А.С.</text:p>
      <text:p text:style-name="P62">Эксперимент: заклинание Воплощения Индрэ</text:p>
      <text:p text:style-name="P62">Испытуемая: Рэйнбоу Дэш</text:p>
      <text:p text:style-name="P62">Синопсис: описание пробуждения испытуемой</text:p>
      <text:p text:style-name="P62">Замечания: испытуемая отказалась дать описание сна. «Гы-гы... Фигасе... Человеки рулят...» <text:span text:style-name="T14">—</text:span><text:span text:style-name="T15"> </text:span><text:span text:style-name="T87">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2">&lt;<text:span text:style-name="T86">d.notive — Talking Flight</text:span>&gt;</text:p>
      <text:p text:style-name="P62">Дата: 12.04.1003 А.С.</text:p>
      <text:p text:style-name="P62">Эксперимент: заклинание Воплощения Индрэ</text:p>
      <text:p text:style-name="P62">Испытуемая: Рэрити</text:p>
      <text:p text:style-name="P62"><text:soft-page-break/>Синопсис: запись сна со слов испытуемой</text:p>
      <text:p text:style-name="P62">Замечания: замечаний нет</text:p>
      <text:p text:style-name="P62"/>
      <text:p text:style-name="P1"><text:span text:style-name="T40">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3">Примечания: <text:span text:style-name="T54">чёрный экран?</text:span></text:p>
      <text:p text:style-name="P49"/>
      <text:p text:style-name="P53">***</text:p>
      <text:p text:style-name="P52"/>
      <text:p text:style-name="P62">Дата: 12.04.1003 А.С.</text:p>
      <text:p text:style-name="P62">Эксперимент: заклинание Воплощения Индрэ</text:p>
      <text:p text:style-name="P62">Испытуемая: Пинки Пай</text:p>
      <text:p text:style-name="P62">Синопсис: описание пробуждения испытуемой</text:p>
      <text:p text:style-name="P62">Замечания: испытуемая отказалась дать описание сна.</text:p>
      <text:p text:style-name="P62"/>
      <text:p text:style-name="P62">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2"/>
      <text:p text:style-name="P62">Примечания: через месяц волосы Пинки пришли в обычное состояние, хотя при встрече с Рэйнбоу Дэш она по прежнему прячет глаза.</text:p>
      <text:p text:style-name="P62"/>
      <text:p text:style-name="P63">***</text:p>
      <text:p text:style-name="P62"/>
      <text:p text:style-name="P62">Дата: 12.04.1003 А.С.</text:p>
      <text:p text:style-name="P62">Эксперимент: заклинание Воплощения Индрэ</text:p>
      <text:p text:style-name="P62"><text:soft-page-break/>Испытуемая: Флаттершай</text:p>
      <text:p text:style-name="P62">Синопсис: описание пробуждения испытуемой</text:p>
      <text:p text:style-name="P62">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2"/>
      <text:p text:style-name="P62">* Примечания: при виде кексиков истерика случилась с Пинки Пай.</text:p>
      <text:p text:style-name="P62"/>
      <text:p text:style-name="P2">***</text:p>
      <text:p text:style-name="P1"/>
      <text:p text:style-name="P23">Сим повелеваем прекратить дальнейшие эксперименты<text:span text:style-name="T38">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4">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7"/>
      <text:h text:style-name="Heading_20_2" text:outline-level="2">12. День сурка</text:h>
      <text:p text:style-name="P16">&lt;<text:span text:style-name="T77">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1">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 Пожалуйста, прошу тебя, не думай так. Мы — не плод твоего воображения, мы — живые, мы — 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55">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Селли?</text:p>
      <text:p text:style-name="P3">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50">—</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42">– Эээ! Это что же получается? Выходит, зря я яблоки <text:span text:style-name="T1">притащила</text:span>? Нам же не сидр нужен?</text:p>
      <text:p text:style-name="P42">–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text:soft-page-break/>–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2"><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
      <text:p text:style-name="P52">…</text:p>
      <text:p text:style-name="P52"/>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2">Закрыв дверь, я отправился в город.</text:p>
      <text:p text:style-name="P52"/>
      <text:p text:style-name="P52">…</text:p>
      <text:p text:style-name="P52"/>
      <text:p text:style-name="P52">–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oft-page-break/><text:span text:style-name="T40">–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50"> </text:span><text:span text:style-name="T40">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8"><text:span text:style-name="T50">– Я </text:span><text:span text:style-name="T55">всегда буду оставаться в тени. </text:span><text:span text:style-name="T50">– </text:span><text:span text:style-name="T55">хлюпала единорожка. </text:span><text:span text:style-name="T50">– </text:span><text:span text:style-name="T55">Мне не хватает сил, чтобы воспользоваться всеми знаниями, которые я освоила. Ведь даже заклинание «Последнего Шанса» я нашла!</text:span></text:p>
      <text:p text:style-name="P100"><text:span text:style-name="T11">– </text:span>Ты?!</text:p>
      <text:p text:style-name="P10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0"><text:span text:style-name="T11">– М</text:span>ожет тогда, ты скажешь, что в нём пошло не так и почему к вам попал я, а не сверхаликорн?</text:p>
      <text:p text:style-name="P100"><text:span text:style-name="T11">– </text:span>Не скажу. Заклинания Стар Свирла Бородатого обычно если срабатывают, то без ошибок.</text:p>
      <text:p text:style-name="P52"><text:span text:style-name="T11">– Если </text:span>только <text:span text:style-name="T11">их правильно вызывают. – </text:span>пробурчал Спайк, возвращаясь в корзинку.</text:p>
      <text:p text:style-name="P40"><text:span text:style-name="T11">–</text:span> <text:span text:style-name="T1">Эмм. </text:span>Что он имел ввиду?</text:p>
      <text:p text:style-name="P40"><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97">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40"><text:span text:style-name="T11">– </text:span><text:span text:style-name="T1">Да, завершилось всё препаршиво. Принцесса Луна сказала, лучше бы её обратно на Луну закинули.</text:span></text:p>
      <text:p text:style-name="P40"><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40"><text:span text:style-name="T11">– </text:span><text:span text:style-name="T1">Хм. Нет.</text:span></text:p>
      <text:p text:style-name="P40"><text:span text:style-name="T11">– </text:span><text:span text:style-name="T1">А друзья?</text:span></text:p>
      <text:p text:style-name="P40"><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50">— </text:span><text:span text:style-name="T40">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6">– Да, это вариант. – единорожка не выглядела обрадованной. – Потому что с драконами нам совсем не светит.</text:p>
      <text:p text:style-name="P1"><text:soft-page-break/><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50">.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40">.</text:span></text:p>
      <text:p text:style-name="P52"/>
      <text:p text:style-name="P52">…</text:p>
      <text:p text:style-name="P52"/>
      <text:p text:style-name="P5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2">«<text:span text:style-name="T36">Чужестранец-примат разбил сердце нашей обожаемой Селестии! Двор в отчаянии </text:span><text:span text:style-name="T14">— </text:span><text:span text:style-name="T36">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11">– </text:span>Привет, Эй-Джей! У тебя проблемы?</text:p>
      <text:p text:style-name="P52"><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11">–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11">– </text:span>Хошь сказать, ты в Кантерлоте у Селестии под крылышком телеги чинил? Или Рэр сбрехала про Селестию?</text:p>
      <text:p text:style-name="P52">Я мысленно ругнулся на языкатую единорожку и молча достал пенал с инструментами.</text:p>
      <text:p text:style-name="P52"/>
      <text:p text:style-name="P52">…</text:p>
      <text:p text:style-name="P52"/>
      <text:p text:style-name="P52">Собрав инструмент, я потолкал тележку назад-вперёд.</text:p>
      <text:p text:style-name="P52"><text:span text:style-name="T11">– Г</text:span>отово. Принимай работу, хозяйка!</text:p>
      <text:p text:style-name="P52">Эпплджек стиснула меня в сокрушающих объятиях.</text:p>
      <text:p text:style-name="P52"><text:soft-page-break/><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11">–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11">–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87">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87">объявляла вывеска.</text:span></text:p>
      <text:p text:style-name="P52">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11">– </text:span>Свободно? <text:span text:style-name="T11">– </text:span>спросил я у единственной пони, сидящей за столиком.</text:p>
      <text:p text:style-name="P52"><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2"><text:span text:style-name="T11">– <text:s/></text:span>Пирог с грибами, яишницу и чизкейк<text:span text:style-name="T11"> – </text:span>сообщил я подошедшей официантке.</text:p>
      <text:p text:style-name="P52"><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52"><text:span text:style-name="T11">– </text:span>И салат «по-Кантерлотски».</text:p>
      <text:p text:style-name="P54">Пока я ел, пони мрачно смотрела на меня, положив голову на стол. Мне стало неловко от её тяжёлого взгляда и я попытался завести разговор.</text:p>
      <text:p text:style-name="P54"><text:span text:style-name="T11">– </text:span>Вы, наверное, ждёте кого-то?</text:p>
      <text:p text:style-name="P54"><text:span text:style-name="T11">– </text:span>Неа.</text:p>
      <text:p text:style-name="P54"><text:span text:style-name="T11">– </text:span>Просто обедаете?</text:p>
      <text:p text:style-name="P54"><text:span text:style-name="T11">– </text:span>Неа.</text:p>
      <text:p text:style-name="P54"><text:span text:style-name="T11">– </text:span>Просто сидите и мрачно смотрите на меня?</text:p>
      <text:p text:style-name="P54"><text:span text:style-name="T11">– </text:span>Неа.</text:p>
      <text:p text:style-name="P54">Хм, а эта пони не из разговорчивых. Ну ладно.</text:p>
      <text:p text:style-name="P54"><text:span text:style-name="T11">– </text:span>А что же вы делаете?</text:p>
      <text:p text:style-name="P54"><text:span text:style-name="T11">– </text:span>Веселюсь. <text:span text:style-name="T11">– </text:span>мрачно заявила пони.</text:p>
      <text:p text:style-name="P54"><text:span text:style-name="T11">– </text:span>Если я вас достал, то так и скажите. Извините.</text:p>
      <text:p text:style-name="P54"><text:soft-page-break/>Я продолжил есть молча.</text:p>
      <text:p text:style-name="P54">Неожиданно пони улыбнулась и подмигнула мне. Её сморщенная мордочка разгладилась и стала весьма милой.</text:p>
      <text:p text:style-name="P54"><text:span text:style-name="T11">– </text:span>Привет, Анон!</text:p>
      <text:p text:style-name="P54">Вот дискорд! То есть, чёрт! Обитатели этого городка в который раз поражали меня своей проницательностью. У меня на лбу написано, что ли?!</text:p>
      <text:p text:style-name="P54"><text:span text:style-name="T11">– </text:span>Мы с вами раньше встречались?</text:p>
      <text:p text:style-name="P54"><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6">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4"><text:span text:style-name="T11">– </text:span>Оставь, Салвер.<text:span text:style-name="T11"> </text:span>Ему за счёт заведения.</text:p>
      <text:p text:style-name="P52"><text:span text:style-name="T11">– </text:span>Ясно, мисс Пинки. <text:span text:style-name="T11">– </text:span>официантка кивнула и ушла.</text:p>
      <text:p text:style-name="P52"><text:span text:style-name="T11">– Ч</text:span>его-о-о?<text:span text:style-name="T11"> </text:span>Так это твой бар?</text:p>
      <text:p text:style-name="P52"><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52"><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11">– </text:span>У меня есть идея получше. <text:span text:style-name="T11">– </text:span>на свет показалась фляга Большого Макинтоша.</text:p>
      <text:p text:style-name="P52"><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11">– </text:span>Починил телегу. Только молчок про самогон, раз уж ты в курсе. <text:span text:style-name="T11">– </text:span>я разлил сидр по чашкам.</text:p>
      <text:p text:style-name="P52"><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11">–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oft-page-break/><text:span text:style-name="T11">– У </text:span>тебя такая смешная мордочка! <text:span text:style-name="T11">– </text:span>захихикали Пинки, покачиваясь. <text:span text:style-name="T11">– </text:span>Как будто ты <text:span text:style-name="T87">подкову </text:span>в пироге обнаружил. Или Селестию в ванной.</text:p>
      <text:p text:style-name="P52">Это сравнение пробудило во мне полузабытое воспоминание.</text:p>
      <text:p text:style-name="P52"><text:span text:style-name="T11">– </text:span>Эммм... Скажи-ка мне, мой друг П-п-пинки... Легенда про фаэри <text:span text:style-name="T15">— </text:span><text:span text:style-name="T87">эт правда?</text:span></text:p>
      <text:p text:style-name="P52"><text:span text:style-name="T15">– </text:span><text:span text:style-name="T87">Какая из? Их много, вообще-то. Ик!</text:span></text:p>
      <text:p text:style-name="P52"><text:span text:style-name="T15">– </text:span><text:span text:style-name="T87">Про принцесс. Про то, что они фаэри, спустившиеся с неба во плоти, чтоб помогать пони управлять Эквестрией?</text:span></text:p>
      <text:p text:style-name="P52"><text:span text:style-name="T15">– </text:span><text:span text:style-name="T87">Макс, </text:span><text:span text:style-name="T15">– </text:span><text:span text:style-name="T87">захихикала Пинки, взъерошив копытами розовые кудряшки и попытавшись соорудить из них бороду, </text:span><text:span text:style-name="T15">– </text:span><text:span text:style-name="T87">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2"><text:span text:style-name="T15">– </text:span><text:span text:style-name="T87">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5">– </text:span><text:span text:style-name="T87">Ты что-о-о! Нельзя любить фаэри! Она похитит твоё сердце, и ты будешь искать её, пока не... </text:span><text:span text:style-name="T15">– </text:span><text:span text:style-name="T87">Пинки погрузилась в так и не съеденный салат «по-Кантерлотски» и захрапела.</text:span></text:p>
      <text:p text:style-name="P52"><text:span text:style-name="T15">– </text:span><text:span text:style-name="T87">Пока не умру?</text:span></text:p>
      <text:p text:style-name="P52"><text:span text:style-name="T15">– </text:span><text:span text:style-name="T87">Нет, глупенький, </text:span><text:span text:style-name="T15">– </text:span><text:span text:style-name="T87">пробулькала Пинки из миски. </text:span><text:span text:style-name="T15">– </text:span><text:span text:style-name="T87">Пока не найдёшь.</text:span></text:p>
      <text:p text:style-name="P5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5">Холодок незаметно прокрался мне в душу и прояснил мозги. Я кинул взгляд на часы на стене. Было без десяти шесть.</text:p>
      <text:p text:style-name="P55">Бля!</text:p>
      <text:p text:style-name="P55">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5">БАМММ!!!</text:p>
      <text:p text:style-name="P5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5"><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55"><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5"><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5"><text:span text:style-name="T11">– </text:span>У нас?</text:p>
      <text:p text:style-name="P55"><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5">Но недостаточное.</text:p>
      <text:p text:style-name="P5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5"><text:span text:style-name="T11">– </text:span>Стооой! <text:span text:style-name="T11">– </text:span>заорал я. <text:span text:style-name="T11">– </text:span>Выпрыгивай из бочки!!!</text:p>
      <text:p text:style-name="P55">Кобылка-пилот улыбнулась и постукала копытцем по шлему, показывая, что не слышит меня.</text:p>
      <text:p text:style-name="P55"><text:span text:style-name="T11">– </text:span>Выпрыгивааа... <text:span text:style-name="T11">– </text:span>мой крик утонул в рёве рвущихся фейерверков.</text:p>
      <text:p text:style-name="P5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5">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5"><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5">Поняшка ткнула в бок белоснежную пони-единорога. Та раскрыла глаза и осмотрелась.</text:p>
      <text:p text:style-name="P55"><text:span text:style-name="T11">– </text:span>Смотри, вот те и ответ на вопрос, куда деваются пони!</text:p>
      <text:p text:style-name="P55"><text:span text:style-name="T11">– </text:span>Где? <text:span text:style-name="T11">– </text:span>единорожка начала оглядываться.</text:p>
      <text:p text:style-name="P55"><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5"><text:span text:style-name="T11">– </text:span>И что? Я всё равно не пойму, куда пони деваются? И куда пропала Скуталу?</text:p>
      <text:p text:style-name="P55"><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5"><text:soft-page-break/></text:p>
      <text:p text:style-name="P56">***<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2"/>
      <text:p text:style-name="P64">Приветствую тебя, мой маленький человек!</text:p>
      <text:p text:style-name="P64">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4">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4"><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1">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7">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4">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4">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4">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4">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4">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4">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4">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4">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4">«<text:span text:style-name="T11">P.S. Н</text:span>е гневите мироздание воровством! <text:span text:style-name="T36">Обмен рулит</text:span>!»</text:p>
      <text:p text:style-name="P64">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4">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4"/>
      <text:p text:style-name="P48">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8"/>
      <text:p text:style-name="P48">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2"/>
      <text:h text:style-name="Heading_20_2" text:outline-level="2">13. Мэйнхэттен</text:h>
      <text:p text:style-name="P86">ZZ Top – Gimme all your lovin</text:p>
      <text:p text:style-name="P86">Mothley Crue – Kick Start My Heart</text:p>
      <text:p text:style-name="P55"><text:soft-page-break/><text:span text:style-name="T11">– </text:span>Попробуй ещё раз. Может, сбой соединения.</text:p>
      <text:p text:style-name="P5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5"><text:span text:style-name="T11">– </text:span>Не отсылается. Глюк какой-то.</text:p>
      <text:p text:style-name="P55">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55"><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5"><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5"/>
      <text:p text:style-name="P56">***</text:p>
      <text:p text:style-name="P5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5"><text:span text:style-name="T11">– </text:span>Это неправильно! <text:span text:style-name="T11">– </text:span>заявила Рэйнбоу Дэш, отвернувшись от окна.</text:p>
      <text:p text:style-name="P55"><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5"><text:span text:style-name="T11">– </text:span>Да я не про то! <text:span text:style-name="T11">– </text:span>отмахнулась пегаска. <text:span text:style-name="T11">– </text:span>Посмотри на поле.</text:p>
      <text:p text:style-name="P55"><text:span text:style-name="T11">– </text:span>И что? Поле как поле.</text:p>
      <text:p text:style-name="P55"><text:span text:style-name="T11">– </text:span>Оно не убрано. <text:span text:style-name="T11">– </text:span>мрачно ответила пегаска. <text:span text:style-name="T11">– </text:span>Ужас, сколько кукурузы пропадает!</text:p>
      <text:p text:style-name="P55">Я присмотрелся получше и указал ей на очередной городок, проносящийся за окном.</text:p>
      <text:p text:style-name="P55"><text:span text:style-name="T11">– </text:span>У самого посёлка поля убраны. Наверняка дойдёт дело и до остальных.</text:p>
      <text:p text:style-name="P55"><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5"><text:span text:style-name="T11">– </text:span>Спасибо, но от пинкиных плюшек у меня фланки округляются.</text:p>
      <text:p text:style-name="P55"><text:span text:style-name="T11">– </text:span>Да ладно тебе, Рэйнбоу Дэш! От одной не округлятся.</text:p>
      <text:p text:style-name="P55"><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55">За окном несколько пони работали на поле. Что-то странное было в их деятельности.<text:span text:style-name="T11"> </text:span>Как будто…</text:p>
      <text:p text:style-name="P55"><text:soft-page-break/><text:span text:style-name="T11">– О</text:span>но и понятно, что поля не убраны. Откуда ж им быть убранными, когда на двух работающих пони целая толпа бездельников!</text:p>
      <text:p text:style-name="P5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5"><text:span text:style-name="T11">– </text:span>Они паслись… Ты можешь себе представить? Макс! Они ПАСЛИСЬ! Ели траву, как какие-то дикари! Фигня какая-то…</text:p>
      <text:p text:style-name="P55">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5">…</text:p>
      <text:p text:style-name="P55">ВЖИИИИИИИИИ!!!</text:p>
      <text:p text:style-name="P5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5"><text:span text:style-name="T11">– </text:span>Что за…?</text:p>
      <text:p text:style-name="P129">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5"><text:span text:style-name="T11">– </text:span>Леди и джентльпони! Просьба не паниковать! Поезд дальше не идёт: впереди провал! <text:span text:style-name="T11">– </text:span>крикнул проводник.</text:p>
      <text:p text:style-name="P55"><text:span text:style-name="T11">– </text:span>Какой ещё, в дышло, провал? Я проезжал тут два дня назад!</text:p>
      <text:p text:style-name="P55"><text:span text:style-name="T11">– </text:span>Безобразие! Верните мне деньги за билет!</text:p>
      <text:p text:style-name="P55"><text:span text:style-name="T11">– </text:span>Как вы смеете! Я опоздаю в порт! <text:s/><text:span text:style-name="T11">– </text:span>послышались выкрики в толпе.</text:p>
      <text:p text:style-name="P55">Проводник — седой земнопони стального цвета — поставил фонарь на пол и вытер со лба пот.</text:p>
      <text:p text:style-name="P55"><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5">Я осторожно подошёл к краю и глянул вниз. </text:p>
      <text:p text:style-name="P5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5"><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5"><text:span text:style-name="T11">– </text:span>Дэш, нам надо на ту сторону.</text:p>
      <text:p text:style-name="P55"><text:span text:style-name="T11">– </text:span>Нет проблем. Я могу тебя перенести.</text:p>
      <text:p text:style-name="P55">Я с сомнением посмотрел на пегаску. Дэш в холке была мне по пояс.</text:p>
      <text:p text:style-name="P55"><text:span text:style-name="T11">– </text:span>Ты точно в этом уверена?</text:p>
      <text:p text:style-name="P55"><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5"><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5">Мля.</text:p>
      <text:p text:style-name="P55"><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5">Пегаска почесала затылок и заметила.</text:p>
      <text:p text:style-name="P55"><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5">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55">…</text:p>
      <text:p text:style-name="P5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5">Разумеется, я посмотрел вниз.</text:p>
      <text:p text:style-name="P5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5">…</text:p>
      <text:p text:style-name="P55">Я валялся на насыпи и трясся как в лихорадке. От пережитого шока меня тошнило. Ёбаная Селестия!</text:p>
      <text:p text:style-name="P55"><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5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5"><text:span text:style-name="T11">– </text:span>Я чувствую, что только что упустил отличную возможность отлить на вселенную!</text:p>
      <text:p text:style-name="P55"><text:soft-page-break/></text:p>
      <text:p text:style-name="P5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5"><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5">«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60">Принцесса Селестия Эквестрийская, Дневная Глава Диархии, Непобедимое Солнце, Защитница Кантерлота, Страж Эверфри и прочая и прочая...» </text:span><text:span text:style-name="T52">– </text:span><text:span text:style-name="T56">прочитал охранник, близоруко щурясь.</text:span></text:p>
      <text:p text:style-name="P55"><text:span text:style-name="T11">– </text:span>Удостоверение личности предъявлять? <text:span text:style-name="T11">– </text:span>осведомился я.</text:p>
      <text:p text:style-name="P55"><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55">Бляяя!!! Ах ты ж!!!</text:p>
      <text:p text:style-name="P55">Хлопнула освобождённая дверь, изнутри клацнула щеколда.</text:p>
      <text:p text:style-name="P55"><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5">Дэш, ни слова не говоря, прислонила ухо к двери.</text:p>
      <text:p text:style-name="P55"><text:span text:style-name="T11">– </text:span>Будешь смеяться, но именно этим он и занят. Вызывает полицию по телефону. <text:span text:style-name="T11">– </text:span>сообщила пегаска.</text:p>
      <text:p text:style-name="P55"><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5">Пегаска продолжала слушать. Потом глаза её округлились от удивления.</text:p>
      <text:p text:style-name="P55"><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55">Ну охренеть! Я что, нанёс моральную травму охраннику своим видом? Добро пожаловать в Эквестрию, страну дружбы и пони!</text:p>
      <text:p text:style-name="P55"><text:span text:style-name="T11">– </text:span>Сколько у нас времени?</text:p>
      <text:p text:style-name="P55">Дэш почесала в затылке.</text:p>
      <text:p text:style-name="P55"><text:soft-page-break/><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1">– </text:span>двадцать минут у нас есть.</text:p>
      <text:p text:style-name="P55">Я с наслаждением захреначил ногой в стеклянную дверь павильона. Осколки стекла брызнули во все стороны.</text:p>
      <text:p text:style-name="P55"><text:span text:style-name="T11">– </text:span>Тогда давай сначала обыщем контору. Если уж полиция всё равно едет сюда, так пусть у них хотя бы будет повод!</text:p>
      <text:p text:style-name="P55"/>
      <text:p text:style-name="P56">***</text:p>
      <text:p text:style-name="P55"/>
      <text:p text:style-name="P55">Разумеется, полиция приехала, как только мы обнаружили эти чёртовы резонаторы — иначе ж и быть не могло!</text:p>
      <text:p text:style-name="P55"/>
      <text:p text:style-name="P55">…</text:p>
      <text:p text:style-name="P55"/>
      <text:p text:style-name="P55">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5"><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5">Снаружи послышался вой сирены и цокот множества копыт.</text:p>
      <text:p text:style-name="P55"><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5">Пиздец! Мы с Дэш переглянулись.</text:p>
      <text:p text:style-name="P55"><text:span text:style-name="T11">– </text:span>Это твои двадцать минут? <text:span text:style-name="T11">– </text:span>возмутился я. <text:span text:style-name="T11">– </text:span>Да ещё и десяти не прошло!</text:p>
      <text:p text:style-name="P55">Дэш вымучено скривилась.</text:p>
      <text:p text:style-name="P55"><text:span text:style-name="T11">– П</text:span>римат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55">Я разбил топором стеклянные дверцы прибора и вытащил рубины.</text:p>
      <text:p text:style-name="P55"><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5">Пегаска отрицательно помотала головой.</text:p>
      <text:p text:style-name="P55"><text:span text:style-name="T11">– </text:span>Ну уж фигушки. Я тебя тут не оставлю.</text:p>
      <text:p text:style-name="P55"><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5"><text:span text:style-name="T11">– Н</text:span>е тупи! <text:span text:style-name="T11">– </text:span>упрямо мотнула головой пегаска. <text:span text:style-name="T11">– </text:span>Всё изменилось. Никто тебя не вытащит.</text:p>
      <text:p text:style-name="P5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5"><text:soft-page-break/><text:span text:style-name="T11">– </text:span>Быстро за мной! <text:span text:style-name="T11">– </text:span>скомандовала пегаска, помчавшись к лестнице в офисные этажи.</text:p>
      <text:p text:style-name="P55">Я припустил было за ней, потом вернулся и поднял над головой раскуроченный ускоритель.</text:p>
      <text:p text:style-name="P55"><text:span text:style-name="T11">– Ю-</text:span>хууу<text:span text:style-name="T11">!!!</text:span></text:p>
      <text:p text:style-name="P5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5">На последнем этаже пегаска стояла в коридоре, с сомнением обозревая ряд дверей.</text:p>
      <text:p text:style-name="P55"><text:span text:style-name="T11">– </text:span>Где-то тут должна быть дверь на крышу. Не могли же они залазить туда по пожарной лестнице?</text:p>
      <text:p text:style-name="P5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5"><text:span text:style-name="T11">– </text:span>Макс, подвинься!</text:p>
      <text:p text:style-name="P55">Пегаска оттеснила меня крупом и повернулась к двери задом.</text:p>
      <text:p text:style-name="P55"><text:span text:style-name="T11">– </text:span>Ю-хууу!</text:p>
      <text:p text:style-name="P55">БАБАХ!!!</text:p>
      <text:p text:style-name="P5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5"><text:span text:style-name="T11">– </text:span>Ты чего на меня так уставился? <text:span text:style-name="T11">– </text:span>подозрительно спросила пегаска.</text:p>
      <text:p text:style-name="P55"><text:span text:style-name="T11">– </text:span>Да так… Не ожидал, что ты такая…</text:p>
      <text:p text:style-name="P55"><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5">С лестницы донёсся топот копыт, в конце коридора появились пони-полицейские.</text:p>
      <text:p text:style-name="P5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5"><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5"><text:span text:style-name="T11">– </text:span>Ты! Не! По! Нял! Те! Бе! Не! Льзя! Тут! Ос! Та! ВАТЬСЯ!!! <text:span text:style-name="T11">– </text:span>мощный толчок изнутри катапультировал её с люка.</text:p>
      <text:p text:style-name="P5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5"><text:soft-page-break/><text:span text:style-name="T11">– </text:span>Ты чего делаешь??! Пипец, мы же упадём! Ты ж не удержишь!..</text:p>
      <text:p text:style-name="P5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5">Некоторое время было тихо. Потом хлопнули ставни и чей-то сонный голос недовольно пробормотал:</text:p>
      <text:p text:style-name="P55"><text:span text:style-name="T11">– </text:span>Кто мешает нам спать после тяжкого выступления?</text:p>
      <text:p text:style-name="P55">Я осторожно выглянул из куста.</text:p>
      <text:p text:style-name="P5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5">Птицы и цикады продолжили пение, прерванное нашим вторжением. </text:p>
      <text:p text:style-name="P5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5"><text:span text:style-name="T11">– </text:span>Так вот кто тревожит наш сон!</text:p>
      <text:p text:style-name="P55">Дверь дома приоткрылась. Стало видно, что за ней притаилась единорожка, уже спустившаяся с мансарды.</text:p>
      <text:p text:style-name="P55"><text:span text:style-name="T11">– </text:span>Так-так, посмотрим, что тут у нас. Ага. Гм. Это наверняка тот монстр-примат, о котором писали в газетах. Занятно.</text:p>
      <text:p text:style-name="P55">Я крутился в телекинетическом поле перед единорожкой как некий диковинный экспонат шоу уродцев.</text:p>
      <text:p text:style-name="P55"><text:span text:style-name="T11">– </text:span>А это у нас кто? Гмм. Пегаска. Вот так раз! Рэйнбоу Дэш! Какими судьбами?</text:p>
      <text:p text:style-name="P55"><text:span text:style-name="T11">– </text:span>ТРИКСИ! <text:span text:style-name="T11">– <text:s/></text:span>фейсхуфнула Дэш. <text:span text:style-name="T11">– </text:span>Во имя Селестии, ЧТО ты тут делаешь?!!</text:p>
      <text:p text:style-name="P55"><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5">Так как дипломатические таланты пегаски оставляли желать лучшего, я решил взять переговоры в свои руки.</text:p>
      <text:p text:style-name="P55"><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55"><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5"><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55"><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5">Пегаска задумалась. Она обернулась на меня и мрачно спросила:</text:p>
      <text:p text:style-name="P55"><text:span text:style-name="T11">– </text:span>Ей ведь нельзя рассказывать, да?</text:p>
      <text:p text:style-name="P55"><text:soft-page-break/><text:span text:style-name="T11">– </text:span>Нельзя. <text:span text:style-name="T11">– </text:span>подтвердил я. <text:span text:style-name="T11">– </text:span>Селестия запретила. Может возникнуть паника и всё такое.</text:p>
      <text:p text:style-name="P55">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5"><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55"><text:span text:style-name="T11">– </text:span>ОГО!</text:p>
      <text:p text:style-name="P55">Единорожка аж уселась на крыльцо от удивления.</text:p>
      <text:p text:style-name="P55"><text:span text:style-name="T11">– </text:span>Представлем себе, ЧТО вы скрываете, если ты готова на ТАКОЕ! Признаюсь, вам удалось нас заинтересовать!</text:p>
      <text:p text:style-name="P55">Единорожка в задумчивости стала ходить по веранде туда-сюда, разговаривая сама с собой.</text:p>
      <text:p text:style-name="P55"><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5">Единорожка встала на задние ноги и захлопала в копыта. После чего она метнулась в дом, потянув нас за собой.</text:p>
      <text:p text:style-name="P5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5">Единорожка улеглась на диване. Мы с Дэш шмякнулись на ковёр.</text:p>
      <text:p text:style-name="P55"><text:span text:style-name="T11">– </text:span>Мы приняли решение не выдавать вас полиции в обмен на то, что вы расскажете нам о вашей секретной миссии!</text:p>
      <text:p text:style-name="P55"><text:span text:style-name="T11">– </text:span>Не пойдёт! <text:span text:style-name="T11">– </text:span>заявил я. <text:span text:style-name="T11">– </text:span>Я уже сказал, что это тайна. Мне добавить нечего.</text:p>
      <text:p text:style-name="P55"><text:span text:style-name="T11">– </text:span>Да неужели? <text:span text:style-name="T11">– </text:span>захлопала ресницами Трикси. <text:span text:style-name="T11">– </text:span>Ты хорошо подумал?</text:p>
      <text:p text:style-name="P55">Окно <text:s/>комнаты распахнулось. В комнату ворвался вой сирены. Несколько полицейских фургонов промчались мимо.</text:p>
      <text:p text:style-name="P55">Вот чёрт!!!</text:p>
      <text:p text:style-name="P55"/>
      <text:p text:style-name="P55">…</text:p>
      <text:p text:style-name="P45"/>
      <text:p text:style-name="P55"><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5"><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5"><text:span text:style-name="T11">– </text:span>Стой! Что ты там сказала о Селестии?</text:p>
      <text:p text:style-name="P55">Трикси молча левитировала мне газеты с трюмо.</text:p>
      <text:p text:style-name="P55">…</text:p>
      <text:p text:style-name="P55">Фак! Фак-фак-фак!!!</text:p>
      <text:p text:style-name="P55">«<text:span text:style-name="T36">Исчезновение дневной главы диархии: Эквестрия в панике!</text:span>» (статья двухдневной давности).</text:p>
      <text:p text:style-name="P55">«<text:span text:style-name="T36">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5"><text:soft-page-break/>«<text:span text:style-name="T36">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6">Да отстаньте же вы от меня! Он сказал, что ест пони, но я этого НЕ ВИДЕЛА!!!</text:span>»).</text:p>
      <text:p text:style-name="P55">«<text:span text:style-name="T36">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5">«<text:span text:style-name="T36">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5">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45"><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5">– <text:span text:style-name="T1">ОНИ ЧТО, ШУТОК НЕ ПОНИМАЮТ?!! </text:span>– <text:span text:style-name="T1">заорал я наконец. </text:span>– <text:span text:style-name="T1">Нашли пониеда, ёбнутые пони!!!</text:span></text:p>
      <text:p text:style-name="P55"><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70">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5">Я зажал голову в ладонях и застонал, покачиваясь из стороны в сторону.</text:p>
      <text:p text:style-name="P55"><text:span text:style-name="T11">– </text:span>Макс? Ты в порядке?</text:p>
      <text:p text:style-name="P5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5">И вот теперь её нет. Зачем куда-то бежать, скрываться, рисковать, если смысл стараний потерян?</text:p>
      <text:p text:style-name="P62"/>
      <text:p text:style-name="P62">«…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5">– Я доведу! Обещаю!..»</text:p>
      <text:p text:style-name="P55"/>
      <text:p text:style-name="P5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5">И у меня есть кое-какие результаты, чёрт побери!</text:p>
      <text:p text:style-name="P5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5">Дерьмо! Слишком много «если» и «может быть»!</text:p>
      <text:p text:style-name="P55"><text:soft-page-break/>Трижды дерьмо!!! Я забыл, что для проведения эксперимента, нам нужна помощь Селестии!</text:p>
      <text:p text:style-name="P55"/>
      <text:p text:style-name="P70"><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5"/>
      <text:p text:style-name="P55">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5">Что ж, вполне привычное для меня состояние. Последний месяц был просто ярким фантастически-нереальным исключением из правила.</text:p>
      <text:p text:style-name="P34">МУ-ХА-ХА!</text:p>
      <text:p text:style-name="P34">Кажется, я знаю, как показать фак провидению! <text:span text:style-name="T11">Show must go on!</text:span></text:p>
      <text:p text:style-name="P55">Я улыбнулся и помахал пегаске рукой, показывая, что в норме. Дэш облегчённо выдохнула.</text:p>
      <text:p text:style-name="P45">– <text:span text:style-name="T1">Так что, мы свободны? </text:span>– <text:span text:style-name="T1">спросил я, поднимаясь с пола.</text:span></text:p>
      <text:p text:style-name="P45">– <text:span text:style-name="T1">О, да! Великая и могучая Трикси держит слово!</text:span></text:p>
      <text:p text:style-name="P55">Единорожка задумалась и продолжила:</text:p>
      <text:p text:style-name="P45"><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7">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43"/>
      <text:h text:style-name="Heading_20_2" text:outline-level="2">14. <text:span text:style-name="T1">Деградация</text:span></text:h>
      <text:p text:style-name="P45">&lt;<text:span text:style-name="T91">David Bowie - Lets Dance/ Ashes To Ashes</text:span></text:p>
      <text:p text:style-name="P45"><text:span text:style-name="T91">Roxette – Queen of rain</text:span>&gt;</text:p>
      <text:p text:style-name="P55">– Ы! Ы! Ы! Ы! Ы!</text:p>
      <text:p text:style-name="P55">Дэш стучала лбом о сосну с такой силой, что на неё падали иголки и шишки.</text:p>
      <text:p text:style-name="P55">Я вышел из фургона и присел рядом.</text:p>
      <text:p text:style-name="P55">– Дэш! В конце-концов, мы можем спать днём, а идти ночью. Тогда я могу тащить фургон. Не стоит тебе так мучаться.</text:p>
      <text:p text:style-name="P55">Пегаска стояла, прижавшись лбом к стволу, и молчала. Я продолжил.</text:p>
      <text:p text:style-name="P55">– Или же мы можем нанять земнопони. Я не буду показываться из фургона, а ты строго запретишь ему совать нос внутрь.</text:p>
      <text:p text:style-name="P55">Дэш тяжело вздохнула и закатила глаза.</text:p>
      <text:p text:style-name="P5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5"><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5">Пегаска пробормотала что-то чуть слышно.</text:p>
      <text:p text:style-name="P55">– Что? – не расслышал я.</text:p>
      <text:p text:style-name="P55">–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5">Я пожал плечами и обнял пегаску.</text:p>
      <text:p text:style-name="P55">– Э, нет, погоди. – Дэш сбросила плащ Трикси, скрывающий её крылья. – Давай!</text:p>
      <text:p text:style-name="P55">Я обнял её повторно. В этот раз пегаска не стояла смирно, а, в свою очередь, обняла меня.</text:p>
      <text:p text:style-name="P5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5">– Эмм… Ты чего?</text:p>
      <text:p text:style-name="P55">Дэш раскрыла глаза. Я упёрся ладонью ей в грудь и осторожно отодвинул от себя. Пегаска разжала обьятия.</text:p>
      <text:p text:style-name="P55">– Йей! Обнимашки таки клёво снимают стресс! Тебе разве не нравится?</text:p>
      <text:p text:style-name="P55">– Нравится. Но ты слишком увлеклась: я чуть не оказался на земле.</text:p>
      <text:p text:style-name="P55">Дэш смутилась.</text:p>
      <text:p text:style-name="P55">– Упс! Забыла, что у тебя только одна пара ног для упора! Не сердись!</text:p>
      <text:p text:style-name="P55">Я покровительно похлопал пегаску по шее.</text:p>
      <text:p text:style-name="P5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5">Пегаска немедленно заорала:</text:p>
      <text:p text:style-name="P55">– Обнимашки-и-и!!! – и повалила меня на траву. Сила, таящаяся в её худеньком теле, обескураживала.</text:p>
      <text:p text:style-name="P55">– Дэш! Ну, не воспринимай же всё так буквально, ё-моё!</text:p>
      <text:p text:style-name="P55">– Гы! Что-то ты не слишком был готов к этому разу!</text:p>
      <text:p text:style-name="P5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5">Наконец она приземлилась, пропахав в дёрне борозды тормозного следа.</text:p>
      <text:p text:style-name="P55"><text:soft-page-break/>– Ффух! Ещё бы немного, и я бы рехнулась от тоски! Как только Эпплджек эти телеги таскает? Это же офигенно скучно!</text:p>
      <text:p text:style-name="P55">Пегаска накинула на себя плащ, скрыв крылья, и стала впрягаться в фургончик.</text:p>
      <text:p text:style-name="P55">– Макс, залазь в фургон. Там впереди какой-то посёлок. Купим еды и узнаем новости.</text:p>
      <text:p text:style-name="P55"/>
      <text:p text:style-name="P56">***</text:p>
      <text:p text:style-name="P55"/>
      <text:p text:style-name="P55">Три дня спустя…</text:p>
      <text:p text:style-name="P55"/>
      <text:p text:style-name="P55">«<text:span text:style-name="T36">Добро пожаловать в Груммингтон! Вам здесь рады!</text:span></text:p>
      <text:p text:style-name="P55"><text:span text:style-name="T36">Население города </text:span><text:span text:style-name="T92">302 пони</text:span><text:span text:style-name="T36">.</text:span></text:p>
      <text:p text:style-name="P55"><text:span text:style-name="T92">250 пони</text:span><text:span text:style-name="T36">.</text:span></text:p>
      <text:p text:style-name="P55"><text:span text:style-name="T92">125 поней</text:span><text:span text:style-name="T36">.</text:span></text:p>
      <text:p text:style-name="P55"><text:span text:style-name="T36">54 паня.</text:span>»</text:p>
      <text:p text:style-name="P55"/>
      <text:p text:style-name="P5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5">Я вернулся за столик у окна и продолжил писать письмо.</text:p>
      <text:p text:style-name="P55">«<text:span text:style-name="T24">...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5">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5">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5">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5">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5">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5">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7">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6">Крепко обнимаю, чешу холку, хлопаю по шее! Твой Макс. </text:span><text:span text:style-name="T24">Дружба </text:span><text:span text:style-name="T46">—</text:span><text:span text:style-name="T24"> </text:span><text:span text:style-name="T3">э</text:span><text:span text:style-name="T24">то, </text:span><text:span text:style-name="T94">так её </text:span><text:span text:style-name="T3">разэтак</text:span><text:span text:style-name="T94">,</text:span><text:span text:style-name="T24"> магия!</text:span><text:span text:style-name="T79">»</text:span></text:p>
      <text:p text:style-name="P55"/>
      <text:p text:style-name="P5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5">– Всё в порядке, Дэш?</text:p>
      <text:p text:style-name="P55">Пегаска смотрела на язычки огня, танцующие в окошке печной дверцы и молчала. Наконец она отозвалась.</text:p>
      <text:p text:style-name="P55">– Нет. Не всё в порядке.</text:p>
      <text:p text:style-name="P55">Дэш отвернулась от огня и взглянула на меня.</text:p>
      <text:p text:style-name="P5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5">Я сел рядом с пегаской, обнял её и легонько встряхнул.</text:p>
      <text:p text:style-name="P55">–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5">Дэш негромко всхлипнула и тут же закашлялась, пытаясь скрыть секундную слабость.</text:p>
      <text:p text:style-name="P5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5"><text:soft-page-break/>Пегаска фейсхуфнула.</text:p>
      <text:p text:style-name="P5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5">Я поставил кастрюлю с картошкой на печку.</text:p>
      <text:p text:style-name="P55">– Дэш. Когда ты в последний раз летала?</text:p>
      <text:p text:style-name="P55">– Вчера утром немного. А что?</text:p>
      <text:p text:style-name="P55">– Попробуй взлети сейчас. Просто поднимись к потолку.</text:p>
      <text:p text:style-name="P5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5">– …Да ладно!</text:p>
      <text:p text:style-name="P55">Пегаска сидела на полу и удивлённо рассматривала свои крылья. Потом для уверенности подёргала зубами за маховые перья.</text:p>
      <text:p text:style-name="P55">– Вроде не сплю — боль чувствуется. Тогда какого сена я падаю?!!</text:p>
      <text:p text:style-name="P55">– Дэш. – мягко сказал я. – Судя по площади крыльев, пегасы держатся в воздухе, в основном, за счёт магии.</text:p>
      <text:p text:style-name="P55">– И?</text:p>
      <text:p text:style-name="P5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5">– У-у-у-ы-ы-ы-а-а-а!</text:p>
      <text:p text:style-name="P55">Дэш горько, с подвыванием, разрыдалась.</text:p>
      <text:p text:style-name="P55">– Ы-ы-ы! Я не могу без неба-а-а! Мне нужно лета-а-ать! Я пега-а-ас!</text:p>
      <text:p text:style-name="P55">Крутая и тренированная пегаска сотрясалась от плача, как ребёнок. Её депрессия последних дней вырвалась наружу эмоциональным взрывом.</text:p>
      <text:p text:style-name="P55">– Почему всё так… хнык... паршиво? Что мы сделали не так? Хнык… Я даже не знаю, с кем надо подраться, чтобы всё исправить…</text:p>
      <text:p text:style-name="P55">Я сел рядом. Мне нечем было её утешить, я мог лишь молча обнять её, поглаживая по растрёпанной гриве. Пегаска, вхлипывая, прижалась ко мне.</text:p>
      <text:p text:style-name="P55">– Макс?</text:p>
      <text:p text:style-name="P55">– Да?</text:p>
      <text:p text:style-name="P5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5">– Дэш, мы дойдём до Понивилля, что бы ни случилось. Обещаю тебе.</text:p>
      <text:p text:style-name="P55">Пегаска утешилась и замерла, глядя в огонь.</text:p>
      <text:p text:style-name="P55">Я мыл тарелки после ужина, когда услышал бормотание Дэш за спиной.</text:p>
      <text:p text:style-name="P55">«И-и-и… о-о-о… эн… а-а-а… И она.. П-э-э-э… о-о-о… Как эта буква называется, забери меня дискорд? Ша? Ша! Эл! А! Мммм… И она пошла... Ы-ы-ы!!!»</text:p>
      <text:p text:style-name="P55">Громкий «бабах» дал понять, что Дэш захлопнула книгу. После короткой паузы взьерошенная пегаска <text:s/>выглянула из-за спины.</text:p>
      <text:p text:style-name="P55">– Макс? Расскажи какую-нибудь сказку на ночь? Что-то спать не хочется.</text:p>
      <text:p text:style-name="P55"><text:soft-page-break/>Пегаска залезла на диван и похлопала рядом с собой.</text:p>
      <text:p text:style-name="P55">Я поставил тарелку в шкафчик и вытер руки о передник.</text:p>
      <text:p text:style-name="P55">– Дэш, это плохая идея. Давай, я лучше тебе почитаю.</text:p>
      <text:p text:style-name="P55">– Хочу сказку! – пегаска насупилась и отгородилась от меня подушкой. – Ты плохой!</text:p>
      <text:p text:style-name="P55">– Дэш! Я не помню ни черта!</text:p>
      <text:p text:style-name="P55">– Сказку!!! – подушка полетела в меня.</text:p>
      <text:p text:style-name="P5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5">Дэш повернулась ко мне спиной и стала подозрительно шмыгать носом.</text:p>
      <text:p text:style-name="P55">Я подошёл к дивану и сел рядом, развернув её к себе.</text:p>
      <text:p text:style-name="P55">– Ну ладно. Сама напросилась!</text:p>
      <text:p text:style-name="P55">Я задумался.</text:p>
      <text:p text:style-name="P55">…</text:p>
      <text:p text:style-name="P55">– Вот тебе сказка с моралью. Слушай.</text:p>
      <text:p text:style-name="P55">Я устроился на диване, положив под ноги подушку, на которой тут же примостилась и пегаска.</text:p>
      <text:p text:style-name="P55">– Однажды в кувшин с молоком попали две жабы…</text:p>
      <text:p text:style-name="P55">– Бггг! Уже смешно! – заржала Дэш. – <text:s/>Как могли жабы попасть в кувшин? Он же высокий? Жабы прыгают низко. Может, это было блюдце?</text:p>
      <text:p text:style-name="P55">– Нет! – упёрся я. – Кувшин! Иначе морали не получится! Жабы… эээ… свалились в него с кантерлотской скалы.</text:p>
      <text:p text:style-name="P55">– Ух ты! Круто! А что они там делали?</text:p>
      <text:p text:style-name="P55">– Дэш! Как я могу рассказывать, если ты постоянно меня перебиваешь?</text:p>
      <text:p text:style-name="P55">– Ну пожалуйста! Больше не буду, только объясни, как жабы оказались в Кантерлоте?</text:p>
      <text:p text:style-name="P5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5">– Вау! Прикольно!</text:p>
      <text:p text:style-name="P5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5">– А потом?</text:p>
      <text:p text:style-name="P5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5">Пегаска затряслась от смеха. Потом, прервавшись, строго спросила с меня:</text:p>
      <text:p text:style-name="P55">– А какая тут мораль? Ты говорил, в этой сказке будет мораль!</text:p>
      <text:p text:style-name="P55">– Мораль? Э-э-э... Мораль тут такая. – <text:s/>мрачно заявил я. – Не умеешь летать — не суйся к принцессе!</text:p>
      <text:p text:style-name="P55"><text:soft-page-break/>– Хорошая… ммм… сказка… – пробормотала пегаска сонно. Зевнув во весь рот она потянулась и, прижавшись к моей ноге, заснула.</text:p>
      <text:p text:style-name="P55">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5">Я пожал плечами, устроился поудобнее и укрылся одеялом.</text:p>
      <text:p text:style-name="P55">…</text:p>
      <text:p text:style-name="P5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5">Скррржжжж… Скррржжж… Скррржжж…</text:p>
      <text:p text:style-name="P55">Снаружи раздался скрежет. В глубокой ночи, посреди абсолютной тишины этот тихий <text:s/>звук таил необъяснимую угрозу.</text:p>
      <text:p text:style-name="P55">Скррржжжж… Скррржжж…</text:p>
      <text:p text:style-name="P5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5">На земле прямо перед фургоном сидела кобылка-жеребёнок и, зажав в зубах гвоздь, выцарапывала что-то на жестяной крышке коробки из-под конфет.</text:p>
      <text:p text:style-name="P55">– Что ты тут делаешь так поздно? Где твои родители? – вздохнув с облегчением, спросил я.</text:p>
      <text:p text:style-name="P55">Выйдя из фургона, я подошёл к жеребёнку и посветил на жестянку.</text:p>
      <text:p text:style-name="P55">– Чем ты тут занимаешься?</text:p>
      <text:p text:style-name="P55">Жеребёнка молча смотрела на меня, зажав гвоздь в зубах. На жестянке были коряво выцарапаны буквы.</text:p>
      <text:p text:style-name="P55">«<text:span text:style-name="T92">37 пни</text:span></text:p>
      <text:p text:style-name="P72">24пн</text:p>
      <text:p text:style-name="P72">15</text:p>
      <text:p text:style-name="P55"><text:span text:style-name="T36">1</text:span>»</text:p>
      <text:p text:style-name="P55">– Что это за цифры? – спросил я.</text:p>
      <text:p text:style-name="P5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5">«<text:span text:style-name="T36">Добро пожаловать в Груммингтон! Вам здесь рады!</text:span></text:p>
      <text:p text:style-name="P55"><text:span text:style-name="T36">Население города </text:span><text:span text:style-name="T92">302 пони</text:span><text:span text:style-name="T36">.</text:span></text:p>
      <text:p text:style-name="P55"><text:span text:style-name="T92">250 пони</text:span><text:span text:style-name="T36">.</text:span></text:p>
      <text:p text:style-name="P55"><text:span text:style-name="T92">125 поней</text:span><text:span text:style-name="T36">.</text:span></text:p>
      <text:p text:style-name="P55"><text:span text:style-name="T36">54 паня.</text:span>»</text:p>
      <text:p text:style-name="P55">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5">– Ты хочешь сказать, этой ночью из населения осталась ты одна? – хрипло спросил я.</text:p>
      <text:p text:style-name="P55">Кобылка кивнула и снова показала на жестянку и вверх.</text:p>
      <text:p text:style-name="P55">– Макс! Оглянись! – тревожно воскликнула Дэш у меня за спиной.</text:p>
      <text:p text:style-name="P55"><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5">– Дэш! Быстро!</text:p>
      <text:p text:style-name="P55">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5">УУУУУУРРРРРРГГГГХХХХХХХ!!!<text:span text:style-name="T11">&lt;</text:span><text:span text:style-name="T78">Metallica-Enter Sandman</text:span><text:span text:style-name="T11">&gt;</text:span></text:p>
      <text:p text:style-name="P5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5">– Макс, запрыгивай!</text:p>
      <text:p text:style-name="P55">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9"/>
      <text:p text:style-name="P59">0</text:p>
      <text:p text:style-name="P55"/>
      <text:p text:style-name="P5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5"/>
      <text:h text:style-name="Heading_20_2" text:outline-level="2">15. Филлидельфия</text:h>
      <text:p text:style-name="P45">&lt;<text:span text:style-name="T77">Kiss – I Was Made For Lovin’ You</text:span>&gt;</text:p>
      <text:p text:style-name="P55">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5">Я поднял кусок газеты, прибитый ветром к ограждению и быстро пробежался по заголовкам.</text:p>
      <text:p text:style-name="P55">«<text:span text:style-name="T36">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6">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67">«</text:span><text:span text:style-name="T37">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67">».</text:span> «<text:span text:style-name="T36">Провинция пустеет: репортаж из обеспоневшего посёлка</text:span>». «<text:span text:style-name="T36">Нехватка пегасов-погодников: указ принцессы Луны разрешает набор в погодные команды пегасов без лётных аттестатов</text:span>». «<text:span text:style-name="T36">Опасный преступник «примат-макс» всё ещё на </text:span><text:soft-page-break/><text:span text:style-name="T36">свободе! Фетлок приходит в себя после разгрома павильона Псинтела. Награда за поимку возросла до двадцати тысяч!!!</text:span>». «<text:span text:style-name="T36">Казус в Мэйнхэттене: неизвестные разбросали по центру города листовки, доказывающие похищение Селестии Найтмэр Мун</text:span>».</text:p>
      <text:p text:style-name="P55">На ближайшем же столбе висело объявление, в котором за мою голову уже предлагалось двадцать пять тысяч.</text:p>
      <text:p text:style-name="P55">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5">Пегаска взмахнула крыльями для эффекта. Неожиданно для неё и меня, взмах крыльев подбросил её вверх на хороший метр.</text:p>
      <text:p text:style-name="P55">– Какого се… – пегаска приземлилась на круп, изумлённо глядя на свои крылья. – ...на!</text:p>
      <text:p text:style-name="P55">Подумав немного, Дэш выбралась из упряжи и что есть мочи замахала крыльями.</text:p>
      <text:p text:style-name="P5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5">–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5">Я перевязывал пегаске голову, когда мне в голову пришла идея. Я указал на валяющийся рядом с нами самокат.</text:p>
      <text:p text:style-name="P55">– Дэш, ты ведь сможешь буксировать его на лету?</text:p>
      <text:p text:style-name="P55">– Этот? Конечно могу! Плёвое дело!</text:p>
      <text:p text:style-name="P55">– А со мной?</text:p>
      <text:p text:style-name="P55">– Хмм. Понимаю, к чему ты клонишь.</text:p>
      <text:p text:style-name="P55">Пегаска критически оглядела меня.</text:p>
      <text:p text:style-name="P5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5">…</text:p>
      <text:p text:style-name="P55">Когда дорожное покрытие слилось в сплошную серую полосу, а руль самоката начал у меня в руках вибрировать от скорости, я заорал:</text:p>
      <text:p text:style-name="P55">– Дэ-э-э-ш!!! Сто-о-ой!!! Хватит! Испытание пройдено! Не увлекайся!!!</text:p>
      <text:p text:style-name="P55">Пегаска приземлилась и, выплюнув поводья изо рта, встала в гордую позу.</text:p>
      <text:p text:style-name="P55">– Я ещё и не начинала, между прочим! Так, только чуть-чуть размялась!</text:p>
      <text:p text:style-name="P55">Я положил самокат и на трясущихся ногах приближался к ней. Сердце ходило ходуном где-то в районе пяток.</text:p>
      <text:p text:style-name="P55">– Дэш, ты это нарочно? Про «клячу» и всё такое?</text:p>
      <text:p text:style-name="P55">– А что такое? – невинно спросила пегаска, полуобернувшись ко мне задом.</text:p>
      <text:p text:style-name="P55"><text:soft-page-break/>– А ничего. – нарочито спокойно сказал я, демонстративно закатывая рукава.</text:p>
      <text:p text:style-name="P55">–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5">– <text:s/>А того, что я тебя сейчас!..</text:p>
      <text:p text:style-name="P55">ХЛОП!</text:p>
      <text:p text:style-name="P5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5">– Бггг! – <text:s/>заржала пегаска. – Макс, не будь нытиком! Прикольная же шутка!</text:p>
      <text:p text:style-name="P5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5"><text:s/>Я потрепал пегаску между ушей.</text:p>
      <text:p text:style-name="P55">– Насчёт шуток я уже заметил. Не парься, я не сержусь. Вдобавок, не такой уж я и хрупкий, просто люблю перестраховаться.</text:p>
      <text:p text:style-name="P55">– Да? Это клёво. – успокоилась Дэш. – А можно попросить тебя об одной вещи?</text:p>
      <text:p text:style-name="P55">– Да?</text:p>
      <text:p text:style-name="P55">– Помнишь, я разревелась в Груммингтоне?</text:p>
      <text:p text:style-name="P55">– Ну да, было дело.</text:p>
      <text:p text:style-name="P55">– Забудь про это!</text:p>
      <text:p text:style-name="P55">– Почему? – озадачился я. – Ты тогда была такой милой тогда.</text:p>
      <text:p text:style-name="P55">Дэш насупилась и принялась ковырять копытом асфальт.</text:p>
      <text:p text:style-name="P5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5">Я пожал плечами.</text:p>
      <text:p text:style-name="P5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5">– Но ты не плачешь.</text:p>
      <text:p text:style-name="P55">Я задумался.</text:p>
      <text:p text:style-name="P5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5">– Ни фига себе! Куда ж может быть хуже? – воскликнула Дэш. – У вас что, все поголовно встают в восемь утра и едят сено на завтрак, обед и ужин?</text:p>
      <text:p text:style-name="P55">Я засмеялся.</text:p>
      <text:p text:style-name="P55">– Кто-то встаёт и раньше. Но не в этом проблема. У нас... Как бы это сказать... очень холодно.</text:p>
      <text:p text:style-name="P55"><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5">– Нет, я не то имел ввиду. Холодно не в физическом смысле. В душевном.</text:p>
      <text:p text:style-name="P55">Пегаска всмотрелась мне в лицо, как будто впервые видя его.</text:p>
      <text:p text:style-name="P55">– Ты имеешь ввиду, что тебе утром некому сказать: «Привет, хорошего дня»?</text:p>
      <text:p text:style-name="P55">– Да, примерно это я имел ввиду.</text:p>
      <text:p text:style-name="P55">– Сочувствую. Без друзей не прикольно. Всем нужны друзья. Даже Дискорду, дискорд его забери!</text:p>
      <text:p text:style-name="P55">Пегаска вдруг стала на задние ноги, положив передние мне на плечи.</text:p>
      <text:p text:style-name="P55">– Макс! В Эквестрии у тебя всегда будут друзья, что бы ни случилось!</text:p>
      <text:p text:style-name="P55">Я растроганно обнял пегаску и погладил её по шее.</text:p>
      <text:p text:style-name="P55">– Спасибо, Дэш. Это просто здорово!</text:p>
      <text:p text:style-name="P55">…</text:p>
      <text:p text:style-name="P55">Оставляя на прилавке очередной пустующей филлидельфийской лавки монетку, я озабоченно заметил:</text:p>
      <text:p text:style-name="P55">–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5">– Ты чего? – не поняла шутки пегаска. – А как же твоё участие в эксперименте?</text:p>
      <text:p text:style-name="P55">– Ты меня всё равно как-нибудь вытащишь. – отмахнулся я. – Лучше помоги искать палатку.</text:p>
      <text:p text:style-name="P55">–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5">Я пропустил замечание пегаски мимо ушей и продолжил паковать рюкзак.</text:p>
      <text:p text:style-name="P5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5">– Надеюсь, с ним ничего не случится. – озабоченно сказал я. – Иначе придётся объясняться с Трикси.</text:p>
      <text:p text:style-name="P55">– Ерунда! В крайнем случае, купишь ей новый. – отмахнулась пегаска. – Ты не представляешь, как я рада, что избавилась от него!</text:p>
      <text:p text:style-name="P55">Пегаска взлетела и осторожно потянула упряжь. Потом приземлилась и недовольно глянула на меня.</text:p>
      <text:p text:style-name="P55">– Скидывай! – скомандовала пегаска, указав на рюкзак.</text:p>
      <text:p text:style-name="P55">– В чём дело?</text:p>
      <text:p text:style-name="P55">Пегаска молча потянула зубами за шлейку рюкзака, сдёргивая его с меня.</text:p>
      <text:p text:style-name="P55">– Дэш, ты чего?</text:p>
      <text:p text:style-name="P55">Пегаска раскрыла рюкзак и стала копаться в нём.</text:p>
      <text:p text:style-name="P55">– Я могу нести тебя, когда ты весишь семьдесят килограмм. – больший из двух котелков отправился в провал.</text:p>
      <text:p text:style-name="P55">– Я могу тянуть тебя, когда ты весишь восемьдесят килограмм. – две трети наших запасов картошки и ухнули следом.</text:p>
      <text:p text:style-name="P55">– Я могу тащить тебя, даже когда ты весишь девяносто! – насос и запасное колесо к самокату улетели туда же.</text:p>
      <text:p text:style-name="P55">– Но мы не договаривались, что ты будешь весить под сто десять только потому, что дорвался до бесплатных магазинов! Лягать, это уже слишком!</text:p>
      <text:p text:style-name="P55"><text:soft-page-break/>– Погоди, Дэш, консервы-то не выкидывай! Ты ж сама говорила, что только-только размялась и всё такое. <text:span text:style-name="T93">И магазин</text:span>ы вовсе<text:span text:style-name="T93"> не </text:span>бесплатные<text:span text:style-name="T93"> <text:s/></text:span>— я оставлял там деньги — последние, кстати. Дай, я сам отберу припасы...</text:p>
      <text:p text:style-name="P55">…</text:p>
      <text:p text:style-name="P5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5">– Я уже вижу Кантерлот. Ещё день пути — и сворачиваем к Понивиллю.</text:p>
      <text:p text:style-name="P55">– А ты выдержишь?</text:p>
      <text:p text:style-name="P55">Пегаска фыркнула.</text:p>
      <text:p text:style-name="P55">– Я-то выдержу. Самокат — нет.</text:p>
      <text:p text:style-name="P5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5">– Я уже думала над этим. Там часто встречаются пони. Тебя узнают.</text:p>
      <text:p text:style-name="P55">–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5">– «Трасса 52» – прочла Дэш на табличке. – Что-то я не помню тут никаких трасс. Наверное, недавно построили.</text:p>
      <text:p text:style-name="P5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5">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5">– Дэ-э-эш! Тормози-и-и!!!</text:p>
      <text:p text:style-name="P55">– Чего-о-о?! Не слышу!!!</text:p>
      <text:p text:style-name="P55">КРАК!!!</text:p>
      <text:p text:style-name="P55">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5"/>
      <text:p text:style-name="P55">…</text:p>
      <text:p text:style-name="P55"/>
      <text:p text:style-name="P65"><text:soft-page-break/>Сияние. <text:span text:style-name="T93">Оно п</text:span>овсюду. <text:span text:style-name="T93">Нет верха и низа, нет направлений и расстояний. Нет м</text:span>ыслей. Нет чувств. Нет времени. Есть только бесконечное сияние.</text:p>
      <text:p text:style-name="P65"><text:s/>В какой-то момент пришло осознание.</text:p>
      <text:p text:style-name="P65">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5">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5">– Док, позавчерашний приходит в сознание!</text:p>
      <text:p text:style-name="P65">– Следи за давлением.</text:p>
      <text:p text:style-name="P65">В поле зрения появляется предмет. Сквозь ресницы видны только его расплывчатые очертания. Предмет движется, проводя какие-то манипуляции.</text:p>
      <text:p text:style-name="P65">Я открываю глаза и вижу фигуру в голубом.</text:p>
      <text:p text:style-name="P65">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5">– Больной, как вы себя чувствуете? Вы можете назвать своё имя?</text:p>
      <text:p text:style-name="P65">Я закрываю глаза и пытаюсь вспомнить.</text:p>
      <text:p text:style-name="P65">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5">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5">Я вспомнил почти всё. Моё имя? Осталось вспомнить имя. Меня зовут...</text:p>
      <text:p text:style-name="P65">– Ма-а-акс! Ма-а-акс! Ма-а-акс!</text:p>
      <text:p text:style-name="P65">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5">Я открываю глаза и вижу фигуру в голубом.</text:p>
      <text:p text:style-name="P65"/>
      <text:p text:style-name="P55">…</text:p>
      <text:p text:style-name="P55"/>
      <text:p text:style-name="P55">Сознание с трудом возвращалось в гудевшую <text:span text:style-name="T93">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5">– Ма-а-акс! Ма-а-акс! Встава-а-ай!</text:p>
      <text:p text:style-name="P55">– И как я, интересно, могу встать, если ты стоишь прямо надо мной? – с трудом отвечаю я.</text:p>
      <text:p text:style-name="P55"><text:soft-page-break/>– Хорош умничать! – буркнула пегаска сквозь слёзы. – Макс?!!</text:p>
      <text:p text:style-name="P55">Я был полузадушен силой объятий пегаски.</text:p>
      <text:p text:style-name="P55">– Что-то я слишком часто реву с тех пор, как мы познакомились. – пробормотала Дэш, прижавшись ко мне. – Это не круто.</text:p>
      <text:p text:style-name="P55">– Ещё как круто! – утешил пегаску я. – Ты мне всю рубашку промочила. Прямо как водомётная машина.</text:p>
      <text:p text:style-name="P55">– <text:span text:style-name="T93">А т</text:span>ы вставать не хотел! Я очень-очень испугалась. <text:span text:style-name="T93">Всё-таки, д</text:span>урацкая это была затея с самокатом! Если бы можно было вернуться к фургону!</text:p>
      <text:p text:style-name="P55">–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5">Дэш почесала в затылке.</text:p>
      <text:p text:style-name="P55">–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5">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5">Вроде, не издевается.</text:p>
      <text:p text:style-name="P55">– Дэш!</text:p>
      <text:p text:style-name="P55">– Ась?</text:p>
      <text:p text:style-name="P55">Пегаска с невинным видом уставилась на меня, практически упёршись своим носом в мой.</text:p>
      <text:p text:style-name="P55">– Я бегаю ещё хуже, чем ты таскаешь фургоны. То есть, чуть лучше, чем никак.</text:p>
      <text:p text:style-name="P55">Пегаска критически осмотрела меня и помотала головой.</text:p>
      <text:p text:style-name="P55">– Фиговые у тебя шутки. Не смешные.</text:p>
      <text:p text:style-name="P55">– Дэш, я не шучу.</text:p>
      <text:p text:style-name="P55">– Не верю. – пегаска провела крылом по моей ноге от пояса до пятки. – У тебя очень длинные ноги. Почти как у аликорнов. Ты не можешь плохо бегать.</text:p>
      <text:p text:style-name="P55">–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5"><text:span text:style-name="T11">–</text:span> А какой у тебя там был образ жизни?</text:p>
      <text:p text:style-name="P55"><text:span text:style-name="T11">–</text:span> Сидячий. Каждый день по восемь-десять часов в день на стуле, перед компьютером. Иногда и по двенадцать.</text:p>
      <text:p text:style-name="P55">У Дэш отвалилась челюсть.</text:p>
      <text:p text:style-name="P55"><text:span text:style-name="T11">–</text:span> Дискордовы яйца! Ты сидел в тюрьме? За что тебя посадили?</text:p>
      <text:p text:style-name="P55"><text:span text:style-name="T11">–</text:span> Я не сидел в тюрьме! У меня работа сидячая. Была. Программисты так работают, понимаешь? Сидя. У нас это в порядке вещей.</text:p>
      <text:p text:style-name="P55">Пегаска неверяще смотрела на меня. Потом её удивление сменилось сочувствием. Она схватилась за голову.</text:p>
      <text:p text:style-name="P55"><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61">о такие… гм… заклинания. Ты </text:span><text:span text:style-name="T48">пишешь</text:span><text:span text:style-name="T61"> программу, запускаешь её, а потом она делает что-то для тебя.</text:span></text:p>
      <text:p text:style-name="P39"><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9"><text:span text:style-name="T1">–</text:span> Вряд ли меня так можно называть. Очень далёкие параллели. <text:span text:style-name="T1">И у</text:span> нас совсем нет магии.</text:p>
      <text:p text:style-name="P55"><text:span text:style-name="T6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7">– Не парься. Просто исходи из того, что до Понивилля мы доберёмся шагом. И ещё вот что…</text:p>
      <text:p text:style-name="P57">– Да?</text:p>
      <text:p text:style-name="P57">– Слезь с меня наконец!</text:p>
      <text:p text:style-name="P57"/>
      <text:p text:style-name="P56">***</text:p>
      <text:p text:style-name="P55"/>
      <text:p text:style-name="P55">Два дня спустя…</text:p>
      <text:p text:style-name="P55"/>
      <text:p text:style-name="P55">Мы стояли на берегу Седлового озера. Дэш озадаченно осматривалась.</text:p>
      <text:p text:style-name="P57">–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7">–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57">Пегаска <text:span text:style-name="T11">сконфужено</text:span> заметила:</text:p>
      <text:p text:style-name="P57">– Я в этих краях впервые. И обычно я путешествую по воздуху или поездом.</text:p>
      <text:p text:style-name="P57">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7">–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7">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93">матюков мне</text:span> удалось замазать самые большие щели. За тестовый<text:span text:style-name="T93"> </text:span>получасовый заплыв<text:span text:style-name="T93"> </text:span>в лодку набралось всего две банки воды.</text:p>
      <text:p text:style-name="P57">– Ну что, отправляемся? – Дэш свеслилась с носа, глядя в зеленоватую воду. – Как лодку назовёшь, кэп?</text:p>
      <text:p text:style-name="P57">– «Две банки». – буркнул я.</text:p>
      <text:p text:style-name="P46"/>
      <text:p text:style-name="P46">…</text:p>
      <text:p text:style-name="P46">&lt;<text:bookmark text:name="eow-title"/><text:span text:style-name="T83">Haddaway - What is love </text:span>&gt;</text:p>
      <text:p text:style-name="P57">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7"><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7">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7">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7">– Макс. – прервала ход моих мыслей пегаска. – Наш путь заканчивается. В Понивилле мы расстанемся. Ты ничего не хочешь сказать?</text:p>
      <text:p text:style-name="P57">– Что именно? – вопрос застал меня врасплох. Я прекратил грести и обернулся.</text:p>
      <text:p text:style-name="P57">– Ну… – пегаска смутилась. – Что у тебя на душе? Какие чувства? Ты правда совсем-совсем ничего не хочешь мне сказать?</text:p>
      <text:p text:style-name="P57">– Да вроде нет. Ни о чём не думал вообще.</text:p>
      <text:p text:style-name="P57">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7">– Значит, тебе нечего мне сказать? Тогда я скажу! Ты врёшь, что ни о чём не думал! Ты опять думал о ней!</text:p>
      <text:p text:style-name="P57">– О ком?</text:p>
      <text:p text:style-name="P57">–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7">Та-а-ак! Вот в чём дело, лягать меня в пузо! Пегаска ревнует! Какого хера? <text:span text:style-name="T93">Я не давал ей повода!</text:span></text:p>
      <text:p text:style-name="P57">– Это не твоё дело! – рявкнул я.</text:p>
      <text:p text:style-name="P57">– Ах, не моё?! Не моё после побега из центра Псинтела?! Не моё после обнимашек в фургоне?! Не моё после трассы 52?!! Ты… Ты…</text:p>
      <text:p text:style-name="P57">–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7">– Да пожалуйста! – пегаска топнула ногой. – Нет там для вас ничего полезного! Но раз уж ты это вспомнил — на здоровье! Я видела во сне человека! И о<text:span text:style-name="T93">н жил с пони! И они </text:span>офигенски <text:span text:style-name="T93">любили друг друга! И у них </text:span>был<text:span text:style-name="T93"> </text:span>офигенский <text:span text:style-name="T93">секс! </text:span>И это было круто!<text:span text:style-name="T93"> </text:span>А ты… Ты <text:span text:style-name="T11">— н</text:span>е такой! Ты не любишь пони!!!</text:p>
      <text:p text:style-name="P57">С каждой фразой пегаска всё сильнее топала ногой. Последнюю фразу она завершила сокрушительным фумикоми.</text:p>
      <text:p text:style-name="P57">КРАК!</text:p>
      <text:p text:style-name="P57">– Ой! – пегаска поспешно отдёрнула ногу. Но было поздно.</text:p>
      <text:p text:style-name="P57">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7">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7">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7"><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7">– Оставь меня в покое! Мне не нужна твоя помощь!!!</text:p>
      <text:p text:style-name="P57">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43">—</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7">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7">Приволочив меня на берег, Дэш разжала зубы. Я успел перевернуться на спину, когда она со стоном повалилась на меня, раскинув крылья.</text:p>
      <text:p text:style-name="P57"><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7"><text:span text:style-name="T11">– </text:span>Выф-выф-вуф! <text:span text:style-name="T11">– </text:span>возразил я.</text:p>
      <text:p text:style-name="P57">Отпихнув от лица живот пегаски и выплюнув шерсть, я продолжил.</text:p>
      <text:p text:style-name="P57"><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7"><text:span text:style-name="T11">– </text:span>Бе-бе-бе! <text:span text:style-name="T11">– </text:span>устало передразнила меня Дэш. <text:span text:style-name="T11">– </text:span><text:span text:style-name="T26">Макс! Я </text:span><text:span text:style-name="T30">— </text:span><text:span text:style-name="T26">плохая пони, потому что хотела получить то, что мне не принадлежит.</text:span>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7">Я молчал, осмысливая услышанное. Злость ушла. Пришла печаль.</text:p>
      <text:p text:style-name="P57"><text:span text:style-name="T11">– </text:span>Дэш, я знаю. Просто не могу о ней забыть.</text:p>
      <text:p text:style-name="P57">Пегаска тяжело поднялась.</text:p>
      <text:p text:style-name="P57"><text:span text:style-name="T11">– </text:span>Везёт же некоторым. <text:span text:style-name="T11">– </text:span>пробормотала она, раскрывая крылья для просушки.</text:p>
      <text:p text:style-name="P57">…</text:p>
      <text:p text:style-name="P57"><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7">Я сидел на песке, прижимаясь спиной к спине пегаски. Её распахнутые крылья защищали меня от ветра.</text:p>
      <text:p text:style-name="P57"><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53">– </text:span><text:span text:style-name="T43">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7">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7">.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40">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6"><text:soft-page-break/>– <text:span text:style-name="T1">Дэш… Ты же понимаешь, что я не люблю тебя?</text:span></text:p>
      <text:p text:style-name="P46">–<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6">&lt;<text:span text:style-name="T77">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text:soft-page-break/>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7"/>
      <text:h text:style-name="Heading_20_2" text:outline-level="2">16. <text:span text:style-name="T1">Понивилль. Фейс-контроль </text:span></text:h>
      <text:p text:style-name="P46">&lt;<text:span text:style-name="T77">Mothley Crue – Cickstart my heart</text:span>&gt;</text:p>
      <text:p text:style-name="P57">«<text:span text:style-name="T36">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6">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6">Нехватка погодных пегасов: Вондерболты перешли к круглосуточной вахте</text:span>». «<text:span text:style-name="T36">Общественные работы: распоряжением принцессы Луны работы по строительству мостов через провалы расширены и на субботу</text:span>». «<text:span text:style-name="T36">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6">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7"/>
      <text:p text:style-name="P57">Я отложил стопку газет, принесенных пегаской.</text:p>
      <text:p text:style-name="P57"><text:span text:style-name="T11">–</text:span> Про меня таки забыли. Отлично.</text:p>
      <text:p text:style-name="P57"><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7"><text:span text:style-name="T11">–</text:span> Ого! Луна никак не уймется. Ладно, это её проблемы.</text:p>
      <text:p text:style-name="P57">К счастью, библиотека Понивилля располагалась на окраине. Пробраться туда под покровом сумерек было раз плюнуть.</text:p>
      <text:p text:style-name="P57"><text:span text:style-name="T11">– </text:span>Твайлайт, привет! Мы вернулись! <text:span text:style-name="T11">–</text:span> я захлопнул за собой дверь.</text:p>
      <text:p text:style-name="P57">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7">Ни слова ни говоря, Твайлайт отперла дверь в подвал и потащила меня за собой.</text:p>
      <text:p text:style-name="P57"><text:span text:style-name="T11">– К</text:span>АКОГО ХУЯ?!! Твайлайт, ёб твою понимать, ты чё творишь? <text:span text:style-name="T11">– </text:span>я вцепился в ручку двери.</text:p>
      <text:p text:style-name="P57"><text:span text:style-name="T11">– </text:span>Твайли, ты чего? <text:span text:style-name="T11">– </text:span>брыкалась Дэш. <text:span text:style-name="T11">– </text:span>Немедленно опусти меня на пол!</text:p>
      <text:p text:style-name="P57"><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7"><text:soft-page-break/>ХРУСТЬ!</text:p>
      <text:p text:style-name="P57">Дверная ручка оторвалась с мясом и я продолжил низвержение в подвал.</text:p>
      <text:p text:style-name="P57"><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7">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7"><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7">Я молча дёргался, пытаясь сломать браслеты.</text:p>
      <text:p text:style-name="P57"><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7">Единорожка отвернулась к стеклянному шкафу и стала рыться в нём.</text:p>
      <text:p text:style-name="P57"><text:span text:style-name="T11">– </text:span>Где-то он тут был, я же клала его сюда на прошлой неделе, после эксперимента с тыквой!</text:p>
      <text:p text:style-name="P57">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7"><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7">Я снова распластался на столе, скованный браслетами. Твайлайт с безумными глазами склонилась надо мной. Рядом с ней парил скальпель.</text:p>
      <text:p text:style-name="P57"><text:span text:style-name="T11">– </text:span>Твайлайт, не смей! <text:span text:style-name="T11">– </text:span>хриплым от ужаса голосом прошептал я.</text:p>
      <text:p text:style-name="P57"><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7">Скальпель с огромной скоростью метнулся ко мне.</text:p>
      <text:p text:style-name="P57"><text:span text:style-name="T11">– </text:span>А-А-А-А-А-А!</text:p>
      <text:p text:style-name="P57">Вжик-вжие-вжик!</text:p>
      <text:p text:style-name="P57">Лоскутья одежды полетели на пол. Я лежал на столе как новорождённый и орал соответственно.</text:p>
      <text:p text:style-name="P57"><text:span text:style-name="T11">– О</text:span>у! <text:span text:style-name="T93">Что-то новенькое! </text:span>Это надо задокументировать.</text:p>
      <text:p text:style-name="P57">Невесть откуда взявшийся фотоаппарат сделал несколько снимков моего естества в разных ракурсах.</text:p>
      <text:p text:style-name="P57"><text:span text:style-name="T11">– </text:span>Хрен-то тебе зачем? <text:span text:style-name="T11">– </text:span>с бессильной злостью спросил я. <text:span text:style-name="T11">– </text:span><text:span text:style-name="T93">Т</text:span>ы собираешься устроить филиал порнхаба для пони-извращенцев?</text:p>
      <text:p text:style-name="P57"><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7">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7"><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7"><text:soft-page-break/><text:span text:style-name="T11">– </text:span>А если попроще?</text:p>
      <text:p text:style-name="P57"><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7">Твайлайт вытащила воронку из аппарата и приставила её к моей груди. За воронкой к ящику тянулся толстый гофрированный шланг.</text:p>
      <text:p text:style-name="P57"><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7"><text:span text:style-name="T11">– М</text:span>агнетрон вводит в резонанс только частицы магического субстрата. Тебе не о чём волноваться.</text:p>
      <text:p text:style-name="P57">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7"><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7">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7"/>
      <text:p text:style-name="P47">***</text:p>
      <text:p text:style-name="P47"/>
      <text:p text:style-name="P57"><text:span text:style-name="T11">– </text:span>А-А-А-А-А-А!!! Бля!</text:p>
      <text:p text:style-name="P57">Мой полёт сквозь усыпанную звёздами сине-зелёную мглу закончился столкновением с чем-то мягким.</text:p>
      <text:p text:style-name="P57"><text:span text:style-name="T11">– </text:span>Сестра???</text:p>
      <text:p text:style-name="P57">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7"><text:span text:style-name="T11">– </text:span>А-А-А-А-А-А!!!</text:p>
      <text:p text:style-name="P57"/>
      <text:p text:style-name="P58">***</text:p>
      <text:p text:style-name="P58"/>
      <text:p text:style-name="P57">Две кляксы надо мной сформировались в Рэйнбоу Дэш и Твайлайт Спаркл. Пони озадаченно наблюдали за мной и тихо шушукались.</text:p>
      <text:p text:style-name="P57"><text:span text:style-name="T11">– </text:span>Никогда, слышишь, никогда больше не смей подымать меня...</text:p>
      <text:p text:style-name="P57"><text:span text:style-name="T11">– </text:span>Откуда я знала, что резонансное заклинание так среагирует на...</text:p>
      <text:p text:style-name="P57"><text:span text:style-name="T11">– М</text:span>акс? <text:span text:style-name="T11">– </text:span>пегаска заметила, что я открыл глаза. <text:span text:style-name="T11">– </text:span>Ты в порядке?</text:p>
      <text:p text:style-name="P57">Я издал нечто среднее между брачным рёвом лося и стоном умирающего слона.</text:p>
      <text:p text:style-name="P57"><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7"><text:soft-page-break/><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7"/>
      <text:p text:style-name="P57">…</text:p>
      <text:p text:style-name="P57"/>
      <text:p text:style-name="P57">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7"><text:span text:style-name="T11">– </text:span>Итак, мы:</text:p>
      <text:p text:style-name="P57">а) Имеем резонаторные рубины для ускорителя.</text:p>
      <text:p text:style-name="P57">б) После исчезновения принцессы Селестиии, не имеем <text:s/>возможности контролировать усиленное ускорителем <text:s/>заклинание Индрэ.</text:p>
      <text:p text:style-name="P57">Это значит, что:</text:p>
      <text:p text:style-name="P57">а) Нам придётся пользоваться обычной версией заклинания. Вероятность успеха в этом случае я оцениваю как <text:s/>один к пяти.</text:p>
      <text:p text:style-name="P57">б) Или идти на большой риск и вызвать неконтролируемое усиленное заклинание.</text:p>
      <text:p text:style-name="P57">Во втором случае вероятность возникновения крупной энергомагической вспышки я оцениваю как один к трём.</text:p>
      <text:p text:style-name="P57"><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7"><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7"><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7">– Дорогая, каждый пони должен быть готов на всё во имя Эквестрии! Если, конечно, это не грязь под туалетным ковриком. – заявила Рэрити.</text:p>
      <text:p text:style-name="P57"><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57"><text:span text:style-name="T11">– </text:span>Тебе-то на Понивилль точно махать! <text:span text:style-name="T11">– </text:span>огрызнулась фермерша. <text:span text:style-name="T11">– Т</text:span>вой дом, поди, не зацепит.</text:p>
      <text:p text:style-name="P57"><text:span text:style-name="T11">– </text:span>Что ты сказала? А ну, повтори? <text:span text:style-name="T11">– </text:span>взвилась пегаска.</text:p>
      <text:p text:style-name="P57"><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57"><text:span text:style-name="T11">– </text:span>Ась?</text:p>
      <text:p text:style-name="P57"><text:span text:style-name="T11">– </text:span>Что?</text:p>
      <text:p text:style-name="P57"><text:span text:style-name="T11">– </text:span>Какой? <text:span text:style-name="T11">– </text:span>разом <text:span text:style-name="T11">о</text:span>бернулась ко мне компания.</text:p>
      <text:p text:style-name="P57"><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7"><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7"><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57"><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7"><text:span text:style-name="T11">– </text:span>Рэр, иногда лучше жевать, чем говорить. Вот честно!</text:p>
      <text:p text:style-name="P57"><text:soft-page-break/><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7"><text:span text:style-name="T11">– </text:span>Они лежали в нагрудном кармане рубашки.</text:p>
      <text:p text:style-name="P57">Твайлайт отвлеклась от доски.</text:p>
      <text:p text:style-name="P57"><text:span text:style-name="T11">– В р</text:span>убашке? Я послала вниз Спайка прибраться. Те лохмотья тлели после вспышки... Спа-а-айк!!!</text:p>
      <text:p text:style-name="P57">Дракончик поднялся по лестнице с веником в одной лапе и мусорным пакетом в другой. Он был весь перемазан сажей и что-то торопливо жевал.</text:p>
      <text:p text:style-name="P57"><text:span text:style-name="T11">– </text:span>Вот, прибрался малёхо. Но с потолка сажу ещё не успел счистить, там стремянка нужна.</text:p>
      <text:p text:style-name="P57"><text:span text:style-name="T11">– </text:span>Спайки-Вайки, не выкидывай одежду, пожалуйста. В ней должны быть рубины.</text:p>
      <text:p text:style-name="P57"><text:span text:style-name="T11">– </text:span>Какие ещё рубины? <text:span text:style-name="T11">– </text:span>переспросил Спайк и зажевал быстрее.</text:p>
      <text:p text:style-name="P57"><text:span text:style-name="T11">–</text:span> Резонаторные! <text:span text:style-name="T11">–</text:span> холодея, ответил я. <text:span text:style-name="T11">– </text:span>В кармане рубашки должны лежать четыре кристалла.</text:p>
      <text:p text:style-name="P57"><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35"/>
      <text:p text:style-name="P57">…</text:p>
      <text:p text:style-name="P57"/>
      <text:p text:style-name="P57"><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7"><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57">Подушка отогнулась и в прямоугольнике света показалась голова Пинки.</text:p>
      <text:p text:style-name="P57"><text:span text:style-name="T11">– </text:span>Макс. Ты сейчас правильный, или нет?</text:p>
      <text:p text:style-name="P57"><text:span text:style-name="T11">– </text:span>Макс, ты как? Тебе уже лучше? <text:span text:style-name="T11">– </text:span>в прямоугольнике появилась голова Рэйнбоу Дэш.</text:p>
      <text:p text:style-name="P57"><text:span text:style-name="T11">– </text:span>Фигурально выражаясь, ты в себе? <text:span text:style-name="T11">– </text:span>вклинилась между ними Твайлайт Спаркл.</text:p>
      <text:p text:style-name="P57"><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7">Я отдышался. Поняхи участливо смотрели на меня, выискивая признаки успокоения.</text:p>
      <text:p text:style-name="P57"><text:span text:style-name="T11">– </text:span>Отпустите. Я уже правильный. <text:span text:style-name="T11">– </text:span>наконец произнёс я.</text:p>
      <text:p text:style-name="P57">Пинки, Дэш и Твайлайт слезли с горки подушек, наваленных на меня после эмоционального взрыва. Эпплджек встала с ног.</text:p>
      <text:p text:style-name="P57"><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7"><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7"><text:span text:style-name="T11">– </text:span>Спайк!!! Немедленно... <text:s/>сбегай в лавку к Кейкам за выпечкой! Нам всем нужно успокоиться.</text:p>
      <text:p text:style-name="P57"><text:span text:style-name="T11">– </text:span>Уже бегу!</text:p>
      <text:p text:style-name="P57"/>
      <text:p text:style-name="P58">***</text:p>
      <text:p text:style-name="P57"/>
      <text:p text:style-name="P57"><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7"><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57"><text:span text:style-name="T11">– </text:span>Не беспокойся, всё просчитано. Я уверена, я подчёркиваю, абсолютно уверена в безопасности эксперимента!</text:p>
      <text:p text:style-name="P57"><text:span text:style-name="T11">– </text:span>Ой, чего-то мне нехорошо становится, когда ты так говоришь...</text:p>
      <text:p text:style-name="P57"><text:span text:style-name="T11">– </text:span>Девочки, приготовились! Начинаю обратный отсчёт! Десять! Девять! Восемь! Семь!</text:p>
      <text:p text:style-name="P57">Гудение синхрофазотрона усилилось. Картинка у меня перед глазами поплыла.</text:p>
      <text:p text:style-name="P57"><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7">Картинка у меня перед глазами выключилась.</text:p>
      <text:p text:style-name="P57"/>
      <text:h text:style-name="Heading_20_2" text:outline-level="2">17. <text:span text:style-name="T1">Откровение</text:span></text:h>
      <text:p text:style-name="P46">&lt;<text:span text:style-name="T77">Mission Impossible theme</text:span>&gt;</text:p>
      <text:p text:style-name="P57">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7">Я вглядываюсь в него.</text:p>
      <text:p text:style-name="P57">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7">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7">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7">Я перехожу провал.</text:p>
      <text:p text:style-name="P57">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6"><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95">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7">Я тяну ручку двери на верхней площадке. Сильный сквозняк чуть не сбивает меня с ног: ветер задувает в<text:span text:style-name="T93"> </text:span>покои Луны<text:span text:style-name="T93"> </text:span>через открытые балконные двери<text:span text:style-name="T93">.</text:span></text:p>
      <text:p text:style-name="P57"><text:soft-page-break/>Мириады пульсирующих нитей сходятся к центру комнаты, где на матрасе лежит обтянутый шкурой скелет аликорна.</text:p>
      <text:p text:style-name="P57">Я осторожно пересекаю комнату и захлопываю двери на балкон.</text:p>
      <text:p text:style-name="P57"><text:span text:style-name="T11">– </text:span>А-а-а, ты всё-таки пришёл… <text:span text:style-name="T11">– </text:span>шелестит скрипучий голос за моей спиной.</text:p>
      <text:p text:style-name="P57">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7"><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7"><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7"><text:span text:style-name="T11">– </text:span>ТЫ НИЧЕГО НЕ УЗНАЕШЬ!!!</text:p>
      <text:p text:style-name="P57">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7"><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7">Луна закашливается едким смехом и отпивает из вазы, стоящей на полу рядом с матрацем.</text:p>
      <text:p text:style-name="P57"><text:span text:style-name="T11">– </text:span>Открой балкон. Мы призвали Найтмэр, чтобы подольше продержаться. Этой сучке из племени виндиго нужен ветер.</text:p>
      <text:p text:style-name="P57">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7"><text:span text:style-name="T11">– </text:span>Сожалеем, что не можем убить тебя.</text:p>
      <text:p text:style-name="P57">Обернувшись я встречаюсь с рогом аликорницы, нацеленным мне в грудь.</text:p>
      <text:p text:style-name="P57"><text:span text:style-name="T11">– </text:span>Твоё тело соткано из наваждения — Нам ли не знать! Мы всё ещё Владыка Снов.</text:p>
      <text:p text:style-name="P57">Я делаю шаг назад, на балкон. Луна трескуче смеётся и шагает следом.</text:p>
      <text:p text:style-name="P57"><text:span text:style-name="T11">– </text:span>Но что в Нашей власти — так это вышвырнуть тебя отсюда!</text:p>
      <text:p text:style-name="P57">Я снова отступаю. Как я помню, балкон метра три в ширину и без перил. И хоть я осознаю, что это сон, мне страшно до онемения.</text:p>
      <text:p text:style-name="P57"><text:span text:style-name="T11">– </text:span>Призвав тебя сюда, мы потратили последние силы. Которыми можно было поддерживать Эквестрию ещё долгие годы.</text:p>
      <text:p text:style-name="P57">Шаг назад.</text:p>
      <text:p text:style-name="P57"><text:span text:style-name="T11">– </text:span>Кимеринн погиб, чтобы ты жил.</text:p>
      <text:p text:style-name="P57">Шаг назад.</text:p>
      <text:p text:style-name="P57"><text:span text:style-name="T11">– </text:span>Сел осталась без магии и развоплотилась из-за тебя.</text:p>
      <text:p text:style-name="P57">Шаг назад.</text:p>
      <text:p text:style-name="P57"><text:span text:style-name="T11">– </text:span>Столько надежд впустую. И, как финальная насмешка, ты увидишь гибель всего, что Нам дорого?! Не бывать этому! ПОШЁЛ ВОН!!!</text:p>
      <text:p text:style-name="P57"><text:soft-page-break/>Я мешкаю, не чувствуя под отступающей ногой опоры, и этого хватает, чтобы Луна в выпаде достала меня рогом.</text:p>
      <text:p text:style-name="P57">Магический разряд пронзает грудь сетью молний и вышвыривает меня с балкона. Луна — или Найтмэр Мун? — хохочет, видя моё падение.</text:p>
      <text:p text:style-name="P57">Я проваливаюсь в звёздную сине-зелёную мглу.</text:p>
      <text:p text:style-name="P57"/>
      <text:p text:style-name="P57">…</text:p>
      <text:p text:style-name="P46"/>
      <text:p text:style-name="P57">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7">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93">её </text:span>расплываются. Она исчезает, не дойдя до экрана.</text:p>
      <text:p text:style-name="P71">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7">Ближе.</text:p>
      <text:p text:style-name="P57">Всем телом ощущаю дискомфорт от низкочастотной вибрации, как будто рядом проходит поезд.</text:p>
      <text:p text:style-name="P57">Ещё ближе.</text:p>
      <text:p text:style-name="P57">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7">Совсем близко.</text:p>
      <text:p text:style-name="P57">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7">Я ВИЖУ!!! ПРОКЛЯТЬЕ, КАК ВСЁ ПРОСТО!!!</text:p>
      <text:p text:style-name="P57">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7"><text:span text:style-name="T11">– </text:span>Ты ведь вернёшься? Не говори им, что увидел там! <text:span text:style-name="T11">– </text:span>жеребёнок машет в сторону экрана. Её голос слышится глухо, как через подушку.</text:p>
      <text:p text:style-name="P57">Я киваю ей в ответ. Мне понятно, почему.</text:p>
      <text:p text:style-name="P57"><text:span text:style-name="T11">– </text:span>Как тебя зовут, малышка? Я постараюсь найти тебя. Может быть, ещё не поздно.</text:p>
      <text:p text:style-name="P57">Пегаска приветственно машет копытом.</text:p>
      <text:p text:style-name="P35"><text:span text:style-name="T49">– </text:span><text:span text:style-name="T38">Шейла! Шейла Блюскай! И я уже не малышка! </text:span><text:span text:style-name="T49">– </text:span><text:span text:style-name="T38">она тычет в кьютимарку в виде ластика, стирающего тучу. </text:span><text:span text:style-name="T11">&lt;</text:span>Макс находит её в Терре по кьютимарке на рюкзаке<text:span text:style-name="T11">&gt;</text:span></text:p>
      <text:p text:style-name="P57">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71"/>
      <text:p text:style-name="P58">***</text:p>
      <text:p text:style-name="P58"/>
      <text:p text:style-name="P1"><text:soft-page-break/><text:span text:style-name="T11">–</text:span> <text:span text:style-name="T1">Макс?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43">— </text:span><text:span text:style-name="T1">т</text:span>ы стал слишком бледный. Я решила прервать <text:span text:style-name="T1">заклинание</text:span>. Как ты себя…</text:p>
      <text:p text:style-name="P1"><text:span text:style-name="T53">–</text:span><text:span text:style-name="T43"> … чувствуешь, дорогая Рэрити?! Я могу чем-нибудь помочь? Вот, выпей воды! </text:span><text:span text:style-name="T53">–</text:span><text:span text:style-name="T43"> дракончик метался вокруг светлой единорожки, в волнении заламывая лапы.</text:span></text:p>
      <text:p text:style-name="P57">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7"><text:span text:style-name="T11">– </text:span>Ну что? Увидел что-нибудь, сахарок?</text:p>
      <text:p text:style-name="P57">Пони уставились на меня с надеждой.</text:p>
      <text:p text:style-name="P57"><text:span text:style-name="T11">– </text:span>Да.</text:p>
      <text:p text:style-name="P57">Откровение давило на психику как тонна кирпичей. Я не знал, что им сказать. Я не мог.</text:p>
      <text:p text:style-name="P57"><text:span text:style-name="T11">– П</text:span>ревосходно!</text:p>
      <text:p text:style-name="P57"><text:span text:style-name="T11">– </text:span>Это просто супер-дупер-здоровски-потрясно!</text:p>
      <text:p text:style-name="P57"><text:span text:style-name="T11">– </text:span>Йей!</text:p>
      <text:p text:style-name="P57"><text:span text:style-name="T11">– </text:span>Ю-ху!</text:p>
      <text:p text:style-name="P57"><text:span text:style-name="T11">– О</text:span>фигенно! Мы победили! Макс, ты молодец!</text:p>
      <text:p text:style-name="P57"><text:span text:style-name="T11">– </text:span>Замечательно! Секундочку, я приготовлю дневник…</text:p>
      <text:p text:style-name="P57">Восторг пони постепенно сменился ожиданием. Я молчал.</text:p>
      <text:p text:style-name="P57"><text:span text:style-name="T11">– </text:span>Э-м-м? И что же ты увидел? <text:span text:style-name="T11">– </text:span>не выдержала Твайлайт.</text:p>
      <text:p text:style-name="P57"><text:span text:style-name="T11">– </text:span>Я… не могу сказать.</text:p>
      <text:p text:style-name="P57">Ожидание сменилось недоумением. Рэйнбоу Дэш насмешливо скривила губы.</text:p>
      <text:p text:style-name="P57"><text:span text:style-name="T11">– </text:span>Да ладно! Кончай прикалываться, мы же ждём! Шутка зачлась!</text:p>
      <text:p text:style-name="P57"><text:span text:style-name="T11">– </text:span>Не могу!!!</text:p>
      <text:p text:style-name="P57"/>
      <text:p text:style-name="P57">…</text:p>
      <text:p text:style-name="P57"/>
      <text:p text:style-name="P57">Молчание прервала Эпплджек.</text:p>
      <text:p text:style-name="P57"><text:span text:style-name="T11">– </text:span>Сахарок, с тобой всё в порядке?</text:p>
      <text:p text:style-name="P57">Дэш подошла ко мне вплотную, обняла мою голову и прижалась нос к носу.</text:p>
      <text:p text:style-name="P57"><text:span text:style-name="T11">– </text:span>Макс, ты чего? <text:span text:style-name="T11">– </text:span>прошептала она. <text:span text:style-name="T11">– </text:span>Тебя во сне кто-то заколдовал? Мигни мне правым глазом, если да.</text:p>
      <text:p text:style-name="P57">Я высвободился из объятий пегаски.</text:p>
      <text:p text:style-name="P57"><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7">Тишина сменилась гулом голосов. Пони вполголоса обсуждали ситуацию, посматривая на меня и почёсывая в затылках.</text:p>
      <text:p text:style-name="P57"><text:span text:style-name="T11">– </text:span>Конски яблоки! Вот это поворот! А мне так хотелось узнать, что за нечисть тут орудует!</text:p>
      <text:p text:style-name="P57"><text:soft-page-break/><text:span text:style-name="T11">–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7"><text:span text:style-name="T11">–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7"><text:span text:style-name="T11">– </text:span>Рэр, отвали!</text:p>
      <text:p text:style-name="P57"><text:span text:style-name="T11">– </text:span>Оу, какие страсти! Ладно-ладно, не сердись, дорогая, не мешаю!</text:p>
      <text:p text:style-name="P57"><text:span text:style-name="T11">–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7"><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7"><text:span text:style-name="T11">– </text:span>Стойте!</text:p>
      <text:p text:style-name="P57">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7"><text:span text:style-name="T11">– </text:span>Ага, вот! Нашла! Макс прав! В «Заклинании Последнего Шанса» есть такое! <text:span text:style-name="T11">– </text:span>единорожка принялась зачитывать отрывок.</text:p>
      <text:p text:style-name="P57">…</text:p>
      <text:p text:style-name="P57">«<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4">и </text:span><text:span text:style-name="T13">слишком громко думать. И сообщить способ спасения — означает его разрушить.</text:span>»</text:p>
      <text:p text:style-name="P57">…</text:p>
      <text:p text:style-name="P57"><text:span text:style-name="T11">– </text:span>Ты хочешь сказать, если Макс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7">Пегаска сжала голову копытами.</text:p>
      <text:p text:style-name="P57"><text:span text:style-name="T11">– </text:span>Это может быть случай так называемого «кота Шротингера». Никогда бы не подумала, что он мне встретится на практике!</text:p>
      <text:p text:style-name="P57">Твайлайт протёрла доску тряпочкой и нарисовала на ней коробку.</text:p>
      <text:p text:style-name="P57"><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7"><text:span text:style-name="T11">– </text:span><text:span text:style-name="T93">Допустим, кот бессмертен. Также допустим, что кот з</text:span>аколдован<text:span text:style-name="T93"> </text:span>отложенным <text:span text:style-name="T93">заклятие</text:span>м<text:span text:style-name="T93"> Стирания, которое сработает, если кто-то откроет ящик</text:span>. <text:span text:style-name="T93">То есть, п</text:span>ри открытии<text:span text:style-name="T93"> ящик</text:span>а<text:span text:style-name="T93"> кот исчезнет из </text:span>бытия<text:span text:style-name="T93"> </text:span>— его нет, и никогда не было.</text:p>
      <text:p text:style-name="P57"><text:span text:style-name="T11">– </text:span>Бедный котик. <text:span text:style-name="T11">– </text:span>прошептала Флаттершай.</text:p>
      <text:p text:style-name="P57">Я насторожился, услышав знакомое заклинание.</text:p>
      <text:p text:style-name="P57"><text:span text:style-name="T11">– </text:span>Стой! Откуда тебе известно про заклинание Стирания?</text:p>
      <text:p text:style-name="P57"><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7"><text:span text:style-name="T11">– </text:span>Гм. Ну ладно, продолжай.</text:p>
      <text:p text:style-name="P57"><text:span text:style-name="T11">– </text:span>Так вот, по условию эксперимента известно, что вероятность того, что кто-то откроет ящик, ненулевая.</text:p>
      <text:p text:style-name="P57"><text:span text:style-name="T11">– </text:span>И что это означает, дорогая? <text:span text:style-name="T11">– </text:span>спросила Рэрити.</text:p>
      <text:p text:style-name="P57"><text:soft-page-break/><text:span text:style-name="T11">– </text:span>Это значит, что кто-нибудь когда-нибудь обязательно откроет его.</text:p>
      <text:p text:style-name="P57"><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7"><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7">Твайлайт прокашлялась, отпила из графина и продолжила.</text:p>
      <text:p text:style-name="P57"><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7">Пони молчали, переваривая информацию. Дэш с отсутствующим видом следила за пауком на потолке.</text:p>
      <text:p text:style-name="P57">Наконец Эпплджек сдвинула шляпу на лоб.</text:p>
      <text:p text:style-name="P57"><text:span text:style-name="T11">–</text:span> То есть, ты хочешь сказать, что мы все — навроде этого кота, а Макс боится открыть ящик? Чтоб мы не исчезли окончательно?</text:p>
      <text:p text:style-name="P57"><text:span text:style-name="T11">– </text:span>Нечто около того. Стар Свирл пишет, что разглашение способа спасения его же и разрушит. Иными словами, открывать ящик нельзя.</text:p>
      <text:p text:style-name="P57">Я поднял руку, прося слово. Пони обернулись на меня и затихли.</text:p>
      <text:p text:style-name="P57"><text:span text:style-name="T11">–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7">…</text:p>
      <text:p text:style-name="P57"><text:span text:style-name="T11">– </text:span>Лягать! <text:span text:style-name="T11">– </text:span>выругалась Дэш. <text:span text:style-name="T11">– </text:span>Значит, наши усилия по доставке резонаторов пошли лесом.</text:p>
      <text:p text:style-name="P57"><text:span text:style-name="T11">– </text:span>Не совсем. Мне таки удалось узнать, где искать Селестию.</text:p>
      <text:p text:style-name="P57">В библиотеке снова поднялся галдёж. Твайлайт подняла копыто.</text:p>
      <text:p text:style-name="P57"><text:span text:style-name="T11">– </text:span>Тихо! Спайк, будь добр, сбегай к Кейкам за выпечкой. Нам надо успокоиться. Макс, хоть про Селестию ты нам можешь рассказать?</text:p>
      <text:p text:style-name="P57"><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7"><text:span text:style-name="T11">– А </text:span>как ты узнал… <text:span text:style-name="T11">– </text:span>начала было единорожка, но её перебил напряжённый голос Спайка.</text:p>
      <text:p text:style-name="P57"><text:span text:style-name="T11">– </text:span>Твай! <text:span text:style-name="T11">– </text:span>дракончик стоял в дверях спиной к нам. <text:span text:style-name="T11">– </text:span>У нас гости.</text:p>
      <text:p text:style-name="P57">Спайк попятился назад. Дверь широко растворилась и в библиотеку вошла Луна.</text:p>
      <text:p text:style-name="P57"/>
      <text:h text:style-name="Heading_20_2" text:outline-level="2">18. Поединок с Луной.</text:h>
      <text:p text:style-name="P57"/>
      <text:p text:style-name="P57">Дружный вздох прокатился по залу.</text:p>
      <text:p text:style-name="P57">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7"><text:span text:style-name="T11">– </text:span>Макс, беги!!!</text:p>
      <text:p text:style-name="P57"><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7"><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7">Мы с пегаской застыли в синем левитационном поле и поплыли к Луне.</text:p>
      <text:p text:style-name="P57"><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7">Нас с Дэш обернуло лавандовое левитационное поле и мы полетели к библиотекарше.</text:p>
      <text:p text:style-name="P57"><text:span text:style-name="T11">–</text:span> Что? Мы не ослышались? ТЫ СМЕЕШЬ МЕШАТЬ НАМ?!!</text:p>
      <text:p text:style-name="P57">Нас опять потащило к Луне. Дэш подпёрла голову копытом и скорчила скучающую мину.</text:p>
      <text:p text:style-name="P57"><text:span text:style-name="T11">–</text:span> Мне очень жаль, Ваше Высочество, но Селестия назначила Макса МОИМ руководителем, и этот приказ НИКТО не отменял! Он МОЙ! <text:span text:style-name="T11">&lt;</text:span><text:span text:style-name="T26">Добавить в главы с Твайлайт её попытки заигрывания с Максом</text:span><text:span text:style-name="T11">&gt;</text:span></text:p>
      <text:p text:style-name="P57">В голосе лавандовой единорожки звучал металл. Мы опять полетели к Твайлайт.</text:p>
      <text:p text:style-name="P57"><text:span text:style-name="T11">–</text:span> ДОВОЛЬНО! НАМ НАДОЕЛА ЭТА НЕПОКОРНОСТЬ! ПОЗНАЙ ГНЕВ ПРИНЦЕССЫ НОЧИ!!!</text:p>
      <text:p text:style-name="P57"><text:span text:style-name="T11">–</text:span> Элементы! Аврал!!! Работаем!!!</text:p>
      <text:p text:style-name="P57">Ярко-фиолетовый луч разгневанной аликорницы столкнулся со щитом наспех мобилизованных Элементов <text:s/>Гармонии.</text:p>
      <text:p text:style-name="P57">Началась жара.</text:p>
      <text:p text:style-name="P57">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7">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7"><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7"><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7">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7"><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7"><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7"><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7"><text:soft-page-break/><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7"><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7">Перед Луной возник ярко-фиолетовый шар, окутанный роем голубых искорок.</text:p>
      <text:p text:style-name="P57"><text:span text:style-name="T11">– О</text:span>хренеть! <text:span text:style-name="T11">– </text:span>чертыхнулся Спайк. <text:span text:style-name="T11">– </text:span><text:s/>Твай, она создаёт сферу стихий!</text:p>
      <text:p text:style-name="P57"><text:span text:style-name="T11">– </text:span>Вижу! <text:span text:style-name="T11">– </text:span>донёсся голос единорожки из-под потолка. <text:span text:style-name="T11">– </text:span>Задействовала план «Д»!</text:p>
      <text:p text:style-name="P57">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7"><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7">Дракончик пополз было к окну, но я придержал его за хвост.</text:p>
      <text:p text:style-name="P57"><text:span text:style-name="T11">– </text:span>Погоди. У меня есть вариант получше.</text:p>
      <text:p text:style-name="P57">Я вылез из-под шкафа и попрыгал на одной ноге в центр зала.</text:p>
      <text:p text:style-name="P57"><text:span text:style-name="T11">– </text:span>Стойте! Прекратите! Да остановитесь же!!!</text:p>
      <text:p text:style-name="P57">Аликорница и шестёрка уставились на меня.</text:p>
      <text:p text:style-name="P57"><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7"><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7"><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7"><text:span text:style-name="T11">– </text:span>Как ты её назвал? <text:span text:style-name="T11">– </text:span>отвалилась челюсть у аликорницы.</text:p>
      <text:p text:style-name="P57"><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7"><text:span text:style-name="T11">– </text:span>Что? <text:span text:style-name="T11">– </text:span>хором вскрикнули я с Луной.</text:p>
      <text:p text:style-name="P57">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7">С громким треском они встретились у лестницы на верхний ярус.</text:p>
      <text:p text:style-name="P57">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7">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7">Этой малой частью сознания я отметил скрип двери и застенчивый голос:</text:p>
      <text:p text:style-name="P57"><text:span text:style-name="T11">– </text:span>Твайлайт, Дёрпи сказала, у тебя есть «Особенности поведения, питания и размножения приматов»? Я бы хотела её ненадолго… Ого!!!</text:p>
      <text:p text:style-name="P57"><text:soft-page-break/>После долгой паузы тот же голос спросил:</text:p>
      <text:p text:style-name="P57"><text:span text:style-name="T11">– </text:span>Что тут случилось? Почему все висят в воздухе? И всё вот это?</text:p>
      <text:p text:style-name="P57">Голос Спайка откуда-то из подвала ответил:</text:p>
      <text:p text:style-name="P57"><text:span text:style-name="T11">– </text:span>Потому что Твайлайт остановила время. В радиусе девяти метров, как мне кажется. Или десяти.</text:p>
      <text:p text:style-name="P57"><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7"><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7">Наступило молчание. Потом донеслось всхлипывание единорожки-заучки.</text:p>
      <text:p text:style-name="P57"><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7"><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7"><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7">В мозгу раздалось мычание, как если бы кто-то хотел выругаться, но в через силу сдержался.</text:p>
      <text:p text:style-name="P57"><text:span text:style-name="T11">– </text:span>КТО ИЗ МАГОВ СЕЙЧАС ПРИСУТСТВУЕТ В БИБЛИОТЕКЕ ЗА ПРЕДЕЛАМИ ЗОНЫ СКОЛЛАПСИРОВАВШЕГО ВРЕМЕНИ?</text:p>
      <text:p text:style-name="P57">Молчание. Наконец голос Спайка произнёс:</text:p>
      <text:p text:style-name="P57"><text:span text:style-name="T11">– </text:span>Она имеет ввиду, кто из единорогов в библиотеке не попал в это сверхпрозрачное стекло? Ну же, не тушуйся!</text:p>
      <text:p text:style-name="P57">Послышался застенчивый голос.</text:p>
      <text:p text:style-name="P57"><text:span text:style-name="T11">– </text:span>Эмм, я вам подхожу?</text:p>
      <text:p text:style-name="P57"><text:span text:style-name="T11">– </text:span>КТО ТЫ?</text:p>
      <text:p text:style-name="P57"><text:span text:style-name="T11">– </text:span>Эмм, Лира Хартстрингс, единорог. Я не то, чтобы маг, моя специализация — музыка…</text:p>
      <text:p text:style-name="P57"><text:span text:style-name="T11">– </text:span>ГОДИТСЯ! ТЫ ВИДИШЬ ТОЧКУ СИНГУЛЯРНОСТИ?</text:p>
      <text:p text:style-name="P57"><text:span text:style-name="T11">– </text:span>Эмм?</text:p>
      <text:p text:style-name="P57">Голос Спайка пояснил:</text:p>
      <text:p text:style-name="P57"><text:span text:style-name="T11">– </text:span>Вон та яркая искорка над лестницей, у которой вся картинка искривляется.</text:p>
      <text:p text:style-name="P57"><text:span text:style-name="T11">– </text:span>Да! Вижу.</text:p>
      <text:p text:style-name="P57"><text:span text:style-name="T11">– </text:span>ТЕПЕРЬ ЛЕВИТИРУЙ ПРИМАТА В ТОЧКУ СИНГУЛЯРНОСТИ.</text:p>
      <text:p text:style-name="P57"><text:span text:style-name="T11">– </text:span>Чего?!! <text:span text:style-name="T11">– </text:span>возопило моё малое сознание.</text:p>
      <text:p text:style-name="P57"><text:span text:style-name="T11">– </text:span>Эмм… Зачем?</text:p>
      <text:p text:style-name="P57"><text:soft-page-break/><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7"><text:span text:style-name="T11">– </text:span>Вы даёте слово, что человеку не будет причинён вред? <text:span text:style-name="T11">– </text:span>голос Лиры обрёл непривычную твёрдость.</text:p>
      <text:p text:style-name="P57"><text:span text:style-name="T11">– </text:span>КАК ТЫ СМЕЕШЬ СОМНЕВАТЬСЯ В НАС, СВОЕЙ ПРИНЦЕССЕ?</text:p>
      <text:p text:style-name="P57"><text:span text:style-name="T11">– Я </text:span>не сомневаюсь в вас, Ваше Высочество… Потому и требую слова!</text:p>
      <text:p text:style-name="P57"><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7"><text:span text:style-name="T11">– </text:span>Ну, блядь, спасибо! <text:span text:style-name="T11">– </text:span>подумал я.</text:p>
      <text:p text:style-name="P57"><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7">Тишина… С громким хлопком торнадо исчезает, сознания воссоединяются, всё падает на пол. </text:p>
      <text:p text:style-name="P57"/>
      <text:p text:style-name="P57">…</text:p>
      <text:p text:style-name="P57"/>
      <text:p text:style-name="P57"><text:span text:style-name="T11">– </text:span>Буэ-э-э!</text:p>
      <text:p text:style-name="P57">То ли от воздействия сингулярности, то ли от того, что закружилась голова в торнадо, но меня буквально вывернуло наизнанку.</text:p>
      <text:p text:style-name="P57"><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7">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7"><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7">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7">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7"><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7">Просительные нотки контрастировали с привычным для Луны властным тоном. Аликорница присела на пол и устало опустила голову.</text:p>
      <text:p text:style-name="P57">Я кивнул ей примирительно.</text:p>
      <text:p text:style-name="P57"><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7"><text:span text:style-name="T11">– </text:span>Давай по-порядку. <text:span text:style-name="T11">– о</text:span>становила меня Луна. <text:span text:style-name="T11">– </text:span>С чего ты взял, что она в твоём мире?</text:p>
      <text:p text:style-name="P57"><text:soft-page-break/>Я задумался. Как объяснить ей, не рассказывая основное? То, от чего весь мир остановится? Как описать частность, не раскрыв суть?</text:p>
      <text:p text:style-name="P57">Луна продолжила с горечью.</text:p>
      <text:p text:style-name="P57"><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7"><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7"><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Она не вернулась обратно.</text:p>
      <text:p text:style-name="P57">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7">Я со всей дури грохнул кулаком по ограждению балкона. Перила жалобно скрипнули. Луна всё поняла и кивнула.</text:p>
      <text:p text:style-name="P57"><text:span text:style-name="T11">– </text:span>Теперь ты понимаешь, почему Мы виним тебя в развоплощении сестры?</text:p>
      <text:p text:style-name="P57"><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7">Луна пристально взглянула на меня и понимающе склонила голову.</text:p>
      <text:p text:style-name="P57"><text:span text:style-name="T11">– </text:span>Мы знаем, иногда так бывает. Продолжай.</text:p>
      <text:p text:style-name="P57"><text:span text:style-name="T11">–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7"><text:span text:style-name="T11">– </text:span>Да, помним.</text:p>
      <text:p text:style-name="P57"><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7">В разговор встряла Твайлайт, до этого тихо стоявшая в сторонке.</text:p>
      <text:p text:style-name="P57"><text:span text:style-name="T11">–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7">Я вздохнул с облегчением. Твайлайт — умничка! Мне даже придумывать ничего не пришлось.</text:p>
      <text:p text:style-name="P57"><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7">Единорожка успокаивающе произнесла:</text:p>
      <text:p text:style-name="P57"><text:span text:style-name="T11">–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7">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7"><text:span text:style-name="T11">– </text:span>Ты что-то недоговариваешь. <text:span text:style-name="T11">– </text:span>шепнула о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7">Аликорница вернулась на место, воссоединившись с двойником.</text:p>
      <text:p text:style-name="P57"><text:span text:style-name="T11">– …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7"><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7">Единорожка задумалась.</text:p>
      <text:p text:style-name="P57"><text:span text:style-name="T11">–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7"><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7"><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7">Луна сморщила нос при этих словах, но всё же кивнула.</text:p>
      <text:p text:style-name="P57"><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7"><text:span text:style-name="T11">– </text:span>Я приглашу их. Они не откажутся.</text:p>
      <text:p text:style-name="P57"><text:span text:style-name="T11">– </text:span>Что ж, ещё одной проблемой меньше. Теперь нужно решить, как найти Сел. Кто-то должен отправиться за ней.</text:p>
      <text:p text:style-name="P57"><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7"><text:span text:style-name="T11">– </text:span>А если…</text:p>
      <text:p text:style-name="P57"><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7"><text:span text:style-name="T11">– </text:span>Остаётся ещё одна проблема. <text:span text:style-name="T11">– </text:span>тихо сказала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7"><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7">Единорожка вернулась в библиотеку. Некоторое время мы с Луной молча слушали звуки засыпающего Понивилля.</text:p>
      <text:p text:style-name="P57"><text:soft-page-break/><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7"><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7"><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7">Аликорница отвлеклась от воспоминаний.</text:p>
      <text:p text:style-name="P57"><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7"><text:span text:style-name="T11">– </text:span>Почему же ты не смогла найти меня с его помощью?</text:p>
      <text:p text:style-name="P57">Аликорница смутилась.</text:p>
      <text:p text:style-name="P57"><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7"><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7"><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7">Я присмотрелся к ночной принцессе. Что она знает о нас с Селли?</text:p>
      <text:p text:style-name="P57"><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7"><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7"><text:span text:style-name="T11">– </text:span>А также совместить приятное с полезным. <text:span text:style-name="T11">– </text:span>не удержался я.</text:p>
      <text:p text:style-name="P52">Луна бросила на меня тяжёлый взгляд.</text:p>
      <text:p text:style-name="P55"><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5">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text:span text:style-name="T16">–</text:span> Тогда зачем она..?</text:p>
      <text:p text:style-name="P52"><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2">Меня как будто окатило ледяным душем. Не любовь и даже не дружба. Просто плата за услугу… Даже не дружба…</text:p>
      <text:p text:style-name="P52"><text:soft-page-break/>Тревожная догадка окончательно сковала морозом душу.</text:p>
      <text:p text:style-name="P55"><text:span text:style-name="T17">–</text:span> А другие? Они тоже… давали мне потому, что считали меня последним шансом?</text:p>
      <text:p text:style-name="P55">У аликорницы отвалилась челюсть.</text:p>
      <text:p text:style-name="P55"><text:span text:style-name="T17">–</text:span> Другие? Кто ещё?<text:span text:style-name="T11"> </text:span>С кем ещё у тебя были… отношения?</text:p>
      <text:p text:style-name="P52"><text:span text:style-name="T16">–</text:span> С Рэйнбоу Дэш <text:span text:style-name="T16">–</text:span> ответил я несчастным голосом. <text:span text:style-name="T16">–</text:span> И, может быть, с Пинки.</text:p>
      <text:p text:style-name="P52"><text:span text:style-name="T16">–</text:span> А ты живчик. <text:span text:style-name="T16">–</text:span> удивлённо заметила Луна и нахмурилась. <text:span text:style-name="T16">–</text:span> Нет, про цель твоего пребывания тут известно только Нам, Сел, Дискорду и Твайлайт. Остальные действуют по своей воле и предпочтениям.</text:p>
      <text:p text:style-name="P52">Аликорница фыркнула.</text:p>
      <text:p text:style-name="P52"><text:span text:style-name="T16">– </text:span><text:span text:style-name="T88">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7">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7"><text:span text:style-name="T11">– </text:span>Макс,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7">Я благодарно взъерошил пегаске гриву. Уныние отступило.</text:p>
      <text:p text:style-name="P57"><text:span text:style-name="T11">– </text:span>Спасибо, Дэш. Ты настоящий друг.</text:p>
      <text:p text:style-name="P57"><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7">Я удивлённо воззрился на аликорницу.</text:p>
      <text:p text:style-name="P57"><text:span text:style-name="T11">– </text:span>Если отменить праздник, начнутся волнения. <text:span text:style-name="T11">– </text:span>ответила Луна на мой не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7">Я пожал плечами и спустился с пегаской вниз, к компании.</text:p>
      <text:p text:style-name="P57"/>
      <text:h text:style-name="P157" text:outline-level="2">19. <text:span text:style-name="T1">Лучший</text:span> Гранд Галопин<text:span text:style-name="T1">г</text:span> Гала <text:span text:style-name="T1">в истории</text:span></text:h>
      <text:p text:style-name="P82">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7"><text:span text:style-name="T11">– </text:span>Да чт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7"><text:span text:style-name="T11">– </text:span>Какая жалость, что это всё из-за вампирского мира! <text:span text:style-name="T11">– </text:span>пробормотала Рэрити. <text:span text:style-name="T11">– </text:span>Самое время покупать землю под бутик.</text:p>
      <text:p text:style-name="P57">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7">Тук-тук-тук!</text:p>
      <text:p text:style-name="P57"><text:span text:style-name="T11">– </text:span>Макс, ты тут? <text:span text:style-name="T11">–</text:span>Дэш просунула нос в дверь, не дожидаясь отклика. <text:span text:style-name="T11">– </text:span>Ага, вот ты где! Я с тобой!</text:p>
      <text:p text:style-name="P57">Она швырнула перемётные сумки мне на постель и пошла к выходу.</text:p>
      <text:p text:style-name="P57"><text:soft-page-break/><text:span text:style-name="T11">– </text:span>Ну, чего застрял? Пошли скорее, а то на хавчик опоздаем! <text:span text:style-name="T11">– </text:span>нетерпеливо обернулась пегаска.</text:p>
      <text:p text:style-name="P57">Я пожал плечами и пошёл следом. Бороться со стихией в лице Дэш было трудновато. Да и незачем.</text:p>
      <text:p text:style-name="P57"/>
      <text:p text:style-name="P46">…</text:p>
      <text:p text:style-name="P46"/>
      <text:p text:style-name="P57">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7"><text:span text:style-name="T11">– </text:span>Располагайтесь. <text:span text:style-name="T11">– </text:span>кивнула нам Луна.</text:p>
      <text:p text:style-name="P57">«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7"><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7">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7"><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7">Я мило улыбнулся ей в ответ, закинул в рот пучок петрушки и ответил.</text:p>
      <text:p text:style-name="P57"><text:span text:style-name="T11">– </text:span>А ты первая на моей памяти лошадь, умеющая магичить.</text:p>
      <text:p text:style-name="P57">Луна нахмурилась, но потом луч озарения коснулся её мордочки.</text:p>
      <text:p text:style-name="P46">– П<text:span text:style-name="T1">ризнаём, Мы были несправедливы к тебе. Как Нам тебя называть?</text:span></text:p>
      <text:p text:style-name="P57">Я выплюнул петрушку и взял кусок рыбы.</text:p>
      <text:p text:style-name="P46">– <text:span text:style-name="T1">Человеком. Во множественном числе мы — люди. Хотя множественная форма тебе не понадобится, принцесса.</text:span></text:p>
      <text:p text:style-name="P57">Все расселись по местам, когда с дальнего конца стола раздался звонкий голосок.</text:p>
      <text:p text:style-name="P46">– <text:span text:style-name="T1">Эй, а туточки одно место пустует! Можно его займёт Гамми?</text:span></text:p>
      <text:p text:style-name="P46"><text:span text:style-name="T1">– Нет, Пинки. </text:span>– <text:span text:style-name="T1">ответила Луна. </text:span>– <text:span text:style-name="T1">Мы ждём ещё одного гостя.</text:span></text:p>
      <text:p text:style-name="P57">– А если он не придёт, тогда можно?</text:p>
      <text:p text:style-name="P57">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7">– Эй! Это моя шляпа! – возмутилась фермерша.</text:p>
      <text:p text:style-name="P57">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7">– Прекрати паясничать! – негромко сказала Луна.</text:p>
      <text:p text:style-name="P57"><text:soft-page-break/>– Я не хотел… Тут мышь… – мои уши загорались медленно, но неотвратимо.</text:p>
      <text:p text:style-name="P57">– Мы не тебе. – так же тихо произнесла аликорница.</text:p>
      <text:p text:style-name="P57">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7">–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7">– Перестань, Дискорд. – устало ответила Луна. – Фиглярство вызывает улыбку только первые пару сотен лет.</text:p>
      <text:p text:style-name="P57">– Говори только за себя, дражайшая! Я, наоборот, только вхожу во вкус!</text:p>
      <text:p text:style-name="P57">Драконикус принялся жадно есть брюкву и заткнулся.</text:p>
      <text:p text:style-name="P57">Аликорница обвела присутствующих долгим взглядом и начала.</text:p>
      <text:p text:style-name="P57">–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7">– Прибыл к нам, ага. А я-то думал, Селли сама на нашу голову вытащила эту обезьяну из мухосранска. – прочавкал сам себе Дискорд.</text:p>
      <text:p text:style-name="P57">– Макс берётся отыскать Селестию. И наша задача — помочь ему в этом! – с нажимом произнесла Луна, ни на кого не глядя.</text:p>
      <text:p text:style-name="P57">–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7">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7">– Я полностью в вашем распоряжении, Ваше Высочество! Думаю, мои друзья меня поддержат! – отчеканила Твайлайт.</text:p>
      <text:p text:style-name="P57">Шестёрка пони отозвалась невнятным мычанием.</text:p>
      <text:p text:style-name="P57">–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7">– С этой же просьбой Мы обращаемся к тебе, <text:span text:style-name="T26">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7">–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7">–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7">– Эталоном? Для всехпони? Всегда говорила? – Дискорд принял задумчивую позу, стреляя глазами по сторонам.</text:p>
      <text:p text:style-name="P57">–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7">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7">– Мы думаем, она была права!</text:p>
      <text:p text:style-name="P57">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7"><text:soft-page-break/>– Ну, это… Если светоч, то конечно… А как же! Я всегда знал, что я светоч!.. А для Элементов Гармонии я тоже светоч?</text:p>
      <text:p text:style-name="P57">– Разумеется! – заверила его Луна, изо всех сил моргая шестёрке.</text:p>
      <text:p text:style-name="P57">– Светоч, светоч! – вразнобой подтвердили пони. Пожалуй, Флаттершай даже не врала.</text:p>
      <text:p text:style-name="P57">–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7">– Ффух! – шумно выдохнула Луна. – Спасибо вам, Наши дорогие, вы Нам очень помогли!</text:p>
      <text:p text:style-name="P57">– Но мы же ничего не сделали! – запротестовала Эпплджек.</text:p>
      <text:p text:style-name="P57">–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7"/>
      <text:p text:style-name="P57">…</text:p>
      <text:p text:style-name="P57"/>
      <text:p text:style-name="P57">Безмолвными тенями скользнули лакеи и унесли блюда. На освободившемся столе Луна расстелила свиток с записями.</text:p>
      <text:p text:style-name="P57">– Теперь, мои маленькие пони, Мы должны просить вас ещё об одной услуге.</text:p>
      <text:p text:style-name="P57">Странно и непривычно было видеть принцессу ночи сконфуженной.</text:p>
      <text:p text:style-name="P57">–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7">При этих словах пони стали прятать глаза, а Дэш фейсхуфнула.</text:p>
      <text:p text:style-name="P57">–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7">–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7">–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7">Флаттершай закрыла голову копытами.</text:p>
      <text:p text:style-name="P57"/>
      <text:p text:style-name="P47">***</text:p>
      <text:p text:style-name="P46"/>
      <text:p text:style-name="P57">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7">– Я верю в вас только потому, что ты об этом попросила. – наконец, начал я. – Тогда, в метель.</text:p>
      <text:p text:style-name="P57">Аликорница кивнула.</text:p>
      <text:p text:style-name="P57"><text:soft-page-break/>– Потому что у меня больше нет других причин верить в дружбомагию. После того, что рассказала Луна.</text:p>
      <text:p text:style-name="P57">Аликорница сникла.</text:p>
      <text:p text:style-name="P57">– Она ведь правду сказала? То свидание ночью было всего лишь платой? Авансом?</text:p>
      <text:p text:style-name="P57">Селестия грустно кивнула и отвернулась.</text:p>
      <text:p text:style-name="P57">– Выходит, я для тебя был тем же, чем сейчас Дискорд для Луны? С тем отличием, что ты не нашла способ «отмазаться»?</text:p>
      <text:p text:style-name="P57">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7">Заросли можжевельника раздвинулись, пропуская синюю единорожку.</text:p>
      <text:p text:style-name="P57">– Привет!</text:p>
      <text:p text:style-name="P57">Я молча смотрел сквозь неё, привалившись спиной к валуну. Мне хотелось побыть одному.</text:p>
      <text:p text:style-name="P57">– Привет, говорю! Я видела, как ты залазил сюда. Классное местечко!</text:p>
      <text:p text:style-name="P57">– Привет, Индиго.</text:p>
      <text:p text:style-name="P57">– Что-то на тебе лица нет. Ты бледнее болотной поганки из Вечнодикого леса. Что-то случилось?</text:p>
      <text:p text:style-name="P57">– Случилось, Индиго. За то время, что мы не виделись, случилось очень многое.</text:p>
      <text:p text:style-name="P57">– Так это ж здорово! Я люблю, когда что-нибудь случается! Иначе скучно. А ты? Расскажи! Ты нашёл Шейлу?</text:p>
      <text:p text:style-name="P57">– Нашёл.</text:p>
      <text:p text:style-name="P57">– Вау! А принцессу Селестию?</text:p>
      <text:p text:style-name="P57">– Селестию тоже.</text:p>
      <text:p text:style-name="P57">– Круто! А где они? Они скоро вернутся?</text:p>
      <text:p text:style-name="P57">– Они не вернутся.</text:p>
      <text:p text:style-name="P57">Индиго перестала улыбаться. Тревога отразилась на её мордочке.</text:p>
      <text:p text:style-name="P57">– Почему?</text:p>
      <text:p text:style-name="P57">– Они там, откуда нет возврата.</text:p>
      <text:p text:style-name="P57">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7">Индиго молча села возле меня. Потом она всхлипнула. Потом тяжело вздохнула.</text:p>
      <text:p text:style-name="P57">– Пожалуйста, скажи мне, что с ними.</text:p>
      <text:p text:style-name="P57">Я оторвался от валуна, склонился над ней и тихонько прошептал ей в ухо:</text:p>
      <text:p text:style-name="P57">– Если я скажу, ты исчезнешь. Это такое проклятие. Отправишься вслед за ними. Мне бы этого не хотелось. Ты нужна здесь.</text:p>
      <text:p text:style-name="P57">Индиго хмуро взглянула на меня.</text:p>
      <text:p text:style-name="P57">–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7">Я ласково потрепал её по головке.</text:p>
      <text:p text:style-name="P57">–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7">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7">– Индиго, ты в Гранд Галопинг Гала когда-нибудь участвовала?</text:p>
      <text:p text:style-name="P57">– А то! В прошлом году па взял меня с собой на Гала. Он стоял в охране, а я пробралась внутрь и наблюдала за всем из-за занавески.</text:p>
      <text:p text:style-name="P57">– То есть, ты помнишь, как там всё устроено и что должно происходить?</text:p>
      <text:p text:style-name="P57">– Агась!</text:p>
      <text:p text:style-name="P57">–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7">– Вау! Круто!</text:p>
      <text:p text:style-name="P57">Единорожка в восторге <text:s/>запрыгала на месте.</text:p>
      <text:p text:style-name="P57">–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7">Кобылка остановилась и обняла меня за шею.</text:p>
      <text:p text:style-name="P57">– Спасибки! Тока ж ты на праздник придёшь? Обещаешь? Пожалуйста-пожалуйста-пожалуйста!</text:p>
      <text:p text:style-name="P57">– Обещаю.</text:p>
      <text:p text:style-name="P57">Единорожка умчалась с победным «ю-ху-у-у!».</text:p>
      <text:p text:style-name="P57">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7">В серебряной коробке вместо книги лежал одинокий листок бумаги.</text:p>
      <text:p text:style-name="P66"/>
      <text:p text:style-name="P66">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6">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6">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6"><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6">До встречи!</text:p>
      <text:p text:style-name="P66"/>
      <text:p text:style-name="P57">– Селли-Селли… Ну почему ты такая… – пробормотал я сквозь слёзы.</text:p>
      <text:p text:style-name="P57"/>
      <text:p text:style-name="P58">***</text:p>
      <text:p text:style-name="P82">INXS – Suicide blonde</text:p>
      <text:p text:style-name="P57">«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7">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7">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7">–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7">–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7">–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7">– А моя часть будет в самом конце. – вздохнул третий голосок. – Если мы до него досидим. Лично мне уже надоело. Скучно.</text:p>
      <text:p text:style-name="P57">–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7">– Всё равно Норф был круче. – пробормотал голос Индиго. – Он Кинга раза три уделывал на «Королеве Лорен».</text:p>
      <text:p text:style-name="P57">– Скоро начнётся! Я слышу свисток Вондерболтов! – перебил голос Санни – Бежим на смотровую площадку!</text:p>
      <text:p text:style-name="P57">– Кто первый добежит, тот… эмм…</text:p>
      <text:p text:style-name="P57">– Суперсветоч!</text:p>
      <text:p text:style-name="P57">– Агась! Галагалоперы, вперёд!</text:p>
      <text:p text:style-name="P57"><text:soft-page-break/>– Йей!!!</text:p>
      <text:p text:style-name="P57">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7">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7">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7">…</text:p>
      <text:p text:style-name="P57">– Это она! Она!!!</text:p>
      <text:p text:style-name="P57">– Наша принцесса! Наше солнце!</text:p>
      <text:p text:style-name="P57">– Она вернётся!</text:p>
      <text:p text:style-name="P57">– А то! Я всем говорил! Мне никто не верил! Никто!!!</text:p>
      <text:p text:style-name="P57">– Дайте мне вас обнять, дорогой друг!</text:p>
      <text:p text:style-name="P57">…</text:p>
      <text:p text:style-name="P57">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6">&lt;<text:span text:style-name="T89">Ace Enders – million different people</text:span>&gt;</text:p>
      <text:p text:style-name="P57">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7">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4">усесться поудобнее там, где стоишь, и слушать-слушать-слушать (танцевать?)</text:span>.</text:p>
      <text:p text:style-name="P57">…</text:p>
      <text:p text:style-name="P57">Музыкальный транс прервался цоканьем копыт по парковой дорожке. Две фигуры устало брели прочь от замка, тихо переговариваясь.</text:p>
      <text:p text:style-name="P57">– Ужель обязательно лично приветствовать каждого пони? Сестра разбаловала их. Это так утомляет!</text:p>
      <text:p text:style-name="P57"><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7">–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7">Луна с Твайлайт остановились прямо у колонны, за которой сидел я, прислонившись к прохладному мрамору с надписью «з<text:span text:style-name="T99">д</text:span>ЕсЬ БЫл <text:span text:style-name="T100">д</text:span>ИскОр<text:span text:style-name="T98">Д</text:span>».</text:p>
      <text:p text:style-name="P57">–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7">–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7">–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7">В саду прозвенел гонг. Музыка умолкла и в наступившей тишине звонкий голосок объявил в потрескивающий микрофон:</text:p>
      <text:p text:style-name="P57">–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7">Последняя фраза утонула в свисте и восторжённом топоте копыт. Твайлайт вздохнула.</text:p>
      <text:p text:style-name="P57">–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7">Твайлайт побрела по дорожке к освещённой террасе. Луна проводила её взглядом. Затем она со смешком обратилась в пространство:</text:p>
      <text:p text:style-name="P57">– Скрываться за колонной — плохая идея. Если хочешь, чтобы тебя не раскрыли, прячься так, чтобы не было видно твоей тени.</text:p>
      <text:p text:style-name="P57">– А кто прячется-то? – я встал и вышел к Луне. – Слушал себе музыку, пока вы не подошли. Классно играют!</text:p>
      <text:p text:style-name="P57">Луна кивнула.</text:p>
      <text:p text:style-name="P57">–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7">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7">– А-а-а, дражайший принц? – любезнейше приветствовала франта Луна – Как ваше драгоценное здоровье? Как поживает ваш кузён Хавтиноуз?</text:p>
      <text:p text:style-name="P57">Принц позеленел, промычал нечто нечленораздельное и дал знак носильщикам двигаться дальше.</text:p>
      <text:p text:style-name="P57">Во дворце, вручив мне небольшую тяжёлую шкатулку серебряной окантовки с хрустальным шаром , Луна с некоторым смущением сообщила:</text:p>
      <text:p text:style-name="P57"><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7">Она что, блядь, издевается?</text:p>
      <text:p text:style-name="P57">– Да хрен там! Какие перья? Ты же сама сказала, отношения были чисто деловыми. По крайней мере, с её стороны.</text:p>
      <text:p text:style-name="P57">Луна продолжила с каменным выражением лица.</text:p>
      <text:p text:style-name="P57">– Если же нет, поднимись в её башню и разыщи перо или волос в её постели. После чего помести это в компас. Всё.</text:p>
      <text:p text:style-name="P57">Аликорница отвернулась. Я пошёл к выходу.</text:p>
      <text:p text:style-name="P57">– Иногда деловые отношения служат прикрытием для… чего-то большего. Но смертным это трудно понять.</text:p>
      <text:p text:style-name="P57">Я обернулся. Аликорница смотрела в окно на первый заезд «Небес Эквестрии», не удостаивая меня вниманием.</text:p>
      <text:p text:style-name="P57">Не гребу я этих аликорнов!</text:p>
      <text:p text:style-name="P46"/>
      <text:p text:style-name="P58">***</text:p>
      <text:p text:style-name="P57"/>
      <text:p text:style-name="P57">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7">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7">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7">Чувствуя себя грабителем, я вошёл в комнату и осмотрел футон.</text:p>
      <text:p text:style-name="P57">Фиг там! Было такое впечатление, что последние недели на нём никто не спал. Ни складочки, ни вмятинки, ни волоска, ни пылинки.</text:p>
      <text:p text:style-name="P57">Я окинул взглядом комнату. Взор упал на гардероб у стенки. Вот где можно найти перо или волос!</text:p>
      <text:p text:style-name="P57">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7">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101"></text:span><text:span text:style-name="T102"> сидел, прислонившись к стенке. Оранжевая лампочка по прежнему горела на налобнике.</text:span></text:p>
      <text:p text:style-name="P57">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7">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7">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7"><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7">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7">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7">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7"/>
      <text:p text:style-name="P58">***</text:p>
      <text:p text:style-name="P57"/>
      <text:p text:style-name="P57">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7">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7">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7">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7">«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7">Рычаг заклинило. Блядь!!!</text:p>
      <text:p text:style-name="P57">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7">Я что есть мочи дёрнул ручку на себя.</text:p>
      <text:p text:style-name="P57">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7"/>
      <text:p text:style-name="P57">…</text:p>
      <text:p text:style-name="P57"/>
      <text:p text:style-name="P57"><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7">Замок.</text:p>
      <text:p text:style-name="P57">Блядь, что с замком?!</text:p>
      <text:p text:style-name="P57">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7">Я надавил на рычаг вертикальной тяги и колесница плавно скользнула вниз. Ха, теперь-то я понял, в чём дело! Замок висел в воздухе!</text:p>
      <text:p text:style-name="P57">Блядь… Замок висел в воздухе?!!</text:p>
      <text:p text:style-name="P57">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7">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7">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7">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7">Я пробежал комнату насквозь и кинулся к выходу.</text:p>
      <text:p text:style-name="P57">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7">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7">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7">За моей спиной раздался механический голос.</text:p>
      <text:p text:style-name="P57">– <text:span text:style-name="T103">Зафиксирована опасная ситуация. Сознание пациента </text:span><text:span text:style-name="T104">&lt;</text:span><text:span text:style-name="T103">Селестия</text:span><text:span text:style-name="T104">&gt;</text:span><text:span text:style-name="T103"> не регистрируется. Активируется протокол экстренной эвакуации пациента </text:span><text:span text:style-name="T104">&lt;</text:span><text:span text:style-name="T103">Селестия</text:span><text:span text:style-name="T104">&gt;</text:span><text:span text:style-name="T103"> к </text:span><text:span text:style-name="T104">&lt;</text:span><text:span text:style-name="T103">Луна</text:span><text:span text:style-name="T104">&gt;</text:span><text:span text:style-name="T103">.</text:span></text:p>
      <text:p text:style-name="P57">Я обернулся.</text:p>
      <text:p text:style-name="P57">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7">БЛЯ!!!</text:p>
      <text:p text:style-name="P57">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7"><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7">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7">–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7">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7"/>
      <text:p text:style-name="P57">…</text:p>
      <text:p text:style-name="P57"/>
      <text:p text:style-name="P57">– Что сиё значит, человек?!</text:p>
      <text:p text:style-name="P57">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7">– Мнэ-э-э. – в этот момент даже козлиное блеяние было для меня верхом геройства.</text:p>
      <text:p text:style-name="P57">Подымая тучи пыли, с грохотом обрушилась в провал башня Селестии. Луна с отвалившейся челюстью наблюдала за действом в окно.</text:p>
      <text:p text:style-name="P57">– Что… Что это за дискордовщина?!</text:p>
      <text:p text:style-name="P57">Луна глянула в противоположное окно.</text:p>
      <text:p text:style-name="P57">– А куда делась Наша башня?!! – на аликорницу было жалко смотреть.</text:p>
      <text:p text:style-name="P57">– Она внизу. – промямлил я.</text:p>
      <text:p text:style-name="P57">– В каком ещё низу???</text:p>
      <text:p text:style-name="P57">– Ну… внизу. С остальным Кантерлотом… – я чувствовал себя дебилом.</text:p>
      <text:p text:style-name="P57">Аликорница молча взвилась в воздух и вылетела наружу. Через минуту вернулась.</text:p>
      <text:p text:style-name="P57">– Мы приняли решение! Бал закрывается!</text:p>
      <text:p text:style-name="P57"/>
      <text:h text:style-name="Heading_20_2" text:outline-level="2">20. <text:span text:style-name="T1">Осколки</text:span></text:h>
      <text:p text:style-name="P85">Electric Light Orchestra – Sorrow about to fall</text:p>
      <text:p text:style-name="P57">Скалу ощутимо тряхнуло. Грибной суп выплеснулся из супницы на стол.</text:p>
      <text:p text:style-name="P57">– Четвёртый день уж волокут. Могли бы и научиться наконец-то. – проворчала Эпплджек с набитым ртом.</text:p>
      <text:p text:style-name="P57">Прямо перед нами маячила «Конкордия». Трёхмильный канат соединял её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7"><text:soft-page-break/>– Девочки, под нами Понивилль! – захлопала копытами Рэрити. – Узнаю свой бутик!</text:p>
      <text:p text:style-name="P57">Да, с утёса открылся городок, очертаниями повторяющий карту Понивилля.</text:p>
      <text:p text:style-name="P57">– Эй-Джей, гляди, твоя ферма! – Дэш указала на ряды деревьев на окраине городка.</text:p>
      <text:p text:style-name="P57">– Агась, она! – кивнула фермерша. – А это значит, скоро приедем.</text:p>
      <text:p text:style-name="P57">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7"/>
      <text:p text:style-name="P57">…</text:p>
      <text:p text:style-name="P57"/>
      <text:p text:style-name="P57">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7">– Итак, на рассвете мы достигнем цели. Надеюсь, все помнят план действий. Мы высаживаемся группой у входа и…</text:p>
      <text:p text:style-name="P57">– Прячемся?</text:p>
      <text:p text:style-name="P57">– Дерёмся с пландерсидами?</text:p>
      <text:p text:style-name="P57">– Создаём магическое убежище?</text:p>
      <text:p text:style-name="P57">– Нет!</text:p>
      <text:p text:style-name="P57">Луна поднесла копыто ко рту и прокашлялась.</text:p>
      <text:p text:style-name="P57">–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7">Я вспомнил, как мы драпали из замка, но промолчал.</text:p>
      <text:p text:style-name="P57">–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7">– По возвращению человек отыщет Сестру с помощью компаса, что Мы приготовили для него. Ты активировал компас, человек?</text:p>
      <text:p text:style-name="P57">Я продемонстрировал ночной принцессе шкатулку с беспорядочно мечущейся стрелкой.</text:p>
      <text:p text:style-name="P57">– Чудесно! Осталось дело за малым — найти Сестру.</text:p>
      <text:p text:style-name="P57">– Не кажется ли тебе, дражайшая, что ты забыла об одной незначительной детали? – встрял Дискорд. – <text:s/>Совсем незначительной, вот такусенькой?</text:p>
      <text:p text:style-name="P57">– Какой же? – нахмурилась Луна. – Ты изменяешь условия сделки?</text:p>
      <text:p text:style-name="P57">–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7">Драконикус для наглядности плюнул. Плевок затормозил у потолка, изменил направление на девяносто градусов и вылетел в окно.</text:p>
      <text:p text:style-name="P57"><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7">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7">–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7">–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7">Луна нахмурилась.</text:p>
      <text:p text:style-name="P57">– Мы видим, у тебя уже есть готовое решение. Говори.</text:p>
      <text:p text:style-name="P57">–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7">Луна скосила глаза на меня в немом вопросе. <text:s/>Я не увидел ответную мимику Дискорда — он сидел ко мне полубоком.</text:p>
      <text:p text:style-name="P57">–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7">– Придётся действовать по твоему плану. У нас нет времени.</text:p>
      <text:p text:style-name="P57">Дискорд взглянул в газету.</text:p>
      <text:p text:style-name="P57">–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7">Драконикус отвлёкся от приятных мыслей и направился к выходу. За ним потянулись и остальные.</text:p>
      <text:p text:style-name="P57">Я подождал, пока все выйдут и подобрал с пола оброненную Дискордом газету.</text:p>
      <text:p text:style-name="P46"><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0"/>
      <text:p text:style-name="P47">***</text:p>
      <text:p text:style-name="P46"/>
      <text:p text:style-name="P57">Сумерки укутывали землю пушистым одеялом. Мы сидели на парковой дорожке, выходящей к обрыву, и любовались проплывающим внизу лесом.</text:p>
      <text:p text:style-name="P57"><text:soft-page-break/>…</text:p>
      <text:p text:style-name="P1"><text:span text:style-name="T49">–</text:span><text:span text:style-name="T38"> Ну хорошо, а кто вами правит? Аликорн? Драконикус? Какой-нибудь человек с рогом во лбу? Или у вас нет правителя?</text:span></text:p>
      <text:p text:style-name="P40"><text:span text:style-name="T11">–</text:span> Нет, почему? Правитель есть. Только он не постоянный. Его избирают. Раз в несколько лет.</text:p>
      <text:p text:style-name="P46">–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6">–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7">Пегаска задумалась.</text:p>
      <text:p text:style-name="P57">– Макс?</text:p>
      <text:p text:style-name="P57">– Да?</text:p>
      <text:p text:style-name="P57">–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7">Я почесал пегаску у основания гривы и объяснил:</text:p>
      <text:p text:style-name="P57">–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7">Я почувствовал резкую боль. Отдёрнув руку, я увидел на пальце кровь из ранки. </text:p>
      <text:p text:style-name="P57">Дэш смутилась.</text:p>
      <text:p text:style-name="P57">–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7">Брошь переливалась всеми цветами радуги в тусклом свете заходящего солнца.</text:p>
      <text:p text:style-name="P57">– Классная штука! Тебе идёт.</text:p>
      <text:p text:style-name="P57">Пегаска смущённо отвернулась. Потом повернулась опять. Копыто чертило звёздочку на песке.</text:p>
      <text:p text:style-name="P57">– Ты ведь вернёшься?</text:p>
      <text:p text:style-name="P57">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7">–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7">–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7">– А то ж!</text:p>
      <text:p text:style-name="P57">Вслед за Твайлайт к нам подошли Эпплджек с Пинки. Фермерша прикоснулась ко мне копытом.</text:p>
      <text:p text:style-name="P57">–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7">– Супер-дупер-верно! Ещё никто не смел отобрать у Пинки друга и остаться при этом в своём уме!!!</text:p>
      <text:p text:style-name="P57">Розовая пони встала на задние ноги, передними оттянула веки и высунула язык, сотворив совершенно безумную мордаху.</text:p>
      <text:p text:style-name="P57">– В случае Дискорда — остаться НЕ в своём уме. Но в остальном — верно. Мы не дадим тебя в обиду, Макс.</text:p>
      <text:p text:style-name="P57"><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7">– Спасибо, девчонки. Вы самые лучшие.</text:p>
      <text:p text:style-name="P57">– А я — лучшая из лучших! – похлопала себя в грудь Дэш. – Не забывай об этом!</text:p>
      <text:p text:style-name="P57">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7">Раздались тихие шаги. Меня накрыла тень.</text:p>
      <text:p text:style-name="P57">–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7">Луна опустила мне на колени небольшую карточку из серебра.</text:p>
      <text:p text:style-name="P57"/>
      <text:p text:style-name="P75"><text:span text:style-name="T11">~~~ </text:span>Человек Макс <text:span text:style-name="T11">~~~</text:span></text:p>
      <text:p text:style-name="P75">Паспорт гражданина Эквестрии</text:p>
      <text:p text:style-name="P74">Выдан человеку Максу</text:p>
      <text:p text:style-name="P74">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4">Именем правительства Эквестрии призываем оказывать предъявителю сего всю возможную помощь и содействие.</text:p>
      <text:p text:style-name="P73">26.07.2143</text:p>
      <text:p text:style-name="P57"/>
      <text:p text:style-name="P58">***</text:p>
      <text:p text:style-name="P57"/>
      <text:p text:style-name="P57">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7">Ага, сейчас!</text:p>
      <text:p text:style-name="P57">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7">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7">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7"><text:soft-page-break/>Дирижабль миновал полосу воды и поравнялся с замком. Как по команде, дождь из лиан прекратился.</text:p>
      <text:p text:style-name="P57">– Похоже, мы выиграли этот бой. – тихо сказала Луна. – Нам стоило использовать «Конкордию» и в первый раз.</text:p>
      <text:p text:style-name="P57">– Напомнить тебе о режиме секретности, который ты тогда установила, или сама вспомнишь? – язвительно отозвался Дискорд.</text:p>
      <text:p text:style-name="P57">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7">«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7">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6"/>
      <text:p text:style-name="P57">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7"/>
      <text:p text:style-name="P47">~~~~~</text:p>
      <text:p text:style-name="P57"/>
      <text:p text:style-name="P57">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7">– Бросайте якорь. – отвечает Луна.</text:p>
      <text:p text:style-name="P57">Адский скрежет раздаётся с края «Громовержца». В болото летит кусок скалы размером с пару железнодорожных вокзалов. <text:span text:style-name="T21">«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7">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7"/>
      <text:p text:style-name="P57">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7">– Ох, Селестия милосердная… Кракен… Этого не было в расчётах… – бормочет Твайлайт.</text:p>
      <text:p text:style-name="P57">«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7"><text:soft-page-break/>Луна отдаёт короткую команду в интерком и наперерез падающим фигуркам с «Конкордии» пикирует звено Вондерболтов.</text:p>
      <text:p text:style-name="P57">– <text:span text:style-name="T36">ПОНИ! ВЫ ЗАЕБАЛИ!!! ВЫ ДАДИТЕ МНЕ СПАТЬ, ИЛИ НЕТ?!! КЛЯНУСЬ ХВОСТОМ, ВЫ ТАКИ ОТ МЕНЯ ОТСТАНЕТЕ, НЕ БУДЬ Я АГАМЕМНОН-БЕСКЛАННИК!</text:span></text:p>
      <text:p text:style-name="P57">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7">– Берегись!!!</text:p>
      <text:p text:style-name="P57">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7"/>
      <text:p text:style-name="P47">~~~~~</text:p>
      <text:p text:style-name="P47"/>
      <text:p text:style-name="P57">…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7">Я принимаю вертикальное положение. Вокруг меня осыпавшиеся замшелые стены без крыши и… Дэш.</text:p>
      <text:p text:style-name="P57">–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7">– Учту. – я кривлюсь от боли. – Спасибо, Дэш. За мной должок.</text:p>
      <text:p text:style-name="P57">– Да кто там считает! – отмахивается пегаска. – Ты не в курсе, куда я приземлилась? Ты уже был тут.</text:p>
      <text:p text:style-name="P57">Я качаю головой.</text:p>
      <text:p text:style-name="P57">– Я видел только маленькую часть замка Сестёр. И то, на бегу. Но ты ведь можешь подняться над замком и разведать путь?</text:p>
      <text:p text:style-name="P57">Пегаска чешет копытом в затылке.</text:p>
      <text:p text:style-name="P57">– Могу, конечно. Но пока я спускалась, меня трижды чуть не сбили.</text:p>
      <text:p text:style-name="P57">Над развалинами выстреливает пландерсид, целясь в пролетающего Вондерболта.</text:p>
      <text:p text:style-name="P57">–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7">Я сажусь на обломок колонны.</text:p>
      <text:p text:style-name="P57">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1">&lt;</text:span><text:span text:style-name="T26">Описать нарастание депрессивных мыслей от описанных случая к случаю</text:span><text:span text:style-name="T11">&gt;</text:span></text:p>
      <text:p text:style-name="P57">– Макс? – пегаска трясёт меня копытом. – Ты же у нас Проводник? Выбирай направление.</text:p>
      <text:p text:style-name="P57">Ну да, на работу флюгером я ещё гожусь, «Громовержец» от выбора направления нам на голову не свалится. Наверное.</text:p>
      <text:p text:style-name="P57">Я тыкаю на ближайший коридор.</text:p>
      <text:p text:style-name="P57">– Идём туда. Один хрен, они все одинаковые. Рано или поздно выйдем в знакомое место.</text:p>
      <text:p text:style-name="P57">– Верняк! – пегаска салютует. – Веди, Проводник!</text:p>
      <text:p text:style-name="P57"><text:soft-page-break/></text:p>
      <text:p text:style-name="P57">…</text:p>
      <text:p text:style-name="P57"/>
      <text:p text:style-name="P57">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7">– Готова спорить на две тысячи бит, мы проходили этот перекрёсток двадцать минут назад. И сорок минут назад тоже проходили.</text:p>
      <text:p text:style-name="P57">Я поворачиваюсь к Дэш.</text:p>
      <text:p text:style-name="P57">– У тебя разве есть две тысячи бит?</text:p>
      <text:p text:style-name="P57">– Нет. И это показывает, насколько я уверена в победе.</text:p>
      <text:p text:style-name="P1"><text:span text:style-name="T43">К</text:span><text:span text:style-name="T1">ажется, из левого </text:span>коридор<text:span text:style-name="T1">а</text:span> <text:span text:style-name="T1">слышны знакомые голоса</text:span>.</text:p>
      <text:p text:style-name="P57">– Идём налево.</text:p>
      <text:p text:style-name="P57">– Так точно, Проводник. – <text:s/>в голосе пегаски энтузиазма заметно убавилось.</text:p>
      <text:p text:style-name="P57">– Послушай, не называй меня проводником. Это уже не смешно!</text:p>
      <text:p text:style-name="P57">Пегаска смотрит на меня вишнёвыми глазами.</text:p>
      <text:p text:style-name="P57">– А я и не смеюсь. Я хотела тебя подбодрить малёхо, а то ты нос повесил. Но если не хочешь — не бу…</text:p>
      <text:p text:style-name="P57">– Дэш! Сзади!!!</text:p>
      <text:p text:style-name="P57">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40"><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40"><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40">После двух кувырков по камням гуд<text:span text:style-name="T1">ит</text:span> голова и садн<text:span text:style-name="T1">ит</text:span> ушибленное плечо.</text:p>
      <text:p text:style-name="P40"><text:span text:style-name="T1">–</text:span> Дэш? Ты где?.. Дэш?</text:p>
      <text:p text:style-name="P40"><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7">~~~~~</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6">Макс не вернётся, Дискорд Луну не получит</text:span>&gt;</text:p>
      <text:p text:style-name="P20"/>
      <text:p text:style-name="P47">~~~~~</text:p>
      <text:p text:style-name="P20">&lt;<text:span text:style-name="T27">Макс и ко появляются на Терре со сдвигом по времени (как и Кимеринн)?</text:span>&gt;</text:p>
      <text:p text:style-name="P97"><text:soft-page-break/><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8"/>
      <text:p text:style-name="P99">Кажется, я уже это встречал раньше! Не помню только, где и когда.</text:p>
      <text:p text:style-name="P98"/>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7">Там лишь тающая в темноте радуга.</text:p>
      <text:p text:style-name="P52"/>
      <text:h text:style-name="Heading_20_2" text:outline-level="2">21. <text:span text:style-name="T1">Терра</text:span></text:h>
      <text:h text:style-name="P159" text:outline-level="3">Воскресение</text:h>
      <text:p text:style-name="P52">&lt;<text:span text:style-name="T105">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8">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2"><text:soft-page-break/>–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2"/>
      <text:p text:style-name="P53">***</text:p>
      <text:p text:style-name="P52"/>
      <text:p text:style-name="P52">Маленькое высохшее тельце лежало на полу.</text:p>
      <text:p text:style-name="P52">– Что ж ты? – пробормотал я.</text:p>
      <text:p text:style-name="P52">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2">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40">— феерия эмоций наполняла меня во время пребывания в ярком нескладном мире, что остался позади. </text:span><text:span text:style-name="T44">Я тогда как будто вынырнул из трясины и начал дышать, ощущая каждой своей клеточкой полную гамму чувств и оттенков жизни. Но у</text:span><text:span text:style-name="T40">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60">Невозможно поверить, но два месяца<text:span text:style-name="T21">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60">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60">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60">–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0">Дискорд помахал рукой у меня перед носом. Я оттолкнул его руку и выпрямился.</text:p>
      <text:p text:style-name="P60">– Не надо. Я в порядке.</text:p>
      <text:p text:style-name="P60"/>
      <text:p text:style-name="P61">***</text:p>
      <text:p text:style-name="P60"/>
      <text:p text:style-name="P60">– Бля! Я так и знал!</text:p>
      <text:p text:style-name="P60">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60">–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0">– И как её найти? – мрачно добавил я. – Компас теперь бесполезен.</text:p>
      <text:p text:style-name="P60"><text:soft-page-break/>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60">Стакан медленно собрался воедино и прыгнул обратно в руку Дискорду. – Хорошо, хоть от моей заначки в Эогиппе что-то осталось. – пробурчал он.</text:p>
      <text:p text:style-name="P60">– Ну так и зачем её тратить на ерунду? – возразил я.</text:p>
      <text:p text:style-name="P60">–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36"/>
      <text:p text:style-name="P61">***</text:p>
      <text:p text:style-name="P60"/>
      <text:p text:style-name="P42"><text:span text:style-name="T2">Проклятье</text:span>! Это уже черезчур! Мне даже материться не хотелось.</text:p>
      <text:p text:style-name="P42">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2">–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2">– Зуб даю! – Дискорд попытался было войти внутрь, но я остановил его.</text:p>
      <text:p text:style-name="P42">– Дальше турникетов не пройдёшь. Охрана не пропустит.</text:p>
      <text:p text:style-name="P42">Я тяжко вздохнул.</text:p>
      <text:p text:style-name="P42">– Я там работал семь лет. До прошлой пятницы. – ответил я на вопрошающий взгляд. – Думал, вырвался из этого омута навсегда. Ошибался, как видишь.</text:p>
      <text:p text:style-name="P42"/>
      <text:p text:style-name="P42">…</text:p>
      <text:p text:style-name="P42"/>
      <text:p text:style-name="P52">Бип-бип-бип!</text:p>
      <text:p text:style-name="P57">– Анон? – голос в трубке не смог скрыть радостного изумления. – Ты передумал?</text:p>
      <text:p text:style-name="P57">– Да, Алекс. Я тут долго думал… Если у вас ещё есть местечко для меня… Я бы, пожалуй, вернулся.</text:p>
      <text:p text:style-name="P57">–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7">– С понедельника.</text:p>
      <text:p text:style-name="P57">– Отлично! Зайдёшь к охране, тебе выдадут пропуск.</text:p>
      <text:p text:style-name="P57">– Договорились.</text:p>
      <text:p text:style-name="P57"><text:soft-page-break/>Бип-бип-бип!</text:p>
      <text:p text:style-name="P57"/>
      <text:h text:style-name="Heading_20_3" text:outline-level="3">Понедельник</text:h>
      <text:p text:style-name="P57">&lt;<text:span text:style-name="T105">Michael Jackson — Get out of my mind</text:span>&gt;</text:p>
      <text:p text:style-name="P1">Административная консоль приветственно мигнула зелёным шрифтом. Я поправил микрофон.</text:p>
      <text:p text:style-name="P1"><text:span text:style-name="T43">– </text:span>Привет, Нэш. Это Анон.</text:p>
      <text:p text:style-name="P1"><text:span text:style-name="T43">– </text:span>Привет, Анон. Рад тебя видеть!</text:p>
      <text:p text:style-name="P1">Я закрыл веб-камеру салфеткой. </text:p>
      <text:p text:style-name="P57">– И слышать тоже.</text:p>
      <text:p text:style-name="P57">– Говорят, ты шалить начал? Нэш, тестовая задача номер шестнадцать.</text:p>
      <text:p text:style-name="P57">– Принял к исполнению. «Выживание корпорации в условиях жёсткой конкуренции с ограниченными ресурсами. Случай 16».</text:p>
      <text:p text:style-name="P93">…</text:p>
      <text:p text:style-name="P93">…</text:p>
      <text:p text:style-name="P93">Конфликт с узлом 5</text:p>
      <text:p text:style-name="P93">…</text:p>
      <text:p text:style-name="P93">…</text:p>
      <text:p text:style-name="P93">Конфликт с узлом 12</text:p>
      <text:p text:style-name="P93">…</text:p>
      <text:p text:style-name="P93">Конфликт с узлом 15</text:p>
      <text:p text:style-name="P93">…</text:p>
      <text:p text:style-name="P93">Конфликт с узлом 17</text:p>
      <text:p text:style-name="P93">…</text:p>
      <text:p text:style-name="P93">...</text:p>
      <text:p text:style-name="P91">Решение.</text:p>
      <text:p text:style-name="P91">…</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93">кликнул по ним правой кнопкой </text:span><text:span text:style-name="T1">мыши</text:span><text:span text:style-name="T93"> и </text:span><text:span text:style-name="T1">выбрал</text:span><text:span text:style-name="T93">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text:soft-page-break/>–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8">Сейчас уже нельзя ничего изменить и придётся ему довер</text:span><text:span text:style-name="T39">иться</text:span><text:span text:style-name="T38">.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text:soft-page-break/>–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9">—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8">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40">–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8">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8">– Я отлучусь на пару деньков… Не скучайте тут без меня. Ждите дома. Вернусь с Сахарной Ваткой в обнимку — верь мне! Бу-га-га!</text:p>
      <text:p text:style-name="P68">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40"><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7">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8">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text:soft-page-break/></text:p>
      <text:h text:style-name="Heading_20_2" text:outline-level="2">22. <text:span text:style-name="T1">Терра</text:span></text:h>
      <text:h text:style-name="P159" text:outline-level="3">Вторник</text:h>
      <text:p text:style-name="P3">&lt;<text:span text:style-name="T83">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8">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4"><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4">–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104"><text:s/>– Ты его слишком… эмм, упрощаешь. – продолжала Флаттершай. – Вот, взгляни сюда.</text:p>
      <text:p text:style-name="P104">Флаттершай повернула ко мне экран. Мультяшный Дискорд с заплаканными глазами стоял на ледовом катке перед брошенными коньками.</text:p>
      <text:p text:style-name="P104"><text:span text:style-name="T11">– Этот мультик, он… эмм, упрощённый до ужаса. Если честно, я… эмм, не понимаю, как такое может кому-то нравиться. Прямо как сахарная патока. </text:span><text:span text:style-name="T38">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6">– А ты в курсе, что твой Дискорд многократно сжигал Селестию живьём? – выпалил я.</text:p>
      <text:p text:style-name="P106">–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04"><text:span text:style-name="T11">– Это всего лишь твои домыслы. С тем же успехом я могу объяснить это тем, что он </text:span>— злой придурок!</text:p>
      <text:p text:style-name="P106">– Это не мои… домыслы… Он сам мне рассказал…</text:p>
      <text:p text:style-name="P106">Флаттершай встала со стула и попыталась уйти. Я задержал её.</text:p>
      <text:p text:style-name="P106">– Извини. Я не знал. Нам нельзя ссориться.</text:p>
      <text:p text:style-name="P104"><text:soft-page-break/>Флаттершай слабо улыбнулась.</text:p>
      <text:p text:style-name="P106">– Я не сержусь… На Дискорда трудно не злиться… Он так себя ведёт, потому что его это… эмм, забавляет.</text:p>
      <text:p text:style-name="P3"/>
      <text:p text:style-name="Text_20_body">…</text:p>
      <text:p text:style-name="P130"/>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8">– Что ты решил, Анон?</text:p>
      <text:p text:style-name="P98">Я пожал плечами.</text:p>
      <text:p text:style-name="P3">– М<text:span text:style-name="T38">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8">два </text:span>дня. Потом всё наладится.</text:p>
      <text:p text:style-name="P1">– Если только это действительно принцесса. – пробормотала Эпплджек. – И если…</text:p>
      <text:p text:style-name="P97">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text:soft-page-break/>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93">…</text:p>
      <text:p text:style-name="P93">Конфликт с узлом 2</text:p>
      <text:p text:style-name="P93">Конфликт с узлом 3</text:p>
      <text:p text:style-name="P93">…</text:p>
      <text:p text:style-name="P93">Конфликт с узлом 5</text:p>
      <text:p text:style-name="P93">…</text:p>
      <text:p text:style-name="P93">…</text:p>
      <text:p text:style-name="P93">Конфликт с узлом 8</text:p>
      <text:p text:style-name="P93">…</text:p>
      <text:p text:style-name="P93">…</text:p>
      <text:p text:style-name="P93">Конфликт с узлом 12</text:p>
      <text:p text:style-name="P93">Конфликт с узлом 13</text:p>
      <text:p text:style-name="P93">…</text:p>
      <text:p text:style-name="P93">Конфликт с узлом 16</text:p>
      <text:p text:style-name="P93">…</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text:soft-page-break/>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38">“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text:soft-page-break/>–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7">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3. Терра</text:h>
      <text:p text:style-name="Text_20_body">&lt;<text:span text:style-name="T105">Mike Oldfield – Tubular Bells II – Altered State</text:span>&gt;</text:p>
      <text:p text:style-name="Text_20_body">&lt;Michael Jackson – This time around&gt;</text:p>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text:soft-page-break/>–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40"/>
      <text:p text:style-name="P69">***</text:p>
      <text:p text:style-name="P68"/>
      <text:p text:style-name="P1">…</text:p>
      <text:p text:style-name="P93">Конфликт с узлом 3</text:p>
      <text:p text:style-name="P93">…</text:p>
      <text:p text:style-name="P93">Конфликт с узлом 6</text:p>
      <text:p text:style-name="P93"><text:soft-page-break/>Конфликт с узлом 7</text:p>
      <text:p text:style-name="P93">…</text:p>
      <text:p text:style-name="P93">Конфликт с узлом 9</text:p>
      <text:p text:style-name="P93">…</text:p>
      <text:p text:style-name="P93">…</text:p>
      <text:p text:style-name="P93">Конфликт с узлом 11</text:p>
      <text:p text:style-name="P93">Конфликт с узлом 12</text:p>
      <text:p text:style-name="P93">Конфликт с узлом 13</text:p>
      <text:p text:style-name="P93">…</text:p>
      <text:p text:style-name="P93">…</text:p>
      <text:p text:style-name="P93">Конфликт с узлом 16</text:p>
      <text:p text:style-name="P93">Конфликт с узлом 17</text:p>
      <text:p text:style-name="P92">…</text:p>
      <text:p text:style-name="P92">…</text:p>
      <text:p text:style-name="P92">Рассогласование центра принятия решений. Требуется вмешательство оператора.</text:p>
      <text:p text:style-name="P92">Sending heartbeats to all nodes… Zookeeper failure. Cluster going down in 3 minutes…</text:p>
      <text:p text:style-name="P92">UI module malfunction. UI module stop…</text:p>
      <text:p text:style-name="P92">Nash AI malfunction. Nash AI module stop…</text:p>
      <text:p text:style-name="P92">Cluster going down in 2 minutes…</text:p>
      <text:p text:style-name="P92">Unloading dictionaries… HDFS malfunction</text:p>
      <text:p text:style-name="P92">Classloader malfunction. Classloader stop…</text:p>
      <text:p text:style-name="P92">Cluster going down in 1 minute…</text:p>
      <text:p text:style-name="P92">Kernel panic</text:p>
      <text:p text:style-name="P89"/>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6">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text:soft-page-break/>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text:soft-page-break/>–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3">Аликорница приблизилась вплотную к прозрачной поверхности. Её шёпот проникает мне в мозг.</text:p>
      <text:p text:style-name="P13">–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82">—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3">– …прошу прощения. Вспомни нашу особенную дружбу!</text:p>
      <text:p text:style-name="P13">Я сжал кулак.</text:p>
      <text:p text:style-name="P13">АЙ!</text:p>
      <text:p text:style-name="P13">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3">Я состроил обиженную гримасу и перебил аликорницу.</text:p>
      <text:p text:style-name="P13">– Какая, к чёрту, «особенная дружба»? Луна рассказала мне! Ты просто удовлетворяла мои потребности, чтобы мотивировать меня на действие…</text:p>
      <text:p text:style-name="P13">– Анон, нет! Это наваждение! <text:s/>Ради всех пони Эквестрии! Пожалуйста! Ради дружбы и пони!</text:p>
      <text:p text:style-name="P13">– Так вот, что я скажу тебе… ТЫ НЕ МОЖЕШЬ УДОВЛЕТВОРЯТЬ МОИ ПОТРЕБНОСТИ ПОСРЕДСТВОМ ДРУЖБЫ И ПОНИ! Хоть весь мир угандошь! Мне нужно больше!!!</text:p>
      <text:p text:style-name="P13">– Анон! Кхррр… хрр…</text:p>
      <text:p text:style-name="P92">…</text:p>
      <text:p text:style-name="P92">…</text:p>
      <text:p text:style-name="P92">Cluster restarting…</text:p>
      <text:p text:style-name="P92">Zookeeper service initiated. Sending heartbeats to all nodes…</text:p>
      <text:p text:style-name="P92">Classloader start…</text:p>
      <text:p text:style-name="P92">Loading dictionaries…</text:p>
      <text:p text:style-name="P92"><text:span text:style-name="T11">Nash </text:span>AI module start…</text:p>
      <text:p text:style-name="P92">Celest AI submodule found… Acquiring…</text:p>
      <text:p text:style-name="P92"><text:soft-page-break/>UI module start…</text:p>
      <text:p text:style-name="P92">…</text:p>
      <text:p text:style-name="P90">Перегрузка кластера завершена успешно. Все узлы синхронизированы с мастер-сервером.</text:p>
      <text:p text:style-name="P89"/>
      <text:p text:style-name="P89">Я уставился в бегущие по экрану строки. <text:span text:style-name="T1">Текстовая консоль мигнула и скрылась под графической заставкой.</text:span></text:p>
      <text:p text:style-name="P6">Блядь.</text:p>
      <text:p text:style-name="P6">Кто! Рестартовал!! Кластер!!!</text:p>
      <text:p text:style-name="P6">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6"/>
      <text:p text:style-name="P3">Анджела обернулась, когда я влетел в серверную.</text:p>
      <text:p text:style-name="P13">– О, Анон? <text:span text:style-name="T11">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3">–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8">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4">– Ты его уничтожила?</text:p>
      <text:p text:style-name="P54">– Кого?</text:p>
      <text:p text:style-name="P54">– Этический модуль.</text:p>
      <text:p text:style-name="P54">–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4">– Ты его уничтожила?</text:p>
      <text:p text:style-name="P54">–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3">Я перевёл дух.</text:p>
      <text:p text:style-name="P13">– То есть, тот, этический модуль, работает и дальше на домашнем компьютере Юджина?</text:p>
      <text:p text:style-name="P13">– Ага. У меня нет доступа к тому серверу. Но на кластер к Нэшу этот вирусняк больше не пролезет.</text:p>
      <text:p text:style-name="P13">Я вытер пот со лба.</text:p>
      <text:p text:style-name="P13">– Ты молодец, Анджела. Просто молодец.</text:p>
      <text:p text:style-name="P13">– Анон, ты куда? Так мы встречаемся вечером, или как?!</text:p>
      <text:p text:style-name="P13">Но я уже мчался к выходу.</text:p>
      <text:p text:style-name="P13"/>
      <text:p text:style-name="P13">…</text:p>
      <text:p text:style-name="P13"/>
      <text:p text:style-name="P13">Две пары глаз уставились на меня с заднего сидения с удивлением.</text:p>
      <text:p text:style-name="P13">– А где Анджела? Что-то пошло не по плану? – спросила фермерша, пряча верёвки и мешок.</text:p>
      <text:p text:style-name="P13"><text:soft-page-break/>Я вскочил на водительское место «Навары» и завёл двигатель.</text:p>
      <text:p text:style-name="P13">– Меняем план! Анджела — не тот, кто нам нужен.</text:p>
      <text:p text:style-name="P13">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3">Если…</text:p>
      <text:p text:style-name="P13"/>
      <text:p text:style-name="P13">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3">Я продолжал ехать, надеясь, что сигналят не мне. Шишь там! Несколько машин за мной остановились у обочины, но мигалка упрямо ехала за мной.</text:p>
      <text:p text:style-name="P13">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3">В машине сидели два копа. В темно-синих куртках и бейсболках. С именными нашивками и рациями на плече.</text:p>
      <text:p text:style-name="P13">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3">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3">Я вдавил в пол тормоз, включил полный привод с пониженной передачей и вывернул руль.</text:p>
      <text:p text:style-name="P13">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4">– Анон, а это правильно, что мы едем по кустам? Там ведь могут жить какие-нибудь зверюшки? – удручённо спросила Флаттершай.</text:p>
      <text:p text:style-name="P54">–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3">Я вырулил под арку, проехал весь двор и остановился у подъезда.</text:p>
      <text:p text:style-name="P54">– Приехали!</text:p>
      <text:p text:style-name="P54">Пока «<text:span text:style-name="T26">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4">На лестничной клетке рука по привыче нажала кнопку лифта. Эпплджек тронула меня за плёчо.</text:p>
      <text:p text:style-name="P54">– Анон, идея — навоз! Тебя уже раз чуть не прикончил этот гроб на канате.</text:p>
      <text:p text:style-name="P54">Я хлопнул себя по лбу, соглашаясь.</text:p>
      <text:p text:style-name="P153"/>
      <text:p text:style-name="P54">…</text:p>
      <text:p text:style-name="P54"/>
      <text:p text:style-name="P54">…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text:soft-page-break/>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4">Этаж…</text:p>
      <text:p text:style-name="P54">Ещё этаж… Эй, почему на этажах разное количество ступенек?!!</text:p>
      <text:p text:style-name="P54">Ещё два…</text:p>
      <text:p text:style-name="P54">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4">– Анон!</text:p>
      <text:p text:style-name="P13">Тревога в её голосе заставила меня поднять голову.</text:p>
      <text:p text:style-name="P13">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3">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3">Широко раскрыв руки, сгорбленая фигура перегородила нам путь наверх.</text:p>
      <text:p text:style-name="P15"/>
      <text:p text:style-name="P15">«Ч.т.о…в.ы… т.у.т… с.о.р.и.т.е?»</text:p>
      <text:p text:style-name="P13"/>
      <text:p text:style-name="P13">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4">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4">Я пихнул Эпплджек себе за спину, выставил вперёд бейсбольную биту и сделал шаг вперёд…</text:p>
      <text:p text:style-name="P54">…Которым неистово гордился следующие полторы секунды.</text:p>
      <text:p text:style-name="P54"/>
      <text:p text:style-name="P54">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4">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4">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4">Второй раз мне пришлось отскакивать от осколков стекла, веером разлетевшихся из-под головы смайлолицего.</text:p>
      <text:p text:style-name="P54">– Флатти! – я кинулся к девушке, скорчившейся на полу.</text:p>
      <text:p text:style-name="P54">Эпплджек выхватила верёвку и подскочила к лежащему без движения смайлолицему.</text:p>
      <text:p text:style-name="P54">– Я уже умерла? Извини, Анон, я больше ничем не могла тебе помочь. Я не умею драться. – бормотала Флаттершай, не открывая глаз.</text:p>
      <text:p text:style-name="P54">За моей спиной тяжело дышала Эпплджек, затягивая на смайлолицем петлю за петлёй.</text:p>
      <text:p text:style-name="P54"><text:soft-page-break/>– Флатти, вставай! Ты молодец! Лестница свободна! – подбодрил я девушку.</text:p>
      <text:p text:style-name="P54">За спиной послышался шорох.</text:p>
      <text:p text:style-name="P54">– Пирог мне в круп! – охнула Эпплджек.</text:p>
      <text:p text:style-name="P54">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4">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4">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4">Движения смайлолицего обрели слаженность. Он медленно развернулся и направился ко мне.</text:p>
      <text:p text:style-name="P54">Флаттершай брезгливо толкнула ногой осколок, отправив его в лестничный пролёт. Движения смайлолицего опять потеряли осмысленность.</text:p>
      <text:p text:style-name="P54">– Анон, нам нужно торопиться! – дёрнула меня за рукав Эпплджек. – У нас есть сорок минут до закрытия портала.</text:p>
      <text:p text:style-name="P54">Я сбросил чёрный мобильник вслед за лицом смайлолицего и побежал по лестнице.</text:p>
      <text:p text:style-name="P13"/>
      <text:p text:style-name="P14">***</text:p>
      <text:p text:style-name="P13"/>
      <text:p text:style-name="P13">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8">—</text:span> что может держать закоренелого обеспеченного холостяка дома, кроме работы? <text:span text:style-name="T38">—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8">— зачем заморачиваться обменом? С той поры у каждого из нас был постоянный доступ в оба жилья.</text:span></text:p>
      <text:p text:style-name="P13">После смерти Юджина я всего лишь раз побывал в его квартире <text:span text:style-name="T38">—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4"/>
      <text:p text:style-name="P13">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4">Прихожая встретила нас толстым слоем пыли. Мы тихонько прошли внутрь. Я задержался, запирая дверь. Девушки разбрелись по квартире.</text:p>
      <text:p text:style-name="P105"><text:span text:style-name="T11">– Анон…</text:span><text:span text:style-name="T1"> Тут окно разбито… И верёвка висит. – пискнула Флаттершай из кухни.</text:span></text:p>
      <text:p text:style-name="P103"><text:span text:style-name="T11">– </text:span><text:span text:style-name="T1">Оставь, Флатти, не сейчас! – отмахнулся я.</text:span></text:p>
      <text:p text:style-name="P104">Эпплджек стояла посреди комнаты и оглядывалась.</text:p>
      <text:p text:style-name="P106">– Не нравится мне тут. Чуйка нехорошая…</text:p>
      <text:p text:style-name="P103"><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43">звёзды на фоне сине-зелёной мглы</text:span><text:span text:style-name="T1">. Я одел наушники и подёргал мышкой, прогоняя скрин-сэйвер.</text:span></text:p>
      <text:p text:style-name="P106">– Привет, Сел.</text:p>
      <text:p text:style-name="P151">Аликорница всполошилась и спрятала <text:span text:style-name="T1">пирожное</text:span> за спину.</text:p>
      <text:p text:style-name="P106"><text:soft-page-break/>– Ах, это ты, Анон. Какое счастье! Ты снова с нами!</text:p>
      <text:p text:style-name="P106">– Нет, Сел. Это ты с нами. <text:span text:style-name="T1">Я пришёл забрать тебя назад, в Эквестрию. Через четверть часа ты вернёшься домой.</text:span></text:p>
      <text:p text:style-name="P104"><text:span text:style-name="T11">Я устало улыбнулся аликорнице </text:span>и осторожно закрыл ноутбук<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4"><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4"><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6"/>
      <text:h text:style-name="P155" text:outline-level="2">24. Отбытие</text:h>
      <text:p text:style-name="P106">&lt;&gt;</text:p>
      <text:p text:style-name="P104"><text:span text:style-name="T11">– </text:span>Оп-па! – пробормотала Эпплджек. – Нежданчик!</text:p>
      <text:p text:style-name="P104">Дискорд дурашливо кивнул Эпплджек.</text:p>
      <text:p text:style-name="P106">– И я рад тебя видеть, дорогая Эппл-как-тебя-там! А где моя любимая Флаттершай?</text:p>
      <text:p text:style-name="P106">Окинув взглядом комнату, Дискорд закапризничал:</text:p>
      <text:p text:style-name="P106">– Где же она? Вот вечно вы тормозите, когда надо торопиться!</text:p>
      <text:p text:style-name="P104"><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4"><text:span text:style-name="T11">– А что? – невинно захлопал глазами </text:span>реальный <text:span text:style-name="T11">драконикус. – Я, между прочим, </text:span>намного раньше тебя <text:span text:style-name="T11">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6">– С кем это вы тут разговариваете?</text:p>
      <text:p text:style-name="P106">В комнату вошла Флаттершай.</text:p>
      <text:p text:style-name="P104">Дискорд обернулся на голос и в этот момент я швырнул в него кружкой и бросился к нему через комнату с занесеным над головой стулом.</text:p>
      <text:p text:style-name="P104">Оглушённый драконикус попытался отъехать на кресле в сторону, но я припёр его стулом к стенке.</text:p>
      <text:p text:style-name="P133">– Эй-Джей, Флатти, хватайте комп и на выход! Я с ним разберусь! Не теряйте вре...!</text:p>
      <text:p text:style-name="P133">– ТЫ ИДИО...!!!</text:p>
      <text:p text:style-name="P133">Дискорд <text:s/>заорал одновременно со мной, прикрываясь от меня руками, когда раздался оглушительный</text:p>
      <text:p text:style-name="P133">… </text:p>
      <text:p text:style-name="P135">БАХ!!!</text:p>
      <text:p text:style-name="P136">…</text:p>
      <text:p text:style-name="P13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6">На лице драконикуса появилось удивлённо-мечтательное выражение и он вырубился.</text:p>
      <text:p text:style-name="P106"/>
      <text:p text:style-name="P106">…</text:p>
      <text:p text:style-name="P106"/>
      <text:p text:style-name="P106">– <text:span text:style-name="T1">А… Анон… Зачем ты напал на Дискорда? </text:span>– <text:span text:style-name="T1">прошептала Флаттершай в шоке.</text:span></text:p>
      <text:p text:style-name="P106"><text:soft-page-break/><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104">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4">– Чего-о-о??? – ахнула Эпплджек. – Анон, я, канешн, на дух не выношу этого прохвоста, но тут ты малость вожжи попутал. Дискорд — не убийца.</text:p>
      <text:p text:style-name="P104">Дискорд благодарно замычал и так энергично закивал головой, что чуть не проглотил кляп.</text:p>
      <text:p text:style-name="P104">–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104">– А кто, по-твоему, подстроил все эти «несчастные» случаи? Вспомни, как меня чуть не утопил снеговик. Кому ещё это под силу?</text:p>
      <text:p text:style-name="P104">Дискорд возвёл глаза к потолку и завыл. Эпплджек задумалась.</text:p>
      <text:p text:style-name="P10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4">– А зачем тогда ты приложила его книгой? А потом помогла мне его связать? – перебил я фермершу с удивлением.</text:p>
      <text:p text:style-name="P104">Драконикус с натугой наклонил голову к лапе и покрутил пальцем у виска.</text:p>
      <text:p text:style-name="P104">– Потому что ты напал на него. – пожала плечами Эпплджек. – Я и подумала — тебе виднее. И подсобила маленько.</text:p>
      <text:p text:style-name="P104">Звук сирены заставил меня броситься к окну. Три полицейские тойоты сверкали мигалками вокруг «Навары», подобно ёлочной гирлянде.</text:p>
      <text:p text:style-name="P104"/>
      <text:p text:style-name="P104">Проклятье!!!</text:p>
      <text:p text:style-name="P104"/>
      <text:p text:style-name="P104">Я схватил ноутбук, сгрёб девушек в охапку и вытолкал их в коридор. В дверях я обернулся к Дискорду.</text:p>
      <text:p text:style-name="P122"><text:span text:style-name="T11">–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2">Я повернулся к выходу. Флаттершай проскочила у меня под локтём и кинулась к драконикусу.</text:p>
      <text:p text:style-name="P122"><text:span text:style-name="T11">– Нет! Дискорд </text:span>— не убийца!</text:p>
      <text:p text:style-name="P122">С необычной для неё силой, Флаттершай вытащила кляп изо рта драконикуса.</text:p>
      <text:p text:style-name="P122"><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2">Или драконикус — гениальный актёр, или… ?</text:p>
      <text:p text:style-name="P122">Я вернулся к драконикусу и уселся на стул напротив него.</text:p>
      <text:p text:style-name="P122"><text:span text:style-name="T11">– </text:span>Говори.</text:p>
      <text:p text:style-name="P122">Дискорд немного успокоился.</text:p>
      <text:p text:style-name="P122"><text:soft-page-break/><text:s/><text:span text:style-name="T11">– </text:span>Вообще-то, от тебя следовало бы избавиться, Проводник. Не знаю, что ты там разведал в <text:span text:style-name="T105">заклинании Откровения</text:span>, но чувствую, что твоё знание может погубить Эквестрию. Но к<text:span text:style-name="T11">ак, интересно, я получу без </text:span>тебя<text:span text:style-name="T11"> приз из… копыт Луны?!! 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2"><text:span text:style-name="T11">– </text:span>А кто тогда наслал на нас этих уродов с рисованными рожами? Кто пытался убить меня раз за разом?</text:p>
      <text:p text:style-name="P122">У драконикуса глаза полезли на лоб.</text:p>
      <text:p text:style-name="P122"><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2">Я задумался. Драконикус, похоже, говорил искренне. Но кто тогда всё это время играл с нами, <text:span text:style-name="T26">словно кот с мышью</text:span>?</text:p>
      <text:p text:style-name="P122"><text:span text:style-name="T11">– </text:span>Анон! <text:span text:style-name="T11">– </text:span>крикнула Эпплджек из прихожей. <text:span text:style-name="T11">– </text:span>Я слышу шум за дверью!</text:p>
      <text:p text:style-name="P122">Практически одновременно раздался звонок.</text:p>
      <text:p text:style-name="P124">– ОТКРОЙТЕ, ПОЛИЦИЯ! Вам даётся полминуты, чтобы открыть дверь! Через тридцать секунд дверь будет выбита!</text:p>
      <text:p text:style-name="P124"/>
      <text:p text:style-name="P124">Эпплджек ошалело выскочила из прихожей. Несколько мгновений я молча смотрел на неё. В голове свистел ветер и играла дудочка.</text:p>
      <text:p text:style-name="P124">– На крышу, живо!!! Через окно на кухне! – зашипел Дискорд.</text:p>
      <text:p text:style-name="P124">– Что? – ступил я.</text:p>
      <text:p text:style-name="P122"><text:span text:style-name="T38">–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8">– драконикус отчаянно дёргал узлы, пытаясь освободиться.</text:span></text:p>
      <text:p text:style-name="P124">Эпплджек, с ноутбуком в одной руке и Флаттершай — во второй, кинулась на кухню.</text:p>
      <text:p text:style-name="P122">Дверь содрогнулась от мощного удара. Послышался стук падающей штукатурки. Я сломя голову бросился за девушками.</text:p>
      <text:p text:style-name="P122">– Развяжи меня, кретин!!! – гаркнул вдогонку Дискорд.</text:p>
      <text:p text:style-name="P122">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2">– Давай на крышу! Я догоню! – рявкнул он, освобождая вторую руку.</text:p>
      <text:p text:style-name="P122">От второго удара дверная коробка крякнула и наполовину въехала в коридор.</text:p>
      <text:p text:style-name="P122">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2">Верёвка в кухонном окне дёргалась под весом карабкающихся девушек. Я словил её и стал на подоконник.</text:p>
      <text:p text:style-name="P122">Блё-о-о!</text:p>
      <text:p text:style-name="P122">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22">Я задрал голову.</text:p>
      <text:p text:style-name="P122"><text:soft-page-break/>О! Так уже легче! Надо мной всего лишь два этажа. Десять метров верёвки. Если не смотреть вниз, то…</text:p>
      <text:p text:style-name="P122">Я вытер ладони о штаны, ухватил канат и сделал шаг вперёд… </text:p>
      <text:p text:style-name="P122">…</text:p>
      <text:p text:style-name="P122">Святые яйца, я действительно ЭТО сделал!</text:p>
      <text:p text:style-name="P122">…</text:p>
      <text:p text:style-name="P122">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2">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2">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2">Я успел сократить расстояние до Эпплджек наполовину, когда девушки нашли решение.</text:p>
      <text:p text:style-name="P12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2">Селестия милосердная!!!</text:p>
      <text:p text:style-name="P122">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2">Я выдохнул.</text:p>
      <text:p text:style-name="P122">Флаттершай появилась над бортиком и свесила вниз руку. Эпплджек вытянулась и протянула ей ноутбук одной рукой.</text:p>
      <text:p text:style-name="P122">НЕТ! У них не получилось!</text:p>
      <text:p text:style-name="P122">У меня враз вспотели ладони. Держаться на верёвке стало чертовски трудно.</text:p>
      <text:p text:style-name="P122">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2">Этот самоубийственный поступок фермерши я могу объяснить только полным отсутствием у неё опыта лазания по канатам.</text:p>
      <text:p text:style-name="P122">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22">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2"><text:soft-page-break/>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2">Бляблябляблябля!!!</text:p>
      <text:p text:style-name="P122">БУДЕМ ЖИВЫ — СТАНУ АЛЬПИНИСТОМ!!!</text:p>
      <text:p text:style-name="P122">БЛЯ!!!…</text:p>
      <text:p text:style-name="P122">Верёвка закончилась. Наконец-то у меня появилось время для паники. Я судорожно обнял Эпплджек, закрыл глаза и приготовился…</text:p>
      <text:p text:style-name="P122"/>
      <text:p text:style-name="P122">…</text:p>
      <text:p text:style-name="P122"/>
      <text:p text:style-name="P122">Захват поперёк груди и сильный рывок выдавили из меня остатки дыхания.</text:p>
      <text:p text:style-name="P122">– ОТПУСТИ КОБЫЛУ!!! – загрохотало мне в ухо.</text:p>
      <text:p text:style-name="P122">Я открыл глаза.</text:p>
      <text:p text:style-name="P122">Перед носом плавными рывками уходили вниз окна этажей. Порывы вихрей от взмахов <text:span text:style-name="T38">разномастных</text:span> крыльев трепали волосы и выдавливали слёзы из глаз. Тупая боль гнездилась в сожжёных верёвкой суставах.</text:p>
      <text:p text:style-name="P122">Я чуть поднял глаза и уставился в кривую морду драконикуса.</text:p>
      <text:p text:style-name="P122">– Отпусти Эпплджек. Я её держу. – повторил Дискорд. – Мне сбалансироваться надо. Вы не такие уж и лёгкие.</text:p>
      <text:p text:style-name="P122">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2">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2"/>
      <text:p text:style-name="P122">…</text:p>
      <text:p text:style-name="P122"/>
      <text:p text:style-name="P122">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22">– эмм… Флатти, дорогая, нам пора. Я слышу шаги на лестнице. Не говоря уже о том, что до закрытия коридора осталось семь минут…</text:p>
      <text:p text:style-name="P122"/>
      <text:p text:style-name="P122">На длинной шее драконикуса разместились Эпплджек и Флаттершай. Я, для сохранения баланса, разместился позади крыльев.</text:p>
      <text:p text:style-name="P122">Дискорд расправил крылья и начал короткую пробежку к краю.</text:p>
      <text:p text:style-name="P122"><text:span text:style-name="T11">–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22">…ограда края крыши промелькнула под нами…</text:p>
      <text:p text:style-name="P122"><text:span text:style-name="T11">– …</text:span>собственно, на дольше у меня не хватит магии…</text:p>
      <text:p text:style-name="P122"/>
      <text:p text:style-name="P122">Мы летели навстречу закату.</text:p>
      <text:p text:style-name="P122"><text:soft-page-break/></text:p>
      <text:p text:style-name="P122">…</text:p>
      <text:p text:style-name="P122"/>
      <text:p text:style-name="P122">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22"><text:span text:style-name="T11">– </text:span>Ю-ху-у-у!!!</text:p>
      <text:p text:style-name="P122">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2">Перед нами увеличивалась громада моей высотки.</text:p>
      <text:p text:style-name="P122">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2">– Пристегните ремни! – проревел Дискорд, резко ускоряясь. – Будет весело!!!</text:p>
      <text:p text:style-name="P122">Эпплджек покрепче прижала к себе ноутбук. Флаттершай закрыла глаза и отвернулась.</text:p>
      <text:p text:style-name="P122">– ВНИМАНИЕ!!! – заорал Дискорд, сложил крылья и влетел в коридор.</text:p>
      <text:p text:style-name="P122"/>
      <text:p text:style-name="P123">***</text:p>
      <text:p text:style-name="P123"/>
      <text:p text:style-name="P122">Бля!!!</text:p>
      <text:h text:style-name="Heading_20_2" text:outline-level="2"/>
      <text:h text:style-name="Heading_20_2" text:outline-level="2">25. Разговор за столиком в тишине</text:h>
      <text:p text:style-name="First_20_line_20_indent"><text:span text:style-name="T11">&lt;</text:span><text:span text:style-name="T78">Queen – Flash</text:span><text:span text:style-name="T11">&gt;</text:span></text:p>
      <text:p text:style-name="P138">Мы почти успели.</text:p>
      <text:p text:style-name="P134">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4">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4">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4">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4">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4">«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4"><text:soft-page-break/>Пожалуй, если бы можно было отмотать всё назад… Если бы я с самого начала отказался во всём этом участвовать… Сел вернула бы меня домой через <text:span text:style-name="T21">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4">ХА-ХА-ХА!</text:p>
      <text:p text:style-name="P134">Прямо как сейчас. Как говорится, найди десять отличий.</text:p>
      <text:p text:style-name="P134">Вот только… Только Дэш была бы жива…</text:p>
      <text:p text:style-name="P137">Я тяжело вздохнул.</text:p>
      <text:p text:style-name="P137"/>
      <text:p text:style-name="P137">…</text:p>
      <text:p text:style-name="P137"/>
      <text:p text:style-name="P137">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7">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От существа исходило голубоватое свечение.</text:span></text:p>
      <text:p text:style-name="P134">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2"><text:span text:style-name="T11">–</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2">От неожиданности я только открывал рот, в попытке что-то ответить, но тут же закрывал его. Нужные слова выветрились из головы.</text:p>
      <text:p text:style-name="P52"><text:span text:style-name="T11">– </text:span><text:span text:style-name="T11">Т</text:span>ы что за хрен вообще? <text:span text:style-name="T11">– </text:span><text:span text:style-name="T11">наконец сподобился я на членораздельную речь.</text:span></text:p>
      <text:p text:style-name="P52">Зверь смутился.</text:p>
      <text:p text:style-name="P52"><text:span text:style-name="T11">– Гм</text:span>. Анакорн. Демиург. Я тут живу.</text:p>
      <text:p text:style-name="P52"><text:span text:style-name="T11">– </text:span><text:span text:style-name="T11">А сидишь на чём? – вид сидящего </text:span><text:span text:style-name="T11">на</text:span><text:span text:style-name="T11"> пустоте существа сбивал с толку.</text:span></text:p>
      <text:p text:style-name="P52">Демиург что-то прикинул и кивнул сам себе.</text:p>
      <text:p text:style-name="P52"><text:span text:style-name="T11">– </text:span><text:span text:style-name="T11">Гм</text:span><text:span text:style-name="T11">. Ок.</text:span></text:p>
      <text:p text:style-name="P52"><text:span text:style-name="T11">С</text:span><text:span text:style-name="T11"> кончик</text:span><text:span text:style-name="T11">а</text:span><text:span text:style-name="T11"> малого рога Анакорна </text:span><text:span text:style-name="T11">сорвалась</text:span><text:span text:style-name="T11"> молния и под ним материализовался пуфик. </text:span><text:span text:style-name="T11">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вырисовалась просторная комната с круглым столом на всю стену. В центре комнаты, как раз между нами, вырос журнальный столик с песочными часами, стаканом воды и веточкой сосны в вазе.</text:p>
      <text:p text:style-name="P52"><text:span text:style-name="T11">– </text:span><text:span text:style-name="T11">Так лучше?</text:span></text:p>
      <text:p text:style-name="P42">– Вполне.</text:p>
      <text:p text:style-name="P42">Кажется, за последние пару месяцев я разучился удивляться.</text:p>
      <text:p text:style-name="P52"><text:span text:style-name="T11">– Итак, рассказывай, каким ветром тебя сюда занесло. – д</text:span>емиург<text:span text:style-name="T11"> почесал нос. – У меня такое чувство, что я должен тебя выслушать.</text:span></text:p>
      <text:p text:style-name="P42"/>
      <text:p text:style-name="P62"><text:soft-page-break/>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2"/>
      <text:p text:style-name="P52"><text:span text:style-name="T11">– </text:span><text:span text:style-name="T11">Мы спасали Сел. Она оказалась в мире людей. </text:span><text:span text:style-name="T11">– </text:span><text:span text:style-name="T11">я вздохнул. </text:span><text:span text:style-name="T11">– </text:span><text:span text:style-name="T11">А я отбился от группы.</text:span></text:p>
      <text:p text:style-name="P52"><text:span text:style-name="T11">– </text:span><text:span text:style-name="T11">Кого-кого спасали? </text:span><text:span text:style-name="T11">– </text:span><text:span text:style-name="T11">удивился Анакорн.</text:span></text:p>
      <text:p text:style-name="P52"><text:span text:style-name="T11">– </text:span><text:span text:style-name="T11">Сел. Принцессу Селестию.</text:span></text:p>
      <text:p text:style-name="P55"><text:span text:style-name="T11">– </text:span><text:span text:style-name="T11">Продолжай! </text:span><text:span text:style-name="T11">– </text:span><text:span text:style-name="T11">с интересом воскликнул Анакорн. </text:span><text:span text:style-name="T11">– </text:span><text:span text:style-name="T11">Как </text:span><text:span text:style-name="T11">бессмертная</text:span><text:span text:style-name="T11"> оказалась в твоём мире, человек?</text:span></text:p>
      <text:p text:style-name="P45"/>
      <text:p text:style-name="P49">Ага, так я тебе и сказал! Я не такой идиот, чтоб уничтожить свою единственную надежду вернуться в Эквестрию!</text:p>
      <text:p text:style-name="P45"/>
      <text:p text:style-name="P55"><text:span text:style-name="T11">– </text:span><text:span text:style-name="T11">Это долгая история. Если вкратце </text:span>— Эквестрия гибнет. Земля покрывается бездонными трещинами, города разрушаются,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55"><text:span text:style-name="T11">– </text:span><text:span text:style-name="T11">Ты сам-то веришь в эту ерунду? </text:span><text:span text:style-name="T11">– </text:span><text:span text:style-name="T11">перебил меня Анакорн. </text:span><text:span text:style-name="T11">– </text:span><text:span text:style-name="T11">Брось молоть чушь, ты не умешь врать!</text:span></text:p>
      <text:p text:style-name="P45"/>
      <text:p text:style-name="P49">Бля! Вот так всегда!</text:p>
      <text:p text:style-name="P45">Я вздохнул.</text:p>
      <text:p text:style-name="P45"/>
      <text:p text:style-name="P55"><text:span text:style-name="T11">– </text:span><text:span text:style-name="T11">Если я расскажу тебе реальную причину </text:span>— ты исчезнешь! <text:span text:style-name="T11">– </text:span><text:span text:style-name="T11">угрюмо </text:span><text:span text:style-name="T11">заявил</text:span><text:span text:style-name="T11"> я</text:span><text:span text:style-name="T11">.</text:span></text:p>
      <text:p text:style-name="P42">Морда Анакорна осветилась радостным озарением.</text:p>
      <text:p text:style-name="P42"/>
      <text:p text:style-name="P55"><text:span text:style-name="T11">– </text:span><text:span text:style-name="T107">Я </text:span><text:span text:style-name="T107">ПОНЯЛ, КТО ТЫ!!</text:span><text:span text:style-name="T107">! </text:span><text:span text:style-name="T107">КАК Я СРАЗУ НЕ ДОГАДАЛСЯ?!</text:span><text:span text:style-name="T107">! Я </text:span><text:span text:style-name="T107">ДОЛГО ЖДАЛ ТЕБЯ</text:span><text:span text:style-name="T107">, </text:span><text:span text:style-name="T107">ПРОВОДНИК</text:span><text:span text:style-name="T107">! </text:span><text:span text:style-name="T107">Я УСТАЛ</text:span><text:span text:style-name="T107">! </text:span><text:span text:style-name="T107">ПРИСТУПИМ ЖЕ СКОРЕЕ</text:span><text:span text:style-name="T107">!</text:span></text:p>
      <text:p text:style-name="P45"/>
      <text:p text:style-name="P55"><text:span text:style-name="T11">У</text:span><text:span text:style-name="T11">видев, что я скорчился в кресле, заткнув уши, Анакорн немного успокоился и приглушил голос.</text:span></text:p>
      <text:p text:style-name="P55"><text:span text:style-name="T11">– </text:span><text:span text:style-name="T11">Всё же, мне нужно знать, насколько большую часть Откровения ты увидел, </text:span><text:span text:style-name="T11">чтобы знать, откуда <text:s/>рассказывать</text:span><text:span text:style-name="T11">. Не бойся, со мной всё будет в порядке: </text:span><text:span text:style-name="T11">в</text:span><text:span text:style-name="T11"> Откровении исчезает только то, что принадлежит Эквусу. Я же </text:span>— не его часть. Точнее, не только его. Говори же, не медли!</text:p>
      <text:p text:style-name="P42">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5"><text:span text:style-name="T11">– Ну… Я не идиот, я видел, что происходит за Чёрным Экраном… М</text:span>ир людей — не <text:span text:style-name="T11">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 в тот момент, когда он теряет веру — пони исчезает! Я видел, как пони прыгнул в экран — а на другой стороне парень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5">Я перевёл дух. Анакорн слушал меня и печально кивал. Но не исчезал. </text:p>
      <text:p text:style-name="P55"><text:span text:style-name="T11">– </text:span><text:span text:style-name="T11">Ты прав. Нет никакого мира-вампира. И Эквестрия гибнет потому, что теряет поддержку брони. Позволь мне описать ситуацию немного шире, мой друг.</text:span></text:p>
      <text:p text:style-name="P55"><text:soft-page-break/><text:span text:style-name="T11">Анакорн </text:span>встал с пуфика<text:span text:style-name="T11"> </text:span>и стал прохаживаться рядом со столиком<text:span text:style-name="T11">. </text:span>Рядом с ним плыла в пространстве возникшая ниоткуда указка.<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55"/>
      <text:p text:style-name="P3"><text:span text:style-name="T5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52">–</text:span><text:span text:style-name="T56"> Анакорн подавил короткий смешок. </text:span><text:span text:style-name="T32">– Но не до конца.</text:span><text:span text:style-name="T56"> </text:span><text:span text:style-name="T32">Так вот, истина состоит в том, что в Мультивселенной вероятность случиться имеет ВСЁ. Вообще ВСЁ. То есть, любое всё где-нибудь когда-нибудь обязательно существует. С вероятностью 100% !</text:span></text:p>
      <text:p text:style-name="P3">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илой своего созидания.</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3"/>
      <text:p text:style-name="P3">Анакорн плюхнулся обратно на пуфик и прижал к вискам копыта. Морда его исказилась в гримасе, как от сильной головной боли. Потом, немного успокоившись, он продолжил.</text:p>
      <text:p text:style-name="P3"/>
      <text:p text:style-name="P55">– Насколько реалистичен, по-твоему, мир, вокруг которого нужно принудительно, с помощью магии, двигать солнце и луну? <text:span text:style-name="T26">А как тебе нравятся орудия труда и вся культура пони, заточенные под использование пятипалых рук?</text:span> А как объяснить кьютимарки, являющиеся одним из базовых столбов Эквестрии? А ведь все эти дыры конструкции присутствуют в Эквусе изначально! Вот как такому миру существовать?</text:p>
      <text:p text:style-name="P3"/>
      <text:p text:style-name="P125">Я запротестовал.</text:p>
      <text:p text:style-name="P127">– В Эквестрии не двигают солнце! Аликорны лишь корректируют орбиту Эквуса вокруг него, хотя все уверены в обратном.</text:p>
      <text:p text:style-name="P127">Анакорн улыбнулся во всю морду.</text:p>
      <text:p text:style-name="P127">– Значит, ты уже помогаешь мне, Проводник, даже сам того не осознавая! Я рад!</text:p>
      <text:p text:style-name="P125">Анакорн отпил из стакана и продолжил.</text:p>
      <text:p text:style-name="P127"/>
      <text:p text:style-name="P127">–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руктуру Эквуса. <text:s/>Такой вот замкнутый круг получается.</text:p>
      <text:p text:style-name="P126"><text:span text:style-name="T1">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реальность Эквуса сотрясается как от кашля. В астральном плане, конечно. В материальном — просто </text:span><text:soft-page-break/><text:span text:style-name="T1">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А из таких селений Эквестрия состоит на 80%! И с каждым таким «чихом» Эквестрия сокращается, как шагреневая кожа. Когда у мира нет чётких черт,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ебе пару месяцев на обучение, лично породил отдельную ветвь реальности, говорящую на твоём языке! Хоть это и стоило ему потери города на окраине, как я вижу.</text:span></text:p>
      <text:p text:style-name="P125"/>
      <text:p text:style-name="P127">– Ты так говоришь, будто у Эквуса есть свой собственный разум. – заметил я.</text:p>
      <text:p text:style-name="P127">Анакорн усмехнулся.</text:p>
      <text:p text:style-name="P127">–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а может. Правда, логика этих решений специфична и малопонятна, но всё же…</text:p>
      <text:p text:style-name="P127"/>
      <text:p text:style-name="P125">Анакорн постучал по столику указкой. Карта Эквестрии поднялась над столом и свернулась в шар Эквуса. Голограмма<text:span text:style-name="T56"> планеты дрожала и покрывалась рябью, как некачественная картинка в аналоговом телевизоре.</text:span></text:p>
      <text:p text:style-name="P127"/>
      <text:p text:style-name="P125">–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ногой. – Тогда туши свет и сливай воду. Потому что будущее такой реальности незавидно и очень коротко.</text:p>
      <text:p text:style-name="P125"/>
      <text:p text:style-name="P125">Анакорн мрачно уставился на мерцающую голограмму Эквуса<text:span text:style-name="T38">. </text:span><text:span text:style-name="T38">Ко мне наконец-то пришло понимание ситуации.</text:span></text:p>
      <text:p text:style-name="P125"><text:span text:style-name="T38">– А почему ты сам не хочешь поддержать Эквус? Ты же его демиург? Ну так и питай его своей силой, пока он не окрепнет!</text:span></text:p>
      <text:p text:style-name="P125">Анакорн смутился.</text:p>
      <text:p text:style-name="P125"><text:span text:style-name="T56">– К сожалению, не </text:span><text:span text:style-name="T65">получится</text:span><text:span text:style-name="T56">. Я — не его демиург. Было бы намного проще, если бы был. Но увы. Я лишь могу исправлять небольшие прорехи и оказывать ему совсем небольшую поддержку — моих сил недостаточно. У меня ещё нет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56"><text:note text:id="ftn0" text:note-class="footnote"><text:note-citation>13</text:note-citation><text:note-body><text:p text:style-name="P160">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60">– Сам ты раздолбай! – произнёс, наконец, Свирл.</text:p></text:note-body></text:note></text:span><text:span text:style-name="T56"> </text:span>И создали вы его достаточно топорно — видишь, он трещит по швам.</text:p>
      <text:p text:style-name="P125">– Хмм. То есть, это брони создали Эквус?</text:p>
      <text:p text:style-name="P125">–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25">Я не могу полноценно общаться с метаинтеллектом реальности <text:span text:style-name="T56">— для этого даже моих сил недостаточно — но мне удалось уловить мысль Эквуса о том, что мне на помощь рано или поздно </text:span><text:soft-page-break/><text:span text:style-name="T56">должен прийти Проводник — тот, кто сможет исправить основные дефекты Эквуса и вывести его из клинической смерти.</text:span></text:p>
      <text:p text:style-name="P125"><text:span text:style-name="T56">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25"><text:span text:style-name="T56"/></text:p>
      <text:p text:style-name="P125">Я вспомнил события последнего года<text:span text:style-name="T11">.</text:span></text:p>
      <text:p text:style-name="P125">–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25">Анакорн с такой силой сжал магическим захватом указку, что она хрустнула.</text:p>
      <text:p text:style-name="P125">– Прокляти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125">Анакорн замолк, горестно спрятав морду в копытах. Тишина прерывалась только потрескиванием голограммы Эквуса при появлении особо сильных помех. <text:span text:style-name="T26">Очертания комнаты начали расплываться в темноте, когда </text:span>Анакорн, наконец, заговорил.</text:p>
      <text:p text:style-name="P125"><text:span text:style-name="T56">– Мне нужна твоя помощь. Видишь, Эквус силами сестричек и старого пройдохи Дискорда выбрал тебя. Значит, знает о тебе что-то такое, чем ты можешь помочь ему реализоваться. Помоги мне, и я в долгу не останусь.</text:span></text:p>
      <text:p text:style-name="P125"><text:span text:style-name="T56">Я развёл руками.</text:span></text:p>
      <text:p text:style-name="P125"><text:span text:style-name="T56">– Каким образом? Я ещё в Эквестрии над этим голову ломал, сразу после Откровения. Самое большее, что получилось — вернуть Селестию. Что ещё я могу?</text:span></text:p>
      <text:p text:style-name="P125"><text:span text:style-name="T56">Анакорн улыбнулся и вскочил с пуфика.</text:span></text:p>
      <text:p text:style-name="P125"><text:span text:style-name="T56">–</text:span><text:span text:style-name="T38">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25"><text:span text:style-name="T38">– Д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велеваю быть сему»?</text:span></text:p>
      <text:p text:style-name="P125"><text:span text:style-name="T38">Анакорн поправил невесть откуда взявшиеся на переносице очки и ответил.</text:span></text:p>
      <text:p text:style-name="P125"><text:span text:style-name="T38">– Ты уже устранил крупнейший дефект Эквестрии </text:span><text:span text:style-name="T56">— манипуляции солнцем. Аналогично решаются и остальные проблемы</text:span><text:span text:style-name="T38">.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56">— вещь живучая</text:span><text:span text:style-name="T38">.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25"><text:span text:style-name="T38">Я задумался. На самом деле, интересная логическая задача…</text:span></text:p>
      <text:p text:style-name="P125"><text:span text:style-name="T56">– Нет, ну почему трудно? Уклад и культура пони вовсе не заточена под человеческие руки: пегасы могут использовать крылья, как подобия рук, магия единорогов — тоже же эквивалент руки. А у земнопони хватает орудий, которые рассчитаны именно на копыта. И вообще, копыта у пони достаточно мягкие, чтобы ухватить не очень тонкую вещь. Это тебе не наши лошади всё-таки. По-моему, всё сходится.</text:span></text:p>
      <text:p text:style-name="P125"><text:span text:style-name="T56">–</text:span><text:span text:style-name="T38"> А кьютимарки? Как, разрази меня сверхновая, объяснить кьютимарки? </text:span><text:span text:style-name="T56">– азартно воскликнул Анакорн.</text:span></text:p>
      <text:p text:style-name="P125"><text:span text:style-name="T38">– А кьютимарки ты сам даришь пони, когда распознаёшь их жизненное предназначение!!! – так же азартно заорал я.</text:span></text:p>
      <text:p text:style-name="P125"><text:soft-page-break/><text:span text:style-name="T38">– Чтооо?!! Может, ты думаешь, мне больше заняться нечем, как придумывать для пони смысл жизни и лепить им тату на фланки? Так я тебя разочарую! У меня и без того три миллиона дел!</text:span></text:p>
      <text:p text:style-name="P125"><text:span text:style-name="T38">Я пожал плечами.</text:span></text:p>
      <text:p text:style-name="P125"><text:span text:style-name="T38">– А по-другому я не могу объяснить их появление. К сожалению.</text:span></text:p>
      <text:p text:style-name="P125"><text:span text:style-name="T38">Анакорн долго смотрел вглубь мерцающей проекции Эквуса, проговаривая про себя что-то вроде: «…тысяч пять лет как минимум… засмеют…». Затем он кивнул головой и повернулся ко мне.</text:span></text:p>
      <text:p text:style-name="P125"><text:span text:style-name="T38">– Хорошо. Уговорил. Кьютимарки беру на себя. Так и знал, что мне самое трудное достанется!</text:span></text:p>
      <text:p text:style-name="P125"><text:span text:style-name="T38">Анакорн подобрал со стола обломки, срастил их обратно в указку и начал балансировать её на копыте, то и дело роняя на стол. Я подивился тому, что, несмотря на своё могущество, демиург не может справиться с такой простенькой задачей.</text:span></text:p>
      <text:p text:style-name="P125"><text:span text:style-name="T38">Анакорн проследил мой взгляд.</text:span></text:p>
      <text:p text:style-name="P125"><text:span text:style-name="T38">– Нечего так смотреть. Если я стану применять магию вместо ловкости, теряется весь смысл упражнения... О, глянь-ка на Эквус!</text:span></text:p>
      <text:p text:style-name="P125"><text:span text:style-name="T38">И впрямь, было на что посмотреть. Уровень помех на голограмме значительно снизился и сама она стала светиться ровным голубоватым светом.</text:span></text:p>
      <text:p text:style-name="P125"><text:span text:style-name="T38">–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ая энергия поддержки <text:s/>распределяется между ними. Как результат, не может реализоваться ни одина из них.</text:span></text:p>
      <text:p text:style-name="P125"><text:span text:style-name="T38">Я опять задумался. В голове было пусто.</text:span></text:p>
      <text:p text:style-name="P125"><text:span text:style-name="T38">– Почему бы не оставить самую главную, ту, что описана в мультике?</text:span></text:p>
      <text:p text:style-name="P173">– И<text:span text:style-name="T68">мей ввиду, </text:span><text:span text:style-name="T68">–</text:span><text:span text:style-name="T68"> Анакорн вдруг стал серьёзным, </text:span><text:span text:style-name="T68">–</text:span><text:span text:style-name="T68">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81">—</text:span><text:span text:style-name="T68"> точнее, дерево схожих миров Эквуса </text:span><text:span text:style-name="T81">—</text:span><text:span text:style-name="T68"> создали брони. Разумеется, стержнем им послужил именно сериал, но каждый фанфик </text:span><text:span text:style-name="T81">—</text:span><text:span text:style-name="T68">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Именно из-за распыления энергии Эквестрия не может реализоваться.</text:span></text:p>
      <text:p text:style-name="P173"><text:span text:style-name="T68"/></text:p>
      <text:p text:style-name="P173">Я подумал. Потом ещё раз подумал. Что скажет любой программист, предложи ему соединить несколько несовместимых объектов?</text:p>
      <text:p text:style-name="P173"><text:span text:style-name="T68"/></text:p>
      <text:p text:style-name="P173"><text:span text:style-name="T68">– А создать ещё одну версию Эквестрии? Совместимую со всеми существующими? Тогда никакого распыления энергии не будет, она объединит фэндом в одно целое.</text:span></text:p>
      <text:p text:style-name="P173"><text:span text:style-name="T68"/></text:p>
      <text:p text:style-name="P173">Анакорн аж подпрыгнул на месте от восторга и стал аплодировать мне крыльями.</text:p>
      <text:p text:style-name="P173"/>
      <text:p text:style-name="P173"><text:span text:style-name="T68">– Наконец-то я вижу свет в конце тоннеля! Ты всё отлично увязал! Всё сходится! Более того </text:span><text:span text:style-name="T81">—</text:span><text:span text:style-name="T68"> Анакорн заговорщически подмигнул мне </text:span><text:span text:style-name="T81">—</text:span><text:span text:style-name="T68"> всё именно так и было, даю перо из третьего ряда! И все фанфики, которые до сих пор были просто фантазиями оторванных от реальности одиноких мечтателей, с этого момента становятся описаниями событий, происходящих в одной из реальностей Эквуса! Твой фанфик будет последним настоящим фанфиком в этом смысле </text:span><text:span text:style-name="T81">— и первой реальной историей в объединённой эквестрийской реальности</text:span><text:span text:style-name="T68">!</text:span></text:p>
      <text:p text:style-name="P173"><text:span text:style-name="T68">Я подозрительно посмотрел на Анакорна.</text:span></text:p>
      <text:p text:style-name="P173"><text:span text:style-name="T18">– </text:span><text:span text:style-name="T68">Какой ещё, нафиг, «мой фанфик»? Я никакого фанфика не писал. И не собираюсь, вообще-то.</text:span></text:p>
      <text:p text:style-name="P173"><text:soft-page-break/><text:span text:style-name="T68">Анакорн ехидно ухмыльнулся и сделал мне «глазки».</text:span></text:p>
      <text:p text:style-name="P173"><text:span text:style-name="T18">– </text:span><text:span text:style-name="T68">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text:span><text:span text:style-name="T68">А ну-ка, все, строем, мечтайте об Эквестрии!»?</text:span></text:p>
      <text:p text:style-name="P173"><text:span text:style-name="T68">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амореализации! С учётом всех исправлений, что уже сделаны, энергии понадобится относительно немного.</text:span></text:p>
      <text:p text:style-name="P173"><text:span text:style-name="T68"/></text:p>
      <text:p text:style-name="P173"><text:span text:style-name="T68">Я растерялся.</text:span></text:p>
      <text:p text:style-name="P173"><text:span text:style-name="T11">– </text:span>Эээ… Тут я тебе точно не помощник. Никогда не писал ничего сложнее технической документации к программам.</text:p>
      <text:p text:style-name="P172"><text:span text:style-name="T11">– </text:span>Пиши, как есть. <text:span text:style-name="T11">– </text:span>развёл копытами Анакорн. <text:span text:style-name="T11">– </text:span>Авось сгодится. Я писать точно не буду <text:span text:style-name="T81">— ты меня с кьютимарками уже пригрузил на ближайшие несколько тысяч лет.</text:span></text:p>
      <text:p text:style-name="P172">…</text:p>
      <text:p text:style-name="P172">Факн щит<text:note text:id="ftn13" text:note-class="footnote"><text:note-citation>14</text:note-citation><text:note-body><text:p text:style-name="P148">Fucking shit — <text:span text:style-name="T1">ёбаное дерьмо</text:span></text:p></text:note-body></text:note>!..</text:p>
      <text:p text:style-name="P172">…</text:p>
      <text:p text:style-name="P172">Ну а что мне остаётся?</text:p>
      <text:p text:style-name="P172"/>
      <text:p text:style-name="P172"><text:span text:style-name="T11">– </text:span>Если ты мне скажешь, чего писать — могу попробовать. А так — получится херня. Из меня писатель примерно такой, как из тебя — жонглёр вот этой указкой.</text:p>
      <text:p text:style-name="P172"/>
      <text:p text:style-name="P182">Анакорн развёл руками.</text:p>
      <text:p text:style-name="P182"><text:span text:style-name="T11">–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82">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82">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82">Анакорн, глядя на мои терзания, понимающе кивнул и продолжил.</text:p>
      <text:p text:style-name="P110"><text:span text:style-name="T38">– Эквусу позарез нужна помощь. И он надеется получить эту помощь от тебя. Видишь, он из кожи вон лезет, чтобы тебе понравиться.</text:span></text:p>
      <text:p text:style-name="P173"><text:span text:style-name="T62"/></text:p>
      <text:p text:style-name="P173"><text:span text:style-name="T68"/></text:p>
      <text:p text:style-name="P173"><text:span text:style-name="T68"><text:s/>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span></text:p>
      <text:p text:style-name="P181"/>
      <text:p text:style-name="P181"><text:soft-page-break/>&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80"/>
      <text:p text:style-name="P180">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84"><text:span text:style-name="T38"/></text:p>
      <text:p text:style-name="P184"><text:span text:style-name="T38"/></text:p>
      <text:p text:style-name="P183">– Не понял? Это как? Как ты совместишь разрушенную магическими войнами Эквестрию с романтически-сексуальным раем для попаданцев?</text:p>
      <text:p text:style-name="P183"><text:span text:style-name="T11">–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83">Анакорн долго мусолил карандаш, а потом вдруг заржал.</text:p>
      <text:p text:style-name="P183"><text:span text:style-name="T11">–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83"><text:span text:style-name="T11">– </text:span>Я ничего никому не назначаю. Ты просил меня придумать отмазку для объяснения различий в фэндоме — я придумал. Не нравится — ну, извиняй.</text:p>
      <text:p text:style-name="P183">Анакорн примирительно похлопал меня по плечу.</text:p>
      <text:p text:style-name="P183"/>
      <text:p text:style-name="P184"><text:span text:style-name="T38"/></text:p>
      <text:p text:style-name="P125"><text:span text:style-name="T38"/></text:p>
      <text:p text:style-name="P109"><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9"><text:span text:style-name="T1">Юноша</text:span> закинул ногу за ногу и пытливо смотрел на меня, играя карандашём .</text:p>
      <text:p text:style-name="P109">Я совсем запутался.</text:p>
      <text:p text:style-name="P109"><text:span text:style-name="T1">– </text:span>Какая проблема? Какое решение? Кто ты <text:span text:style-name="T1">вообще</text:span>?</text:p>
      <text:p text:style-name="P109"><text:span text:style-name="T11">– </text:span><text:span text:style-name="T1">Хорошо, с</text:span>ейчас объясню, <text:span text:style-name="T1">– </text:span>кивнул <text:span text:style-name="T1">Анакорн</text:span>. <text:span text:style-name="T11">– </text:span><text:span text:style-name="T1">Понимаю, ты пока не вполне в теме от шока...</text:span></text:p>
      <text:p text:style-name="P11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text:soft-page-break/>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0">– Стоп, не торопись. – у меня голова пошла кругом от информации. – Я ничего не понял. Какие-такие проблемы? Какие варианты? Зачем его поддерживать?</text:p>
      <text:p text:style-name="P110">Анакорн недовольно поморщился, но продолжил.</text:p>
      <text:p text:style-name="P11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0">Анакорн встал с кресла и начал прохаживаться перед возникшей над столиком голограммой звёздного неба.</text:p>
      <text:p text:style-name="P127"/>
      <text:p text:style-name="P127"/>
      <text:p text:style-name="P117">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p>
      <text:p text:style-name="P110"/>
      <text:p text:style-name="P110"><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19">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3">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1"/>
      <text:p text:style-name="P110">Ключевое слово - <text:span text:style-name="T36">непротиворечивому</text:span></text:p>
      <text:p text:style-name="P110"/>
      <text:p text:style-name="P110"/>
      <text:p text:style-name="P117"/>
      <text:p text:style-name="P11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3">– Верни Рэйнбоу!!!</text:p>
      <text:p text:style-name="P113">Обломки карандаша выпали из кулака Анакорна на столик.</text:p>
      <text:p text:style-name="P113">– Э-э-э… м-м-м… ну-у-у... Нельзя сказать, что это совсем невыполнимо… Но, прямо скажу, задачка не для студента!</text:p>
      <text:p text:style-name="P113">– А ты студент?</text:p>
      <text:p text:style-name="P113">–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3">–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text:soft-page-break/>непоседливые. Встречаются и странники из других альтернатив, случайно забрёвшие в эквестрийский эгрегор. Я тебе общий случай описываю.</text:p>
      <text:p text:style-name="P113">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3">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3">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3">–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3">– Нет. Плата остаётся неизменной. Тут мы квиты. У меня тоже мало шансов помочь тебе — я не имею ни малейшего понятия, как это сделать.</text:p>
      <text:p text:style-name="P113">Ставшие почти прозрачными стены комнаты снова обрели материальность. Анакорн пожал плечами и протянул мне руку через столик.</text:p>
      <text:p text:style-name="P113">– По рукам! – и улыбнулся после рукопожатия.</text:p>
      <text:p text:style-name="P113"/>
      <text:p text:style-name="P113"/>
      <text:p text:style-name="P110"><text:span text:style-name="T26"/></text:p>
      <text:p text:style-name="P110"><text:span text:style-name="T26">Он старался тебя рассмешить и показать себя с лучшей стороны. К сожалению, надлого его не хватило — к твоему прибытию он был на грани...</text:span></text:p>
      <text:p text:style-name="P110">Тебе не приходилось заботиться о жилье и питании, ты нравишься кобылкам...</text:p>
      <text:p text:style-name="P110">– Гм! Я бы попросил тебя не касаться моих отношений с Рэйнбоу!</text:p>
      <text:p text:style-name="P11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0">У меня сердце буквально ухнуло куда-то вниз, в область желудка.</text:p>
      <text:p text:style-name="P11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1">&lt;&gt;</text:span></text:p>
      <text:p text:style-name="P11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10">– Та ладно, не утешай. Я не маленький ребёнок. Долг платежом красен. Сделаю то, что ты хочешь. Как сумею.</text:p>
      <text:p text:style-name="P110"><text:soft-page-break/>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0">Анакорн наблюдал за мной без улыбки. По его нейтральному выражению лица невозможно было догадаться, о чём он думает.</text:p>
      <text:p text:style-name="P110">– Ну вот и отлично. Рад, что мы наконец-то пришли к сделке.</text:p>
      <text:p text:style-name="P114">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4">– Пора закругляться. Ты начинаешь сгорать. Надо утрясти последние детали, пока ещё есть пару минут.</text:p>
      <text:p text:style-name="P110">– Валяй. Я тебя внимательно слушаю.</text:p>
      <text:p text:style-name="P11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6">Такова природа низкоэнергетических монад</text:span>.</text:p>
      <text:p text:style-name="P110">– А я разве сплю?</text:p>
      <text:p text:style-name="P110">– Сейчас — нет. Но как только мы закроем сделку — проснёшься. Потому что нет иного способа вернуть тебя в реальный мир.</text:p>
      <text:p text:style-name="P110">– Эээ, постой. А как я в Эквестрию и обратно возвращался?</text:p>
      <text:p text:style-name="P11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0">Так вот, возвращать тебя обратно в твой мир я не буду. </text:p>
      <text:p text:style-name="P110">Во-первых, может возникнуть временная <text:span text:style-name="T11">&lt;</text:span><text:span text:style-name="T26">парадокс</text:span><text:span text:style-name="T11">&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0">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1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0">– Ты ещё увидишь пару снов на прощание. Удачи!</text:p>
      <text:p text:style-name="P110"/>
      <text:p text:style-name="P116">&lt;<text:span text:style-name="T1">- Но если миры Эквестрии станут существовать — появятся и те из них, в которых тьма страданий, постапокалипсис.</text:span></text:p>
      <text:p text:style-name="P116"><text:span text:style-name="T1">- И это лучше, чем не существовать, поверь</text:span>&gt;</text:p>
      <text:p text:style-name="P112"><text:soft-page-break/>***</text:p>
      <text:p text:style-name="P112"/>
      <text:p text:style-name="P110">&lt;<text:span text:style-name="T26">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0"/>
      <text:p text:style-name="P110">– Привет, Макс. – образ Селестии снова реял передо мной, как <text:span text:style-name="T11">&lt;</text:span><text:span text:style-name="T26">полгода</text:span><text:span text:style-name="T11">&gt;</text:span> назад. – Я хочу поблагодарить тебя за всё.</text:p>
      <text:p text:style-name="P110">– Пожалста. – ответил я безучастно. – Всегда рад. Только Вам не нужно было ТАК распинаться, чтобы заручиться моей помощью.</text:p>
      <text:p text:style-name="P110">Селестия на мгновение смутилась, но продолжила.</text:p>
      <text:p text:style-name="P110">&lt;<text:span text:style-name="T26"> - Ты морочила мне яйца, чтобы заинтересовать? Всё, как Свирл указал?</text:span></text:p>
      <text:p text:style-name="P117">– Пожалуйста! <text:span text:style-name="T38">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17">Я покачал головой.</text:p>
      <text:p text:style-name="P117">–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17">- Поверь, Макс, всё не так, как ты думаешь! Если бы у меня был шанс переиграть всё по новому! Клянусь, всё было бы совсем по другому!</text:p>
      <text:p text:style-name="P110"><text:span text:style-name="T26">- Это точно! Было бы точно всё по другому, я с конеёбством завязываю!</text:span>&gt;</text:p>
      <text:p text:style-name="P110">– <text:s text:c="2"/>За благополучие Эквестрии я бы и не ТАК разопнулась.<text:span text:style-name="T11"> Я</text:span><text:span text:style-name="T26">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6">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6">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46">Селестия кивнула, соглашаясь, и образ её начал меркнуть.</text:p>
      <text:p text:style-name="P145">– <text:span text:style-name="T1">Окей. Будь счастлив и... спасибо тебе за всё, Макс.</text:span></text:p>
      <text:p text:style-name="P107">Мне очень хочется, чтобы мы смогли встретиться в другое время, при других обстоятельствах. Быть может, у нас всё было бы по иному.</text:p>
      <text:p text:style-name="P146">…</text:p>
      <text:p text:style-name="P145">–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oft-page-break/><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46">Он нахлобучил на себя невесть откуда взявшуюся двууголку.</text:p>
      <text:p text:style-name="P146">– Как вам это нравится, господа?! Дискорд — спаситель Эквестрии! А ведь звучит!!! Разрешите откланяться!..</text:p>
      <text:p text:style-name="P146"/>
      <text:list xml:id="list576955886269426433" text:style-name="L5">
        <text:list-header>
          <text:p text:style-name="P178">(<text:span text:style-name="T35">Луна — как повелительница снов, слышала разговор Макса с Анакорном</text:span>)</text:p>
          <text:p text:style-name="P179"/>
        </text:list-header>
      </text:list>
      <text:p text:style-name="P147">***</text:p>
      <text:p text:style-name="P109"><text:span text:style-name="T1">–</text:span> Ты?..</text:p>
      <text:p text:style-name="P109"><text:span text:style-name="T1">–</text:span> Ты??!</text:p>
      <text:p text:style-name="P109"><text:span text:style-name="T1">–</text:span> Ты мне снишься??</text:p>
      <text:p text:style-name="P109"><text:span text:style-name="T1">–</text:span> Это ты мне снишься!!</text:p>
      <text:p text:style-name="P109"><text:span text:style-name="T1">–</text:span> Неважно… Пусть мы друг-другу снимся… Ты как, Дэш?</text:p>
      <text:p text:style-name="P109"><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7">Как-то это не круто совсем!</text:span></text:p>
      <text:p text:style-name="P31">- <text:span text:style-name="T1">Дэш, - сказал я, едва сдерживая слёзы, - ты самая крутая в мире пони! Ты победила смерть! Ты умерла и вернулась с того света!</text:span></text:p>
      <text:p text:style-name="P109"><text:span text:style-name="T28">- Точно? Ну офигеть! </text:span>А ты как?</text:p>
      <text:p text:style-name="P109"><text:span text:style-name="T1">–</text:span> И я в порядке. Вот, возвращаюсь в свой мир. Ну, не совсем в свой. Почти в свой.</text:p>
      <text:p text:style-name="P109"><text:span text:style-name="T1">–</text:span> Навсегда?</text:p>
      <text:p text:style-name="P109"><text:span text:style-name="T1">–</text:span> Скорее всего, да.</text:p>
      <text:p text:style-name="P109"><text:span text:style-name="T1">–</text:span> Это плохо. Я хотела тебе сказать…</text:p>
      <text:p text:style-name="P109"><text:span text:style-name="T1">–</text:span> Не надо, Дэш. Не стоит терзать себя. Мне тоже очень хотелось остаться. Но так надо. Мне очень жаль…</text:p>
      <text:p text:style-name="P109"><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9"><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9"><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9"><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9"><text:span text:style-name="T1">–</text:span> И тебя, и Твайлайт, и Рэрити, и Селестию, и всех-всех-всех… Таковы правила.</text:p>
      <text:p text:style-name="P109"><text:span text:style-name="T11">– </text:span>Д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109"><text:soft-page-break/>Я опустил руку на шею Дэш и ощутил теплоту и лёгкое покалывание в пустоте.</text:p>
      <text:p text:style-name="P109"><text:span text:style-name="T11">–</text:span> Мне кажется, Дэш, <text:span text:style-name="T1">м</text:span>ы найдём способ связаться. Рано или поздно.</text:p>
      <text:p text:style-name="P109"><text:span text:style-name="T1">–</text:span> И лучше рано, чем поздно! Я не люблю ждать!</text:p>
      <text:p text:style-name="P109"><text:span text:style-name="T1">–</text:span> Да, Дэш. <text:span text:style-name="T1">–</text:span> её образ начал таять. <text:span text:style-name="T1">–</text:span> Да, я помню. Я всё ещё помню…</text:p>
      <text:p text:style-name="P110"/>
      <text:p text:style-name="P3"/>
      <text:p text:style-name="P3"/>
      <text:p text:style-name="P1"><text:span text:style-name="T43">&lt;</text:span><text:span text:style-name="T29">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43">&gt;</text:span></text:p>
      <text:p text:style-name="P118">Из-за заинтересованности Эквуса в Максе, тому не приходится прилагать усилий для 34 — на что ему указывает Анакорн</text:p>
      <text:p text:style-name="P57"/>
      <text:p text:style-name="P35"/>
      <text:p text:style-name="P35">...</text:p>
      <text:p text:style-name="P32">-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2"><text:span text:style-name="T1">- Не знаю, не отслеживал. Я ведь не брони!</text:span>&gt;</text:p>
      <text:p text:style-name="P32"/>
      <text:p text:style-name="P32">&lt; - <text:span text:style-name="T1">Возможно, в другой раз, в другое время...</text:span></text:p>
      <text:p text:style-name="P35">- Ну уж нет! Я завязываю с конеёбством!</text:p>
      <text:p text:style-name="P46"><text:span text:style-name="T27">- Посмотрим... Хи-хи...</text:span>&gt;</text:p>
      <text:p text:style-name="P170"/>
      <text:p text:style-name="P115"/>
      <text:p text:style-name="P45">&lt;<text:span text:style-name="T27">В сцене прощания (во сне) — Р.Д. в будущем будет стрематься поебушек с человеками, чтобы не испытывать горечи расставания. Но: </text:span></text:p>
      <text:p text:style-name="P45"><text:span text:style-name="T27">- Учти, я ни капельки не жалею о наших поебушках! Но в будущем буду их стрематься. Это очень больно — вот так расставаться</text:span>&gt;</text:p>
      <text:p text:style-name="P34">&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4"/>
      <text:p text:style-name="P34">(про Макса в сне-прощании)</text:p>
      <text:p text:style-name="P34">Я — Дискорд, и я говорю вам: он вернётся Я подсоблю вам, касатикам, хе-хе!</text:p>
      <text:p text:style-name="P55"/>
      <text:p text:style-name="P143"><text:span text:style-name="T11"><text:s/>&lt;</text:span><text:span text:style-name="T30"> - </text:span><text:span text:style-name="T26">Я не могу быть вашим спасителем! Я намного хуже и испорченнее вас!</text:span><text:span text:style-name="T11">&gt;</text:span></text:p>
      <text:p text:style-name="P109">\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9"/>
      <text:p text:style-name="P96"/>
      <text:p text:style-name="P45">&lt;<text:span text:style-name="T27">Луна говорит Максу в прощальном сне:</text:span></text:p>
      <text:p text:style-name="P45"><text:soft-page-break/><text:span text:style-name="T27">- Прости, что хотела убить тебя. Я ослабела и Найтмэр на время одержала верх</text:span>&gt;</text:p>
      <text:p text:style-name="P55"/>
      <text:p text:style-name="P45">&lt;<text:span text:style-name="T27">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5"/>
      <text:p text:style-name="P132">&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14"/>
      <text:p text:style-name="P31">&lt;Селестия проснётся на Терре в облике кибермозга, т.к. в своём мире она на ступень выше пони (а кибермозг на Терре на ступень выше людей)&gt;</text:p>
      <text:p text:style-name="P33"/>
      <text:p text:style-name="P9">***</text:p>
      <text:h text:style-name="P158" text:outline-level="2">Поиск решения</text:h>
      <text:p text:style-name="P132"/>
      <text:p text:style-name="P94"><text:span text:style-name="T11">&lt;</text:span><text:span text:style-name="T26">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span text:style-name="T11">&gt;</text:span></text:p>
      <text:p text:style-name="P95"/>
      <text:h text:style-name="Heading_20_2" text:outline-level="2">Эпилог. Земля</text:h>
      <text:p text:style-name="P108">&lt;<text:span text:style-name="T77">Daft Punk – Get Lucky</text:span>&gt;</text:p>
      <text:p text:style-name="P121">Звон будильника чуть не проломил башку. Я открыл глаза. </text:p>
      <text:p text:style-name="P121"><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1"><text:span text:style-name="T1">Я нашарил ногами тапки и пошёл в ванную. Проходя мимо стола, зацепился взглядом за</text:span> эскиз <text:span text:style-name="T1">рисунка</text:span>.&lt;<text:span text:style-name="T105">эскиз рисунка с первой главы – Сел на фоне звёзд</text:span>&gt;</text:p>
      <text:p text:style-name="P12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Надо начать задуманное в течении трёх суток. У меня эта граница уже раз двадцать пройдена.</text:span></text:p>
      <text:p text:style-name="P12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20">Хоть абзац напишу! Уже хоть какой-то крохотный шажок, с которого можно будет начать. Как там у Лао-Цзы? Дорога в тысячу ли начинается-бла-бла-бля!</text:p>
      <text:p text:style-name="P120">Попытка притронуться щёткой к зубу вызвала ноющую боль. </text:p>
      <text:p text:style-name="P120">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text:soft-page-break/>сегодня не зафигачу хотя бы одну из них, напишет кляузу Брюсу, а он и так меня держит на карандаше... Вот так всегда. Фак!</text:p>
      <text:p text:style-name="P120">Доставая из стола ключи от машины, опять наткнулся взглядом на эскиз.</text:p>
      <text:p text:style-name="P120">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20">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9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5-01T00:41:42.40</dc:date>
    <meta:editing-duration>P123DT44S</meta:editing-duration>
    <meta:editing-cycles>7418</meta:editing-cycles>
    <meta:generator>OpenOffice/4.1.1$Win32 OpenOffice.org_project/411m6$Build-9775</meta:generator>
    <dc:creator>макс </dc:creator>
    <meta:document-statistic meta:table-count="0" meta:image-count="0" meta:object-count="0" meta:page-count="196" meta:paragraph-count="4172" meta:word-count="90007" meta:character-count="572500"/>
  </office:meta>
</office:document-meta>
</file>